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335in"/>
    </style:style>
    <style:style style:name="co3" style:family="table-column">
      <style:table-column-properties fo:break-before="auto" style:column-width="2.6673in"/>
    </style:style>
    <style:style style:name="co4" style:family="table-column">
      <style:table-column-properties fo:break-before="auto" style:column-width="2.2299in"/>
    </style:style>
    <style:style style:name="co5" style:family="table-column">
      <style:table-column-properties fo:break-before="auto" style:column-width="2.7in"/>
    </style:style>
    <style:style style:name="co6" style:family="table-column">
      <style:table-column-properties fo:break-before="auto" style:column-width="1.94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put_dat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table:style-name="Default" office:value-type="float" office:value="0.111109791978521" calcext:value-type="float">
            <text:p>0.111109791978521</text:p>
          </table:table-cell>
          <table:table-cell table:style-name="Default" office:value-type="float" office:value="0.451813130126501" calcext:value-type="float">
            <text:p>0.451813130126501</text:p>
          </table:table-cell>
          <table:table-cell table:style-name="Default" table:number-columns-repeated="4"/>
          <table:table-cell table:number-columns-repeated="16378"/>
        </table:table-row>
        <table:table-row table:style-name="ro1">
          <table:table-cell table:style-name="Default" office:value-type="float" office:value="0.688599100248087" calcext:value-type="float">
            <text:p>0.688599100248087</text:p>
          </table:table-cell>
          <table:table-cell table:style-name="Default" office:value-type="float" office:value="-0.710104194945701" calcext:value-type="float">
            <text:p>-0.710104194945701</text:p>
          </table:table-cell>
          <table:table-cell table:style-name="Default" table:number-columns-repeated="4"/>
          <table:table-cell table:number-columns-repeated="16378"/>
        </table:table-row>
        <table:table-row table:style-name="ro1">
          <table:table-cell table:style-name="Default" office:value-type="float" office:value="0.836854142318781" calcext:value-type="float">
            <text:p>0.836854142318781</text:p>
          </table:table-cell>
          <table:table-cell table:style-name="Default" office:value-type="float" office:value="0.125465502028214" calcext:value-type="float">
            <text:p>0.125465502028214</text:p>
          </table:table-cell>
          <table:table-cell table:style-name="Default" table:number-columns-repeated="4"/>
          <table:table-cell table:number-columns-repeated="16378"/>
        </table:table-row>
        <table:table-row table:style-name="ro1">
          <table:table-cell table:style-name="Default" office:value-type="float" office:value="-0.608405497636609" calcext:value-type="float">
            <text:p>-0.608405497636609</text:p>
          </table:table-cell>
          <table:table-cell table:style-name="Default" office:value-type="float" office:value="-0.84091789389624" calcext:value-type="float">
            <text:p>-0.84091789389624</text:p>
          </table:table-cell>
          <table:table-cell table:style-name="Default" table:number-columns-repeated="4"/>
          <table:table-cell table:number-columns-repeated="16378"/>
        </table:table-row>
        <table:table-row table:style-name="ro1">
          <table:table-cell table:style-name="Default" office:value-type="float" office:value="0.360905446324185" calcext:value-type="float">
            <text:p>0.360905446324185</text:p>
          </table:table-cell>
          <table:table-cell table:style-name="Default" office:value-type="float" office:value="0.114794391863328" calcext:value-type="float">
            <text:p>0.114794391863328</text:p>
          </table:table-cell>
          <table:table-cell table:style-name="Default" table:number-columns-repeated="4"/>
          <table:table-cell table:number-columns-repeated="16378"/>
        </table:table-row>
        <table:table-row table:style-name="ro1">
          <table:table-cell table:style-name="Default" office:value-type="float" office:value="0.529786158492623" calcext:value-type="float">
            <text:p>0.529786158492623</text:p>
          </table:table-cell>
          <table:table-cell table:style-name="Default" office:value-type="float" office:value="-0.0664146754607276" calcext:value-type="float">
            <text:p>-0.0664146754607276</text:p>
          </table:table-cell>
          <table:table-cell table:style-name="Default" table:number-columns-repeated="4"/>
          <table:table-cell table:number-columns-repeated="16378"/>
        </table:table-row>
        <table:table-row table:style-name="ro1">
          <table:table-cell table:style-name="Default" table:number-columns-repeated="6"/>
          <table:table-cell table:number-columns-repeated="16378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8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weights_init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table:style-name="Default" office:value-type="float" office:value="0.29958858853215" calcext:value-type="float">
            <text:p>0.29958858853215</text:p>
          </table:table-cell>
          <table:table-cell table:style-name="Default" office:value-type="float" office:value="0.921384549363679" calcext:value-type="float">
            <text:p>0.921384549363679</text:p>
          </table:table-cell>
          <table:table-cell table:style-name="Default" office:value-type="float" office:value="0.481349445754425" calcext:value-type="float">
            <text:p>0.481349445754425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710126674411187" calcext:value-type="float">
            <text:p>0.710126674411187</text:p>
          </table:table-cell>
          <table:table-cell table:style-name="Default" office:value-type="float" office:value="0.676536175650993" calcext:value-type="float">
            <text:p>0.676536175650993</text:p>
          </table:table-cell>
          <table:table-cell table:style-name="Default" office:value-type="float" office:value="0.458977516738955" calcext:value-type="float">
            <text:p>0.458977516738955</text:p>
          </table:table-cell>
          <table:table-cell table:number-columns-repeated="16381"/>
        </table:table-row>
        <table:table-row table:style-name="ro1">
          <table:table-cell table:style-name="Default" table:number-columns-repeated="3"/>
          <table:table-cell table:number-columns-repeated="16381"/>
        </table:table-row>
        <table:table-row table:style-name="ro1">
          <table:table-cell table:style-name="Default" office:value-type="float" office:value="0.554917690160218" calcext:value-type="float">
            <text:p>0.554917690160218</text:p>
          </table:table-cell>
          <table:table-cell table:style-name="Default" office:value-type="float" office:value="0.300658330304891" calcext:value-type="float">
            <text:p>0.300658330304891</text:p>
          </table:table-cell>
          <table:table-cell table:style-name="Default" office:value-type="float" office:value="0.851414649045376" calcext:value-type="float">
            <text:p>0.851414649045376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846399391320794" calcext:value-type="float">
            <text:p>0.846399391320794</text:p>
          </table:table-cell>
          <table:table-cell table:style-name="Default" office:value-type="float" office:value="0.890238407159074" calcext:value-type="float">
            <text:p>0.890238407159074</text:p>
          </table:table-cell>
          <table:table-cell table:style-name="Default" office:value-type="float" office:value="0.18852743360062" calcext:value-type="float">
            <text:p>0.18852743360062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167332715326401" calcext:value-type="float">
            <text:p>0.167332715326401</text:p>
          </table:table-cell>
          <table:table-cell table:style-name="Default" office:value-type="float" office:value="0.406276430359808" calcext:value-type="float">
            <text:p>0.406276430359808</text:p>
          </table:table-cell>
          <table:table-cell table:style-name="Default" office:value-type="float" office:value="0.598456774228674" calcext:value-type="float">
            <text:p>0.598456774228674</text:p>
          </table:table-cell>
          <table:table-cell table:number-columns-repeated="16381"/>
        </table:table-row>
        <table:table-row table:style-name="ro1">
          <table:table-cell table:style-name="Default" table:number-columns-repeated="3"/>
          <table:table-cell table:number-columns-repeated="16381"/>
        </table:table-row>
        <table:table-row table:style-name="ro1">
          <table:table-cell table:style-name="Default" office:value-type="float" office:value="0.814166145244106" calcext:value-type="float">
            <text:p>0.814166145244106</text:p>
          </table:table-cell>
          <table:table-cell table:style-name="Default" office:value-type="float" office:value="0.920676527086523" calcext:value-type="float">
            <text:p>0.920676527086523</text:p>
          </table:table-cell>
          <table:table-cell table:style-name="Default" office:value-type="float" office:value="0.0809311557634369" calcext:value-type="float">
            <text:p>0.0809311557634369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648263451250989" calcext:value-type="float">
            <text:p>0.648263451250989</text:p>
          </table:table-cell>
          <table:table-cell table:style-name="Default" office:value-type="float" office:value="0.23910093352679" calcext:value-type="float">
            <text:p>0.23910093352679</text:p>
          </table:table-cell>
          <table:table-cell table:style-name="Default" office:value-type="float" office:value="0.570400831049233" calcext:value-type="float">
            <text:p>0.570400831049233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259596034078637" calcext:value-type="float">
            <text:p>0.259596034078637</text:p>
          </table:table-cell>
          <table:table-cell table:style-name="Default" office:value-type="float" office:value="0.977018843637911" calcext:value-type="float">
            <text:p>0.977018843637911</text:p>
          </table:table-cell>
          <table:table-cell table:style-name="Default" office:value-type="float" office:value="0.979356592707453" calcext:value-type="float">
            <text:p>0.979356592707453</text:p>
          </table:table-cell>
          <table:table-cell table:number-columns-repeated="16381"/>
        </table:table-row>
        <table:table-row table:style-name="ro2" table:number-rows-repeated="104856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expected_param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6" table:default-cell-style-name="ce1"/>
        <table:table-column table:style-name="co2" table:number-columns-repeated="16378" table:default-cell-style-name="ce1"/>
        <table:table-row table:style-name="ro1">
          <table:table-cell table:style-name="Default" table:formula="of:=[$Sheet4.A1]" office:value-type="float" office:value="0.29958858853215" calcext:value-type="float">
            <text:p>0.29958858853215</text:p>
          </table:table-cell>
          <table:table-cell table:style-name="Default" table:formula="of:=[$Sheet4.B1]" office:value-type="float" office:value="0.921384549363679" calcext:value-type="float">
            <text:p>0.921384549363679</text:p>
          </table:table-cell>
          <table:table-cell table:style-name="Default" table:formula="of:=[$Sheet4.C1]" office:value-type="float" office:value="0.481349445754425" calcext:value-type="float">
            <text:p>0.481349445754425</text:p>
          </table:table-cell>
          <table:table-cell table:number-columns-repeated="16381"/>
        </table:table-row>
        <table:table-row table:style-name="ro1">
          <table:table-cell table:style-name="Default" table:formula="of:=[$Sheet4.A2]" office:value-type="float" office:value="0.710126674411187" calcext:value-type="float">
            <text:p>0.710126674411187</text:p>
          </table:table-cell>
          <table:table-cell table:style-name="Default" table:formula="of:=[$Sheet4.B2]" office:value-type="float" office:value="0.676536175650993" calcext:value-type="float">
            <text:p>0.676536175650993</text:p>
          </table:table-cell>
          <table:table-cell table:style-name="Default" table:formula="of:=[$Sheet4.C2]" office:value-type="float" office:value="0.458977516738955" calcext:value-type="float">
            <text:p>0.45897751673895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$Sheet4.A4]" office:value-type="float" office:value="0" calcext:value-type="float">
            <text:p>0</text:p>
          </table:table-cell>
          <table:table-cell table:formula="of:=[$Sheet4.B4]" office:value-type="float" office:value="0" calcext:value-type="float">
            <text:p>0</text:p>
          </table:table-cell>
          <table:table-cell table:formula="of:=[$Sheet4.C4]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$Sheet4.A6]" office:value-type="float" office:value="0.554917690160218" calcext:value-type="float">
            <text:p>0.554917690160218</text:p>
          </table:table-cell>
          <table:table-cell table:formula="of:=[$Sheet4.B6]" office:value-type="float" office:value="0.300658330304891" calcext:value-type="float">
            <text:p>0.300658330304891</text:p>
          </table:table-cell>
          <table:table-cell table:formula="of:=[$Sheet4.C6]" office:value-type="float" office:value="0.851414649045376" calcext:value-type="float">
            <text:p>0.851414649045376</text:p>
          </table:table-cell>
          <table:table-cell table:number-columns-repeated="16381"/>
        </table:table-row>
        <table:table-row table:style-name="ro1">
          <table:table-cell table:formula="of:=[$Sheet4.A7]" office:value-type="float" office:value="0.846399391320794" calcext:value-type="float">
            <text:p>0.846399391320794</text:p>
          </table:table-cell>
          <table:table-cell table:formula="of:=[$Sheet4.B7]" office:value-type="float" office:value="0.890238407159074" calcext:value-type="float">
            <text:p>0.890238407159074</text:p>
          </table:table-cell>
          <table:table-cell table:formula="of:=[$Sheet4.C7]" office:value-type="float" office:value="0.18852743360062" calcext:value-type="float">
            <text:p>0.18852743360062</text:p>
          </table:table-cell>
          <table:table-cell table:number-columns-repeated="16381"/>
        </table:table-row>
        <table:table-row table:style-name="ro1">
          <table:table-cell table:formula="of:=[$Sheet4.A8]" office:value-type="float" office:value="0.167332715326401" calcext:value-type="float">
            <text:p>0.167332715326401</text:p>
          </table:table-cell>
          <table:table-cell table:formula="of:=[$Sheet4.B8]" office:value-type="float" office:value="0.406276430359808" calcext:value-type="float">
            <text:p>0.406276430359808</text:p>
          </table:table-cell>
          <table:table-cell table:formula="of:=[$Sheet4.C8]" office:value-type="float" office:value="0.598456774228674" calcext:value-type="float">
            <text:p>0.59845677422867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$Sheet4.A10]" office:value-type="float" office:value="0" calcext:value-type="float">
            <text:p>0</text:p>
          </table:table-cell>
          <table:table-cell table:formula="of:=[$Sheet4.B10]" office:value-type="float" office:value="0" calcext:value-type="float">
            <text:p>0</text:p>
          </table:table-cell>
          <table:table-cell table:formula="of:=[$Sheet4.C10]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$Sheet4.A12]" office:value-type="float" office:value="0.814166145244106" calcext:value-type="float">
            <text:p>0.814166145244106</text:p>
          </table:table-cell>
          <table:table-cell table:formula="of:=[$Sheet4.B12]" office:value-type="float" office:value="0.920676527086523" calcext:value-type="float">
            <text:p>0.920676527086523</text:p>
          </table:table-cell>
          <table:table-cell table:formula="of:=[$Sheet4.C12]" office:value-type="float" office:value="0.0809311557634369" calcext:value-type="float">
            <text:p>0.0809311557634369</text:p>
          </table:table-cell>
          <table:table-cell table:number-columns-repeated="16381"/>
        </table:table-row>
        <table:table-row table:style-name="ro1">
          <table:table-cell table:formula="of:=[$Sheet4.A13]" office:value-type="float" office:value="0.648263451250989" calcext:value-type="float">
            <text:p>0.648263451250989</text:p>
          </table:table-cell>
          <table:table-cell table:formula="of:=[$Sheet4.B13]" office:value-type="float" office:value="0.23910093352679" calcext:value-type="float">
            <text:p>0.23910093352679</text:p>
          </table:table-cell>
          <table:table-cell table:formula="of:=[$Sheet4.C13]" office:value-type="float" office:value="0.570400831049233" calcext:value-type="float">
            <text:p>0.570400831049233</text:p>
          </table:table-cell>
          <table:table-cell table:number-columns-repeated="16381"/>
        </table:table-row>
        <table:table-row table:style-name="ro1">
          <table:table-cell table:formula="of:=[$Sheet4.A14]" office:value-type="float" office:value="0.259596034078637" calcext:value-type="float">
            <text:p>0.259596034078637</text:p>
          </table:table-cell>
          <table:table-cell table:formula="of:=[$Sheet4.B14]" office:value-type="float" office:value="0.977018843637911" calcext:value-type="float">
            <text:p>0.977018843637911</text:p>
          </table:table-cell>
          <table:table-cell table:formula="of:=[$Sheet4.C14]" office:value-type="float" office:value="0.979356592707453" calcext:value-type="float">
            <text:p>0.97935659270745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$Sheet4.A16]" office:value-type="float" office:value="0" calcext:value-type="float">
            <text:p>0</text:p>
          </table:table-cell>
          <table:table-cell table:formula="of:=[$Sheet4.B16]" office:value-type="float" office:value="0" calcext:value-type="float">
            <text:p>0</text:p>
          </table:table-cell>
          <table:table-cell table:formula="of:=[$Sheet4.C16]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$Sheet4.A93]" office:value-type="float" office:value="0.239905437721382" calcext:value-type="float">
            <text:p>0.239905437721382</text:p>
          </table:table-cell>
          <table:table-cell table:formula="of:=[$Sheet4.B93]" office:value-type="float" office:value="0.903994823255234" calcext:value-type="float">
            <text:p>0.903994823255234</text:p>
          </table:table-cell>
          <table:table-cell table:formula="of:=[$Sheet4.C93]" office:value-type="float" office:value="0.434103243683181" calcext:value-type="float">
            <text:p>0.434103243683181</text:p>
          </table:table-cell>
          <table:table-cell table:number-columns-repeated="16381"/>
        </table:table-row>
        <table:table-row table:style-name="ro1">
          <table:table-cell table:formula="of:=[$Sheet4.A94]" office:value-type="float" office:value="0.751698545029863" calcext:value-type="float">
            <text:p>0.751698545029863</text:p>
          </table:table-cell>
          <table:table-cell table:formula="of:=[$Sheet4.B94]" office:value-type="float" office:value="0.706173055685294" calcext:value-type="float">
            <text:p>0.706173055685294</text:p>
          </table:table-cell>
          <table:table-cell table:formula="of:=[$Sheet4.C94]" office:value-type="float" office:value="0.478309539717969" calcext:value-type="float">
            <text:p>0.47830953971796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$Sheet4.A96]" office:value-type="float" office:value="-0.154998577138215" calcext:value-type="float">
            <text:p>-0.154998577138215</text:p>
          </table:table-cell>
          <table:table-cell table:formula="of:=[$Sheet4.B96]" office:value-type="float" office:value="-0.150680477205192" calcext:value-type="float">
            <text:p>-0.150680477205192</text:p>
          </table:table-cell>
          <table:table-cell table:formula="of:=[$Sheet4.C96]" office:value-type="float" office:value="-0.0929247647038" calcext:value-type="float">
            <text:p>-0.092924764703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$Sheet4.A98]" office:value-type="float" office:value="0.543835534053061" calcext:value-type="float">
            <text:p>0.543835534053061</text:p>
          </table:table-cell>
          <table:table-cell table:formula="of:=[$Sheet4.B98]" office:value-type="float" office:value="0.290588246341251" calcext:value-type="float">
            <text:p>0.290588246341251</text:p>
          </table:table-cell>
          <table:table-cell table:formula="of:=[$Sheet4.C98]" office:value-type="float" office:value="0.835192323664587" calcext:value-type="float">
            <text:p>0.835192323664587</text:p>
          </table:table-cell>
          <table:table-cell table:number-columns-repeated="16381"/>
        </table:table-row>
        <table:table-row table:style-name="ro1">
          <table:table-cell table:formula="of:=[$Sheet4.A99]" office:value-type="float" office:value="0.822464062714814" calcext:value-type="float">
            <text:p>0.822464062714814</text:p>
          </table:table-cell>
          <table:table-cell table:formula="of:=[$Sheet4.B99]" office:value-type="float" office:value="0.871329369642396" calcext:value-type="float">
            <text:p>0.871329369642396</text:p>
          </table:table-cell>
          <table:table-cell table:formula="of:=[$Sheet4.C99]" office:value-type="float" office:value="0.140634850694326" calcext:value-type="float">
            <text:p>0.140634850694326</text:p>
          </table:table-cell>
          <table:table-cell table:number-columns-repeated="16381"/>
        </table:table-row>
        <table:table-row table:style-name="ro1">
          <table:table-cell table:formula="of:=[$Sheet4.A100]" office:value-type="float" office:value="0.154151454477648" calcext:value-type="float">
            <text:p>0.154151454477648</text:p>
          </table:table-cell>
          <table:table-cell table:formula="of:=[$Sheet4.B100]" office:value-type="float" office:value="0.395559635748886" calcext:value-type="float">
            <text:p>0.395559635748886</text:p>
          </table:table-cell>
          <table:table-cell table:formula="of:=[$Sheet4.C100]" office:value-type="float" office:value="0.576273108408798" calcext:value-type="float">
            <text:p>0.57627310840879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$Sheet4.A102]" office:value-type="float" office:value="-0.110577398882526" calcext:value-type="float">
            <text:p>-0.110577398882526</text:p>
          </table:table-cell>
          <table:table-cell table:formula="of:=[$Sheet4.B102]" office:value-type="float" office:value="-0.0441367887866588" calcext:value-type="float">
            <text:p>-0.0441367887866588</text:p>
          </table:table-cell>
          <table:table-cell table:formula="of:=[$Sheet4.C102]" office:value-type="float" office:value="-0.0943924669782129" calcext:value-type="float">
            <text:p>-0.094392466978212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$Sheet4.A104]" office:value-type="float" office:value="0.837219047570886" calcext:value-type="float">
            <text:p>0.837219047570886</text:p>
          </table:table-cell>
          <table:table-cell table:formula="of:=[$Sheet4.B104]" office:value-type="float" office:value="0.913937272973755" calcext:value-type="float">
            <text:p>0.913937272973755</text:p>
          </table:table-cell>
          <table:table-cell table:formula="of:=[$Sheet4.C104]" office:value-type="float" office:value="0.0644359301666158" calcext:value-type="float">
            <text:p>0.0644359301666158</text:p>
          </table:table-cell>
          <table:table-cell table:number-columns-repeated="16381"/>
        </table:table-row>
        <table:table-row table:style-name="ro1">
          <table:table-cell table:formula="of:=[$Sheet4.A105]" office:value-type="float" office:value="0.673841670301059" calcext:value-type="float">
            <text:p>0.673841670301059</text:p>
          </table:table-cell>
          <table:table-cell table:formula="of:=[$Sheet4.B105]" office:value-type="float" office:value="0.23062601383" calcext:value-type="float">
            <text:p>0.23062601383</text:p>
          </table:table-cell>
          <table:table-cell table:formula="of:=[$Sheet4.C105]" office:value-type="float" office:value="0.553151755174371" calcext:value-type="float">
            <text:p>0.553151755174371</text:p>
          </table:table-cell>
          <table:table-cell table:number-columns-repeated="16381"/>
        </table:table-row>
        <table:table-row table:style-name="ro1">
          <table:table-cell table:formula="of:=[$Sheet4.A106]" office:value-type="float" office:value="0.269890431816116" calcext:value-type="float">
            <text:p>0.269890431816116</text:p>
          </table:table-cell>
          <table:table-cell table:formula="of:=[$Sheet4.B106]" office:value-type="float" office:value="0.977400703586394" calcext:value-type="float">
            <text:p>0.977400703586394</text:p>
          </table:table-cell>
          <table:table-cell table:formula="of:=[$Sheet4.C106]" office:value-type="float" office:value="0.968458737874448" calcext:value-type="float">
            <text:p>0.96845873787444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$Sheet4.A108]" office:value-type="float" office:value="-0.000936584109795968" calcext:value-type="float">
            <text:p>-0.000936584109795968</text:p>
          </table:table-cell>
          <table:table-cell table:formula="of:=[$Sheet4.B108]" office:value-type="float" office:value="-0.0346595188490274" calcext:value-type="float">
            <text:p>-0.0346595188490274</text:p>
          </table:table-cell>
          <table:table-cell table:formula="of:=[$Sheet4.C108]" office:value-type="float" office:value="0.0355961029588234" calcext:value-type="float">
            <text:p>0.0355961029588234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2" table:number-rows-repeated="10485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4" table:style-name="ta1">
        <table:table-column table:style-name="co1" table:number-columns-repeated="18" table:default-cell-style-name="ce1"/>
        <table:table-column table:style-name="co2" table:number-columns-repeated="16366" table:default-cell-style-name="ce1"/>
        <table:table-row table:style-name="ro1">
          <table:table-cell table:style-name="Default" office:value-type="float" office:value="0.29958858853215" calcext:value-type="float">
            <text:p>0.29958858853215</text:p>
          </table:table-cell>
          <table:table-cell table:style-name="Default" office:value-type="float" office:value="0.921384549363679" calcext:value-type="float">
            <text:p>0.921384549363679</text:p>
          </table:table-cell>
          <table:table-cell table:style-name="Default" office:value-type="float" office:value="0.481349445754425" calcext:value-type="float">
            <text:p>0.481349445754425</text:p>
          </table:table-cell>
          <table:table-cell table:style-name="Default" office:value-type="string" calcext:value-type="string">
            <text:p>w1</text:p>
          </table:table-cell>
          <table:table-cell table:style-name="Default"/>
          <table:table-cell table:style-name="Default" office:value-type="float" office:value="0.111109791978521" calcext:value-type="float">
            <text:p>0.111109791978521</text:p>
          </table:table-cell>
          <table:table-cell table:style-name="Default" office:value-type="float" office:value="0.451813130126501" calcext:value-type="float">
            <text:p>0.451813130126501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eg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/>
          <table:table-cell table:number-columns-repeated="16366"/>
        </table:table-row>
        <table:table-row table:style-name="ro1">
          <table:table-cell table:style-name="Default" office:value-type="float" office:value="0.710126674411187" calcext:value-type="float">
            <text:p>0.710126674411187</text:p>
          </table:table-cell>
          <table:table-cell table:style-name="Default" office:value-type="float" office:value="0.676536175650993" calcext:value-type="float">
            <text:p>0.676536175650993</text:p>
          </table:table-cell>
          <table:table-cell table:style-name="Default" office:value-type="float" office:value="0.458977516738955" calcext:value-type="float">
            <text:p>0.458977516738955</text:p>
          </table:table-cell>
          <table:table-cell table:style-name="Default" table:number-columns-repeated="2"/>
          <table:table-cell table:style-name="Default" office:value-type="float" office:value="0.688599100248087" calcext:value-type="float">
            <text:p>0.688599100248087</text:p>
          </table:table-cell>
          <table:table-cell table:style-name="Default" office:value-type="float" office:value="-0.710104194945701" calcext:value-type="float">
            <text:p>-0.71010419494570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step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number-columns-repeated="16366"/>
        </table:table-row>
        <table:table-row table:style-name="ro1">
          <table:table-cell table:style-name="Default" table:number-columns-repeated="5"/>
          <table:table-cell table:style-name="Default" office:value-type="float" office:value="0.836854142318781" calcext:value-type="float">
            <text:p>0.836854142318781</text:p>
          </table:table-cell>
          <table:table-cell table:style-name="Default" office:value-type="float" office:value="0.125465502028214" calcext:value-type="float">
            <text:p>0.12546550202821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1</text:p>
          </table:table-cell>
          <table:table-cell table:style-name="Default"/>
          <table:table-cell table:style-name="Default" office:value-type="float" office:value="-0.608405497636609" calcext:value-type="float">
            <text:p>-0.608405497636609</text:p>
          </table:table-cell>
          <table:table-cell table:style-name="Default" office:value-type="float" office:value="-0.84091789389624" calcext:value-type="float">
            <text:p>-0.84091789389624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number-columns-repeated="5"/>
          <table:table-cell table:style-name="Default" office:value-type="float" office:value="0.360905446324185" calcext:value-type="float">
            <text:p>0.360905446324185</text:p>
          </table:table-cell>
          <table:table-cell table:style-name="Default" office:value-type="float" office:value="0.114794391863328" calcext:value-type="float">
            <text:p>0.114794391863328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office:value-type="float" office:value="0.554917690160218" calcext:value-type="float">
            <text:p>0.554917690160218</text:p>
          </table:table-cell>
          <table:table-cell table:style-name="Default" office:value-type="float" office:value="0.300658330304891" calcext:value-type="float">
            <text:p>0.300658330304891</text:p>
          </table:table-cell>
          <table:table-cell table:style-name="Default" office:value-type="float" office:value="0.851414649045376" calcext:value-type="float">
            <text:p>0.851414649045376</text:p>
          </table:table-cell>
          <table:table-cell table:style-name="Default" office:value-type="string" calcext:value-type="string">
            <text:p>w2</text:p>
          </table:table-cell>
          <table:table-cell table:style-name="Default"/>
          <table:table-cell table:style-name="Default" office:value-type="float" office:value="0.529786158492623" calcext:value-type="float">
            <text:p>0.529786158492623</text:p>
          </table:table-cell>
          <table:table-cell table:style-name="Default" office:value-type="float" office:value="-0.0664146754607276" calcext:value-type="float">
            <text:p>-0.0664146754607276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office:value-type="float" office:value="0.846399391320794" calcext:value-type="float">
            <text:p>0.846399391320794</text:p>
          </table:table-cell>
          <table:table-cell table:style-name="Default" office:value-type="float" office:value="0.890238407159074" calcext:value-type="float">
            <text:p>0.890238407159074</text:p>
          </table:table-cell>
          <table:table-cell table:style-name="Default" office:value-type="float" office:value="0.18852743360062" calcext:value-type="float">
            <text:p>0.18852743360062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office:value-type="float" office:value="0.167332715326401" calcext:value-type="float">
            <text:p>0.167332715326401</text:p>
          </table:table-cell>
          <table:table-cell table:style-name="Default" office:value-type="float" office:value="0.406276430359808" calcext:value-type="float">
            <text:p>0.406276430359808</text:p>
          </table:table-cell>
          <table:table-cell table:style-name="Default" office:value-type="float" office:value="0.598456774228674" calcext:value-type="float">
            <text:p>0.598456774228674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number-columns-repeated="18"/>
          <table:table-cell table:number-columns-repeated="16366"/>
        </table:table-row>
        <table:table-row table:style-name="ro1"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2</text:p>
          </table:table-cell>
          <table:table-cell table:style-name="Default" table:number-columns-repeated="14"/>
          <table:table-cell table:number-columns-repeated="16366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W.X + b</text:p>
          </table:table-cell>
          <table:table-cell table:style-name="Default" table:number-columns-repeated="4"/>
          <table:table-cell table:style-name="Default" office:value-type="string" calcext:value-type="string">
            <text:p>W.X</text:p>
          </table:table-cell>
          <table:table-cell table:style-name="Default" table:number-columns-repeated="4"/>
          <table:table-cell table:style-name="Default" office:value-type="string" calcext:value-type="string">
            <text:p>W1 ^ 2</text:p>
          </table:table-cell>
          <table:table-cell table:style-name="Default" table:number-columns-repeated="2"/>
          <table:table-cell table:number-columns-repeated="16366"/>
        </table:table-row>
        <table:table-row table:style-name="ro1">
          <table:table-cell table:style-name="Default" office:value-type="float" office:value="0.814166145244106" calcext:value-type="float">
            <text:p>0.814166145244106</text:p>
          </table:table-cell>
          <table:table-cell table:style-name="Default" office:value-type="float" office:value="0.920676527086523" calcext:value-type="float">
            <text:p>0.920676527086523</text:p>
          </table:table-cell>
          <table:table-cell table:style-name="Default" office:value-type="float" office:value="0.0809311557634369" calcext:value-type="float">
            <text:p>0.0809311557634369</text:p>
          </table:table-cell>
          <table:table-cell table:style-name="Default" office:value-type="string" calcext:value-type="string">
            <text:p>w3</text:p>
          </table:table-cell>
          <table:table-cell table:style-name="Default"/>
          <table:table-cell table:style-name="Default" table:formula="of:=[.K12]+[.A$4]" office:value-type="float" office:value="0.354131781302987" calcext:value-type="float">
            <text:p>0.354131781302987</text:p>
          </table:table-cell>
          <table:table-cell table:style-name="Default" table:formula="of:=[.L12]+[.B$4]" office:value-type="float" office:value="0.408042772776709" calcext:value-type="float">
            <text:p>0.408042772776709</text:p>
          </table:table-cell>
          <table:table-cell table:style-name="Default" table:formula="of:=[.M12]+[.C$4]" office:value-type="float" office:value="0.260854705282266" calcext:value-type="float">
            <text:p>0.260854705282266</text:p>
          </table:table-cell>
          <table:table-cell table:style-name="Default" table:number-columns-repeated="2"/>
          <table:table-cell table:style-name="Default" table:number-matrix-columns-spanned="3" table:number-matrix-rows-spanned="6" table:formula="of:=MMULT([.F1:.G6];[.A1:.C2] )" office:value-type="float" office:value="0.354131781302987" calcext:value-type="float">
            <text:p>0.354131781302987</text:p>
          </table:table-cell>
          <table:table-cell table:style-name="Default" office:value-type="float" office:value="0.408042772776709" calcext:value-type="float">
            <text:p>0.408042772776709</text:p>
          </table:table-cell>
          <table:table-cell table:style-name="Default" office:value-type="float" office:value="0.260854705282266" calcext:value-type="float">
            <text:p>0.260854705282266</text:p>
          </table:table-cell>
          <table:table-cell table:style-name="Default" table:number-columns-repeated="2"/>
          <table:table-cell table:style-name="Default" table:formula="of:=POWER([.A1];2)" office:value-type="float" office:value="0.0897533223786859" calcext:value-type="float">
            <text:p>0.0897533223786859</text:p>
          </table:table-cell>
          <table:table-cell table:style-name="Default" table:formula="of:=POWER([.B1];2)" office:value-type="float" office:value="0.84894948780611" calcext:value-type="float">
            <text:p>0.84894948780611</text:p>
          </table:table-cell>
          <table:table-cell table:style-name="Default" table:formula="of:=POWER([.C1];2)" office:value-type="float" office:value="0.231697288928092" calcext:value-type="float">
            <text:p>0.231697288928092</text:p>
          </table:table-cell>
          <table:table-cell table:number-columns-repeated="16366"/>
        </table:table-row>
        <table:table-row table:style-name="ro1">
          <table:table-cell table:style-name="Default" office:value-type="float" office:value="0.648263451250989" calcext:value-type="float">
            <text:p>0.648263451250989</text:p>
          </table:table-cell>
          <table:table-cell table:style-name="Default" office:value-type="float" office:value="0.23910093352679" calcext:value-type="float">
            <text:p>0.23910093352679</text:p>
          </table:table-cell>
          <table:table-cell table:style-name="Default" office:value-type="float" office:value="0.570400831049233" calcext:value-type="float">
            <text:p>0.570400831049233</text:p>
          </table:table-cell>
          <table:table-cell table:style-name="Default" table:number-columns-repeated="2"/>
          <table:table-cell table:style-name="Default" table:formula="of:=[.K13]+[.A$4]" office:value-type="float" office:value="-0.297967497934391" calcext:value-type="float">
            <text:p>-0.297967497934391</text:p>
          </table:table-cell>
          <table:table-cell table:style-name="Default" table:formula="of:=[.L13]+[.B$4]" office:value-type="float" office:value="0.154053395312027" calcext:value-type="float">
            <text:p>0.154053395312027</text:p>
          </table:table-cell>
          <table:table-cell table:style-name="Default" table:formula="of:=[.M13]+[.C$4]" office:value-type="float" office:value="0.0055349352293198" calcext:value-type="float">
            <text:p>0.0055349352293198</text:p>
          </table:table-cell>
          <table:table-cell table:style-name="Default" table:number-columns-repeated="2"/>
          <table:table-cell table:style-name="Default" office:value-type="float" office:value="-0.297967497934391" calcext:value-type="float">
            <text:p>-0.297967497934391</text:p>
          </table:table-cell>
          <table:table-cell table:style-name="Default" office:value-type="float" office:value="0.154053395312027" calcext:value-type="float">
            <text:p>0.154053395312027</text:p>
          </table:table-cell>
          <table:table-cell table:style-name="Default" office:value-type="float" office:value="0.0055349352293198" calcext:value-type="float">
            <text:p>0.0055349352293198</text:p>
          </table:table-cell>
          <table:table-cell table:style-name="Default" table:number-columns-repeated="2"/>
          <table:table-cell table:style-name="Default" table:formula="of:=POWER([.A2];2)" office:value-type="float" office:value="0.504279893710292" calcext:value-type="float">
            <text:p>0.504279893710292</text:p>
          </table:table-cell>
          <table:table-cell table:style-name="Default" table:formula="of:=POWER([.B2];2)" office:value-type="float" office:value="0.457701196964471" calcext:value-type="float">
            <text:p>0.457701196964471</text:p>
          </table:table-cell>
          <table:table-cell table:style-name="Default" table:formula="of:=POWER([.C2];2)" office:value-type="float" office:value="0.210660360871858" calcext:value-type="float">
            <text:p>0.210660360871858</text:p>
          </table:table-cell>
          <table:table-cell table:number-columns-repeated="16366"/>
        </table:table-row>
        <table:table-row table:style-name="ro1">
          <table:table-cell table:style-name="Default" office:value-type="float" office:value="0.259596034078637" calcext:value-type="float">
            <text:p>0.259596034078637</text:p>
          </table:table-cell>
          <table:table-cell table:style-name="Default" office:value-type="float" office:value="0.977018843637911" calcext:value-type="float">
            <text:p>0.977018843637911</text:p>
          </table:table-cell>
          <table:table-cell table:style-name="Default" office:value-type="float" office:value="0.979356592707453" calcext:value-type="float">
            <text:p>0.979356592707453</text:p>
          </table:table-cell>
          <table:table-cell table:style-name="Default" table:number-columns-repeated="2"/>
          <table:table-cell table:style-name="Default" table:formula="of:=[.K14]+[.A$4]" office:value-type="float" office:value="0.339808351013192" calcext:value-type="float">
            <text:p>0.339808351013192</text:p>
          </table:table-cell>
          <table:table-cell table:style-name="Default" table:formula="of:=[.L14]+[.B$4]" office:value-type="float" office:value="0.855946427721818" calcext:value-type="float">
            <text:p>0.855946427721818</text:p>
          </table:table-cell>
          <table:table-cell table:style-name="Default" table:formula="of:=[.M14]+[.C$4]" office:value-type="float" office:value="0.460405122139756" calcext:value-type="float">
            <text:p>0.460405122139756</text:p>
          </table:table-cell>
          <table:table-cell table:style-name="Default" table:number-columns-repeated="2"/>
          <table:table-cell table:style-name="Default" office:value-type="float" office:value="0.339808351013192" calcext:value-type="float">
            <text:p>0.339808351013192</text:p>
          </table:table-cell>
          <table:table-cell table:style-name="Default" office:value-type="float" office:value="0.855946427721818" calcext:value-type="float">
            <text:p>0.855946427721818</text:p>
          </table:table-cell>
          <table:table-cell table:style-name="Default" office:value-type="float" office:value="0.460405122139756" calcext:value-type="float">
            <text:p>0.460405122139756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number-columns-repeated="5"/>
          <table:table-cell table:style-name="Default" table:formula="of:=[.K15]+[.A$4]" office:value-type="float" office:value="-0.779429571737548" calcext:value-type="float">
            <text:p>-0.779429571737548</text:p>
          </table:table-cell>
          <table:table-cell table:style-name="Default" table:formula="of:=[.L15]+[.B$4]" office:value-type="float" office:value="-1.12948680124334" calcext:value-type="float">
            <text:p>-1.12948680124334</text:p>
          </table:table-cell>
          <table:table-cell table:style-name="Default" table:formula="of:=[.M15]+[.C$4]" office:value-type="float" office:value="-0.678818055803175" calcext:value-type="float">
            <text:p>-0.678818055803175</text:p>
          </table:table-cell>
          <table:table-cell table:style-name="Default" table:number-columns-repeated="2"/>
          <table:table-cell table:style-name="Default" office:value-type="float" office:value="-0.779429571737548" calcext:value-type="float">
            <text:p>-0.779429571737548</text:p>
          </table:table-cell>
          <table:table-cell table:style-name="Default" office:value-type="float" office:value="-1.12948680124334" calcext:value-type="float">
            <text:p>-1.12948680124334</text:p>
          </table:table-cell>
          <table:table-cell table:style-name="Default" office:value-type="float" office:value="-0.678818055803175" calcext:value-type="float">
            <text:p>-0.678818055803175</text:p>
          </table:table-cell>
          <table:table-cell table:style-name="Default" table:number-columns-repeated="2"/>
          <table:table-cell table:style-name="Default" office:value-type="string" calcext:value-type="string">
            <text:p>W2 ^ 2</text:p>
          </table:table-cell>
          <table:table-cell table:style-name="Default" table:number-columns-repeated="2"/>
          <table:table-cell table:number-columns-repeated="16366"/>
        </table:table-row>
        <table:table-row table:style-name="ro1"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3</text:p>
          </table:table-cell>
          <table:table-cell table:style-name="Default"/>
          <table:table-cell table:style-name="Default" table:formula="of:=[.K16]+[.A$4]" office:value-type="float" office:value="0.189641712992788" calcext:value-type="float">
            <text:p>0.189641712992788</text:p>
          </table:table-cell>
          <table:table-cell table:style-name="Default" table:formula="of:=[.L16]+[.B$4]" office:value-type="float" office:value="0.410195260881704" calcext:value-type="float">
            <text:p>0.410195260881704</text:p>
          </table:table-cell>
          <table:table-cell table:style-name="Default" table:formula="of:=[.M16]+[.C$4]" office:value-type="float" office:value="0.226409681470889" calcext:value-type="float">
            <text:p>0.226409681470889</text:p>
          </table:table-cell>
          <table:table-cell table:style-name="Default" table:number-columns-repeated="2"/>
          <table:table-cell table:style-name="Default" office:value-type="float" office:value="0.189641712992788" calcext:value-type="float">
            <text:p>0.189641712992788</text:p>
          </table:table-cell>
          <table:table-cell table:style-name="Default" office:value-type="float" office:value="0.410195260881704" calcext:value-type="float">
            <text:p>0.410195260881704</text:p>
          </table:table-cell>
          <table:table-cell table:style-name="Default" office:value-type="float" office:value="0.226409681470889" calcext:value-type="float">
            <text:p>0.226409681470889</text:p>
          </table:table-cell>
          <table:table-cell table:style-name="Default" table:number-columns-repeated="2"/>
          <table:table-cell table:style-name="Default" table:formula="of:=POWER([.A6];2)" office:value-type="float" office:value="0.307933642852752" calcext:value-type="float">
            <text:p>0.307933642852752</text:p>
          </table:table-cell>
          <table:table-cell table:style-name="Default" table:formula="of:=POWER([.B6];2)" office:value-type="float" office:value="0.0903954315817249" calcext:value-type="float">
            <text:p>0.0903954315817249</text:p>
          </table:table-cell>
          <table:table-cell table:style-name="Default" table:formula="of:=POWER([.C6];2)" office:value-type="float" office:value="0.724906904609061" calcext:value-type="float">
            <text:p>0.724906904609061</text:p>
          </table:table-cell>
          <table:table-cell table:number-columns-repeated="16366"/>
        </table:table-row>
        <table:table-row table:style-name="ro1">
          <table:table-cell table:style-name="Default" table:number-columns-repeated="5"/>
          <table:table-cell table:style-name="Default" table:formula="of:=[.K17]+[.A$4]" office:value-type="float" office:value="0.11155505482965" calcext:value-type="float">
            <text:p>0.11155505482965</text:p>
          </table:table-cell>
          <table:table-cell table:style-name="Default" table:formula="of:=[.L17]+[.B$4]" office:value-type="float" office:value="0.443204850358538" calcext:value-type="float">
            <text:p>0.443204850358538</text:p>
          </table:table-cell>
          <table:table-cell table:style-name="Default" table:formula="of:=[.M17]+[.C$4]" office:value-type="float" office:value="0.224529430940802" calcext:value-type="float">
            <text:p>0.224529430940802</text:p>
          </table:table-cell>
          <table:table-cell table:style-name="Default" table:number-columns-repeated="2"/>
          <table:table-cell table:style-name="Default" office:value-type="float" office:value="0.11155505482965" calcext:value-type="float">
            <text:p>0.11155505482965</text:p>
          </table:table-cell>
          <table:table-cell table:style-name="Default" office:value-type="float" office:value="0.443204850358538" calcext:value-type="float">
            <text:p>0.443204850358538</text:p>
          </table:table-cell>
          <table:table-cell table:style-name="Default" office:value-type="float" office:value="0.224529430940802" calcext:value-type="float">
            <text:p>0.224529430940802</text:p>
          </table:table-cell>
          <table:table-cell table:style-name="Default" table:number-columns-repeated="2"/>
          <table:table-cell table:style-name="Default" table:formula="of:=POWER([.A7];2)" office:value-type="float" office:value="0.716391929628211" calcext:value-type="float">
            <text:p>0.716391929628211</text:p>
          </table:table-cell>
          <table:table-cell table:style-name="Default" table:formula="of:=POWER([.B7];2)" office:value-type="float" office:value="0.792524421581125" calcext:value-type="float">
            <text:p>0.792524421581125</text:p>
          </table:table-cell>
          <table:table-cell table:style-name="Default" table:formula="of:=POWER([.C7];2)" office:value-type="float" office:value="0.0355425932200362" calcext:value-type="float">
            <text:p>0.0355425932200362</text:p>
          </table:table-cell>
          <table:table-cell table:number-columns-repeated="16366"/>
        </table:table-row>
        <table:table-row table:style-name="ro1">
          <table:table-cell table:style-name="Default" table:formula="of:=MAX(0; [.F12])" office:value-type="float" office:value="0.354131781302987" calcext:value-type="float">
            <text:p>0.354131781302987</text:p>
          </table:table-cell>
          <table:table-cell table:style-name="Default" table:formula="of:=MAX(0; [.G12])" office:value-type="float" office:value="0.408042772776709" calcext:value-type="float">
            <text:p>0.408042772776709</text:p>
          </table:table-cell>
          <table:table-cell table:style-name="Default" table:formula="of:=MAX(0; [.H12])" office:value-type="float" office:value="0.260854705282266" calcext:value-type="float">
            <text:p>0.260854705282266</text:p>
          </table:table-cell>
          <table:table-cell table:style-name="Default" office:value-type="string" calcext:value-type="string">
            <text:p>y1</text:p>
          </table:table-cell>
          <table:table-cell table:style-name="Default" table:number-columns-repeated="11"/>
          <table:table-cell table:style-name="Default" table:formula="of:=POWER([.A8];2)" office:value-type="float" office:value="0.0280002376185064" calcext:value-type="float">
            <text:p>0.0280002376185064</text:p>
          </table:table-cell>
          <table:table-cell table:style-name="Default" table:formula="of:=POWER([.B8];2)" office:value-type="float" office:value="0.165060537865908" calcext:value-type="float">
            <text:p>0.165060537865908</text:p>
          </table:table-cell>
          <table:table-cell table:style-name="Default" table:formula="of:=POWER([.C8];2)" office:value-type="float" office:value="0.35815051062019" calcext:value-type="float">
            <text:p>0.35815051062019</text:p>
          </table:table-cell>
          <table:table-cell table:number-columns-repeated="16366"/>
        </table:table-row>
        <table:table-row table:style-name="ro1">
          <table:table-cell table:style-name="Default" table:formula="of:=MAX(0; [.F13])" office:value-type="float" office:value="0" calcext:value-type="float">
            <text:p>0</text:p>
          </table:table-cell>
          <table:table-cell table:style-name="Default" table:formula="of:=MAX(0; [.G13])" office:value-type="float" office:value="0.154053395312027" calcext:value-type="float">
            <text:p>0.154053395312027</text:p>
          </table:table-cell>
          <table:table-cell table:style-name="Default" table:formula="of:=MAX(0; [.H13])" office:value-type="float" office:value="0.0055349352293198" calcext:value-type="float">
            <text:p>0.0055349352293198</text:p>
          </table:table-cell>
          <table:table-cell table:style-name="Default" table:number-columns-repeated="2"/>
          <table:table-cell table:style-name="Default" table:formula="of:=[.K19]+[.A$10]" office:value-type="float" office:value="0.585530670744582" calcext:value-type="float">
            <text:p>0.585530670744582</text:p>
          </table:table-cell>
          <table:table-cell table:style-name="Default" table:formula="of:=[.L19]+[.B$10]" office:value-type="float" office:value="0.575707136668601" calcext:value-type="float">
            <text:p>0.575707136668601</text:p>
          </table:table-cell>
          <table:table-cell table:style-name="Default" table:formula="of:=[.M19]+[.C$10]" office:value-type="float" office:value="0.534550508510367" calcext:value-type="float">
            <text:p>0.534550508510367</text:p>
          </table:table-cell>
          <table:table-cell table:style-name="Default" table:number-columns-repeated="2"/>
          <table:table-cell table:style-name="Default" table:number-matrix-columns-spanned="3" table:number-matrix-rows-spanned="6" table:formula="of:=MMULT([.A18:.C23];[.A6:.C8])" office:value-type="float" office:value="0.585530670744582" calcext:value-type="float">
            <text:p>0.585530670744582</text:p>
          </table:table-cell>
          <table:table-cell table:style-name="Default" office:value-type="float" office:value="0.575707136668601" calcext:value-type="float">
            <text:p>0.575707136668601</text:p>
          </table:table-cell>
          <table:table-cell table:style-name="Default" office:value-type="float" office:value="0.534550508510367" calcext:value-type="float">
            <text:p>0.534550508510367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formula="of:=MAX(0; [.F14])" office:value-type="float" office:value="0.339808351013192" calcext:value-type="float">
            <text:p>0.339808351013192</text:p>
          </table:table-cell>
          <table:table-cell table:style-name="Default" table:formula="of:=MAX(0; [.G14])" office:value-type="float" office:value="0.855946427721818" calcext:value-type="float">
            <text:p>0.855946427721818</text:p>
          </table:table-cell>
          <table:table-cell table:style-name="Default" table:formula="of:=MAX(0; [.H14])" office:value-type="float" office:value="0.460405122139756" calcext:value-type="float">
            <text:p>0.460405122139756</text:p>
          </table:table-cell>
          <table:table-cell table:style-name="Default" table:number-columns-repeated="2"/>
          <table:table-cell table:style-name="Default" table:formula="of:=[.K20]+[.A$10]" office:value-type="float" office:value="0.131316875764079" calcext:value-type="float">
            <text:p>0.131316875764079</text:p>
          </table:table-cell>
          <table:table-cell table:style-name="Default" table:formula="of:=[.L20]+[.B$10]" office:value-type="float" office:value="0.139392962987267" calcext:value-type="float">
            <text:p>0.139392962987267</text:p>
          </table:table-cell>
          <table:table-cell table:style-name="Default" table:formula="of:=[.M20]+[.C$10]" office:value-type="float" office:value="0.0323557107385416" calcext:value-type="float">
            <text:p>0.0323557107385416</text:p>
          </table:table-cell>
          <table:table-cell table:style-name="Default" table:number-columns-repeated="2"/>
          <table:table-cell table:style-name="Default" office:value-type="float" office:value="0.131316875764079" calcext:value-type="float">
            <text:p>0.131316875764079</text:p>
          </table:table-cell>
          <table:table-cell table:style-name="Default" office:value-type="float" office:value="0.139392962987267" calcext:value-type="float">
            <text:p>0.139392962987267</text:p>
          </table:table-cell>
          <table:table-cell table:style-name="Default" office:value-type="float" office:value="0.0323557107385416" calcext:value-type="float">
            <text:p>0.0323557107385416</text:p>
          </table:table-cell>
          <table:table-cell table:style-name="Default" table:number-columns-repeated="2"/>
          <table:table-cell table:style-name="Default" office:value-type="string" calcext:value-type="string">
            <text:p>W3 ^ 2</text:p>
          </table:table-cell>
          <table:table-cell table:style-name="Default" table:number-columns-repeated="2"/>
          <table:table-cell table:number-columns-repeated="16366"/>
        </table:table-row>
        <table:table-row table:style-name="ro1">
          <table:table-cell table:style-name="Default" table:formula="of:=MAX(0; [.F15])" office:value-type="float" office:value="0" calcext:value-type="float">
            <text:p>0</text:p>
          </table:table-cell>
          <table:table-cell table:style-name="Default" table:formula="of:=MAX(0; [.G15])" office:value-type="float" office:value="0" calcext:value-type="float">
            <text:p>0</text:p>
          </table:table-cell>
          <table:table-cell table:style-name="Default" table:formula="of:=MAX(0; [.H15])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formula="of:=[.K21]+[.A$10]" office:value-type="float" office:value="0.990079039906177" calcext:value-type="float">
            <text:p>0.990079039906177</text:p>
          </table:table-cell>
          <table:table-cell table:style-name="Default" table:formula="of:=[.L21]+[.B$10]" office:value-type="float" office:value="1.05121434541017" calcext:value-type="float">
            <text:p>1.05121434541017</text:p>
          </table:table-cell>
          <table:table-cell table:style-name="Default" table:formula="of:=[.M21]+[.C$10]" office:value-type="float" office:value="0.726219755472715" calcext:value-type="float">
            <text:p>0.726219755472715</text:p>
          </table:table-cell>
          <table:table-cell table:style-name="Default" table:number-columns-repeated="2"/>
          <table:table-cell table:style-name="Default" office:value-type="float" office:value="0.990079039906177" calcext:value-type="float">
            <text:p>0.990079039906177</text:p>
          </table:table-cell>
          <table:table-cell table:style-name="Default" office:value-type="float" office:value="1.05121434541017" calcext:value-type="float">
            <text:p>1.05121434541017</text:p>
          </table:table-cell>
          <table:table-cell table:style-name="Default" office:value-type="float" office:value="0.726219755472715" calcext:value-type="float">
            <text:p>0.726219755472715</text:p>
          </table:table-cell>
          <table:table-cell table:style-name="Default" table:number-columns-repeated="2"/>
          <table:table-cell table:style-name="Default" table:formula="of:=POWER([.A12];2)" office:value-type="float" office:value="0.662866512061647" calcext:value-type="float">
            <text:p>0.662866512061647</text:p>
          </table:table-cell>
          <table:table-cell table:style-name="Default" table:formula="of:=POWER([.B12];2)" office:value-type="float" office:value="0.847645267528101" calcext:value-type="float">
            <text:p>0.847645267528101</text:p>
          </table:table-cell>
          <table:table-cell table:style-name="Default" table:formula="of:=POWER([.C12];2)" office:value-type="float" office:value="0.00654985197320569" calcext:value-type="float">
            <text:p>0.00654985197320569</text:p>
          </table:table-cell>
          <table:table-cell table:number-columns-repeated="16366"/>
        </table:table-row>
        <table:table-row table:style-name="ro1">
          <table:table-cell table:style-name="Default" table:formula="of:=MAX(0; [.F16])" office:value-type="float" office:value="0.189641712992788" calcext:value-type="float">
            <text:p>0.189641712992788</text:p>
          </table:table-cell>
          <table:table-cell table:style-name="Default" table:formula="of:=MAX(0; [.G16])" office:value-type="float" office:value="0.410195260881704" calcext:value-type="float">
            <text:p>0.410195260881704</text:p>
          </table:table-cell>
          <table:table-cell table:style-name="Default" table:formula="of:=MAX(0; [.H16])" office:value-type="float" office:value="0.226409681470889" calcext:value-type="float">
            <text:p>0.226409681470889</text:p>
          </table:table-cell>
          <table:table-cell table:style-name="Default" table:number-columns-repeated="2"/>
          <table:table-cell table:style-name="Default" table:formula="of:=[.K22]+[.A$10]" office:value-type="float" office:value="0" calcext:value-type="float">
            <text:p>0</text:p>
          </table:table-cell>
          <table:table-cell table:style-name="Default" table:formula="of:=[.L22]+[.B$10]" office:value-type="float" office:value="0" calcext:value-type="float">
            <text:p>0</text:p>
          </table:table-cell>
          <table:table-cell table:style-name="Default" table:formula="of:=[.M22]+[.C$10]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formula="of:=POWER([.A13];2)" office:value-type="float" office:value="0.420245502227843" calcext:value-type="float">
            <text:p>0.420245502227843</text:p>
          </table:table-cell>
          <table:table-cell table:style-name="Default" table:formula="of:=POWER([.B13];2)" office:value-type="float" office:value="0.0571692564133825" calcext:value-type="float">
            <text:p>0.0571692564133825</text:p>
          </table:table-cell>
          <table:table-cell table:style-name="Default" table:formula="of:=POWER([.C13];2)" office:value-type="float" office:value="0.325357108061656" calcext:value-type="float">
            <text:p>0.325357108061656</text:p>
          </table:table-cell>
          <table:table-cell table:number-columns-repeated="16366"/>
        </table:table-row>
        <table:table-row table:style-name="ro1">
          <table:table-cell table:style-name="Default" table:formula="of:=MAX(0; [.F17])" office:value-type="float" office:value="0.11155505482965" calcext:value-type="float">
            <text:p>0.11155505482965</text:p>
          </table:table-cell>
          <table:table-cell table:style-name="Default" table:formula="of:=MAX(0; [.G17])" office:value-type="float" office:value="0.443204850358538" calcext:value-type="float">
            <text:p>0.443204850358538</text:p>
          </table:table-cell>
          <table:table-cell table:style-name="Default" table:formula="of:=MAX(0; [.H17])" office:value-type="float" office:value="0.224529430940802" calcext:value-type="float">
            <text:p>0.224529430940802</text:p>
          </table:table-cell>
          <table:table-cell table:style-name="Default" table:number-columns-repeated="2"/>
          <table:table-cell table:style-name="Default" table:formula="of:=[.K23]+[.A$10]" office:value-type="float" office:value="0.490310307241643" calcext:value-type="float">
            <text:p>0.490310307241643</text:p>
          </table:table-cell>
          <table:table-cell table:style-name="Default" table:formula="of:=[.L23]+[.B$10]" office:value-type="float" office:value="0.514173853642994" calcext:value-type="float">
            <text:p>0.514173853642994</text:p>
          </table:table-cell>
          <table:table-cell table:style-name="Default" table:formula="of:=[.M23]+[.C$10]" office:value-type="float" office:value="0.374293199948493" calcext:value-type="float">
            <text:p>0.374293199948493</text:p>
          </table:table-cell>
          <table:table-cell table:style-name="Default" table:number-columns-repeated="2"/>
          <table:table-cell table:style-name="Default" office:value-type="float" office:value="0.490310307241643" calcext:value-type="float">
            <text:p>0.490310307241643</text:p>
          </table:table-cell>
          <table:table-cell table:style-name="Default" office:value-type="float" office:value="0.514173853642994" calcext:value-type="float">
            <text:p>0.514173853642994</text:p>
          </table:table-cell>
          <table:table-cell table:style-name="Default" office:value-type="float" office:value="0.374293199948493" calcext:value-type="float">
            <text:p>0.374293199948493</text:p>
          </table:table-cell>
          <table:table-cell table:style-name="Default" table:number-columns-repeated="2"/>
          <table:table-cell table:style-name="Default" table:formula="of:=POWER([.A14];2)" office:value-type="float" office:value="0.0673901009093569" calcext:value-type="float">
            <text:p>0.0673901009093569</text:p>
          </table:table-cell>
          <table:table-cell table:style-name="Default" table:formula="of:=POWER([.B14];2)" office:value-type="float" office:value="0.954565820823561" calcext:value-type="float">
            <text:p>0.954565820823561</text:p>
          </table:table-cell>
          <table:table-cell table:style-name="Default" table:formula="of:=POWER([.C14];2)" office:value-type="float" office:value="0.959139335679552" calcext:value-type="float">
            <text:p>0.959139335679552</text:p>
          </table:table-cell>
          <table:table-cell table:number-columns-repeated="16366"/>
        </table:table-row>
        <table:table-row table:style-name="ro1">
          <table:table-cell table:style-name="Default" table:number-columns-repeated="5"/>
          <table:table-cell table:style-name="Default" table:formula="of:=[.K24]+[.A$10]" office:value-type="float" office:value="0.474603308275672" calcext:value-type="float">
            <text:p>0.474603308275672</text:p>
          </table:table-cell>
          <table:table-cell table:style-name="Default" table:formula="of:=[.L24]+[.B$10]" office:value-type="float" office:value="0.519318952263861" calcext:value-type="float">
            <text:p>0.519318952263861</text:p>
          </table:table-cell>
          <table:table-cell table:style-name="Default" table:formula="of:=[.M24]+[.C$10]" office:value-type="float" office:value="0.312907039814698" calcext:value-type="float">
            <text:p>0.312907039814698</text:p>
          </table:table-cell>
          <table:table-cell table:style-name="Default" table:number-columns-repeated="2"/>
          <table:table-cell table:style-name="Default" office:value-type="float" office:value="0.474603308275672" calcext:value-type="float">
            <text:p>0.474603308275672</text:p>
          </table:table-cell>
          <table:table-cell table:style-name="Default" office:value-type="float" office:value="0.519318952263861" calcext:value-type="float">
            <text:p>0.519318952263861</text:p>
          </table:table-cell>
          <table:table-cell table:style-name="Default" office:value-type="float" office:value="0.312907039814698" calcext:value-type="float">
            <text:p>0.312907039814698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formula="of:=MAX(0;[.F19])" office:value-type="float" office:value="0.585530670744582" calcext:value-type="float">
            <text:p>0.585530670744582</text:p>
          </table:table-cell>
          <table:table-cell table:style-name="Default" table:formula="of:=MAX(0;[.G19])" office:value-type="float" office:value="0.575707136668601" calcext:value-type="float">
            <text:p>0.575707136668601</text:p>
          </table:table-cell>
          <table:table-cell table:style-name="Default" table:formula="of:=MAX(0;[.H19])" office:value-type="float" office:value="0.534550508510367" calcext:value-type="float">
            <text:p>0.534550508510367</text:p>
          </table:table-cell>
          <table:table-cell table:style-name="Default" office:value-type="string" calcext:value-type="string">
            <text:p>y2</text:p>
          </table:table-cell>
          <table:table-cell table:style-name="Default" table:number-columns-repeated="14"/>
          <table:table-cell table:number-columns-repeated="16366"/>
        </table:table-row>
        <table:table-row table:style-name="ro1">
          <table:table-cell table:style-name="Default" table:formula="of:=MAX(0;[.F20])" office:value-type="float" office:value="0.131316875764079" calcext:value-type="float">
            <text:p>0.131316875764079</text:p>
          </table:table-cell>
          <table:table-cell table:style-name="Default" table:formula="of:=MAX(0;[.G20])" office:value-type="float" office:value="0.139392962987267" calcext:value-type="float">
            <text:p>0.139392962987267</text:p>
          </table:table-cell>
          <table:table-cell table:style-name="Default" table:formula="of:=MAX(0;[.H20])" office:value-type="float" office:value="0.0323557107385416" calcext:value-type="float">
            <text:p>0.0323557107385416</text:p>
          </table:table-cell>
          <table:table-cell table:style-name="Default" table:number-columns-repeated="2"/>
          <table:table-cell table:style-name="Default" table:formula="of:=[.K26]+[.A$16]" office:value-type="float" office:value="0.988696336472935" calcext:value-type="float">
            <text:p>0.988696336472935</text:p>
          </table:table-cell>
          <table:table-cell table:style-name="Default" table:formula="of:=[.L26]+[.B$16]" office:value-type="float" office:value="1.19900237795012" calcext:value-type="float">
            <text:p>1.19900237795012</text:p>
          </table:table-cell>
          <table:table-cell table:style-name="Default" table:formula="of:=[.M26]+[.C$16]" office:value-type="float" office:value="0.899287067759793" calcext:value-type="float">
            <text:p>0.899287067759793</text:p>
          </table:table-cell>
          <table:table-cell table:style-name="Default" table:number-columns-repeated="2"/>
          <table:table-cell table:style-name="Default" table:number-matrix-columns-spanned="3" table:number-matrix-rows-spanned="6" table:formula="of:=MMULT([.A25:.C30];[.A12:.C14])" office:value-type="float" office:value="0.988696336472935" calcext:value-type="float">
            <text:p>0.988696336472935</text:p>
          </table:table-cell>
          <table:table-cell table:style-name="Default" office:value-type="float" office:value="1.19900237795012" calcext:value-type="float">
            <text:p>1.19900237795012</text:p>
          </table:table-cell>
          <table:table-cell table:style-name="Default" office:value-type="float" office:value="0.899287067759793" calcext:value-type="float">
            <text:p>0.899287067759793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formula="of:=MAX(0;[.F21])" office:value-type="float" office:value="0.990079039906177" calcext:value-type="float">
            <text:p>0.990079039906177</text:p>
          </table:table-cell>
          <table:table-cell table:style-name="Default" table:formula="of:=MAX(0;[.G21])" office:value-type="float" office:value="1.05121434541017" calcext:value-type="float">
            <text:p>1.05121434541017</text:p>
          </table:table-cell>
          <table:table-cell table:style-name="Default" table:formula="of:=MAX(0;[.H21])" office:value-type="float" office:value="0.726219755472715" calcext:value-type="float">
            <text:p>0.726219755472715</text:p>
          </table:table-cell>
          <table:table-cell table:style-name="Default" table:number-columns-repeated="2"/>
          <table:table-cell table:style-name="Default" table:formula="of:=[.K27]+[.A$16]" office:value-type="float" office:value="0.205676532000087" calcext:value-type="float">
            <text:p>0.205676532000087</text:p>
          </table:table-cell>
          <table:table-cell table:style-name="Default" table:formula="of:=[.L27]+[.B$16]" office:value-type="float" office:value="0.185841491794498" calcext:value-type="float">
            <text:p>0.185841491794498</text:p>
          </table:table-cell>
          <table:table-cell table:style-name="Default" table:formula="of:=[.M27]+[.C$16]" office:value-type="float" office:value="0.121825267080708" calcext:value-type="float">
            <text:p>0.121825267080708</text:p>
          </table:table-cell>
          <table:table-cell table:style-name="Default" table:number-columns-repeated="2"/>
          <table:table-cell table:style-name="Default" office:value-type="float" office:value="0.205676532000087" calcext:value-type="float">
            <text:p>0.205676532000087</text:p>
          </table:table-cell>
          <table:table-cell table:style-name="Default" office:value-type="float" office:value="0.185841491794498" calcext:value-type="float">
            <text:p>0.185841491794498</text:p>
          </table:table-cell>
          <table:table-cell table:style-name="Default" office:value-type="float" office:value="0.121825267080708" calcext:value-type="float">
            <text:p>0.121825267080708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formula="of:=MAX(0;[.F22])" office:value-type="float" office:value="0" calcext:value-type="float">
            <text:p>0</text:p>
          </table:table-cell>
          <table:table-cell table:style-name="Default" table:formula="of:=MAX(0;[.G22])" office:value-type="float" office:value="0" calcext:value-type="float">
            <text:p>0</text:p>
          </table:table-cell>
          <table:table-cell table:style-name="Default" table:formula="of:=MAX(0;[.H22])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formula="of:=[.K28]+[.A$16]" office:value-type="float" office:value="1.67607644335782" calcext:value-type="float">
            <text:p>1.67607644335782</text:p>
          </table:table-cell>
          <table:table-cell table:style-name="Default" table:formula="of:=[.L28]+[.B$16]" office:value-type="float" office:value="1.87241924904526" calcext:value-type="float">
            <text:p>1.87241924904526</text:p>
          </table:table-cell>
          <table:table-cell table:style-name="Default" table:formula="of:=[.M28]+[.C$16]" office:value-type="float" office:value="1.39096988250619" calcext:value-type="float">
            <text:p>1.39096988250619</text:p>
          </table:table-cell>
          <table:table-cell table:style-name="Default" table:number-columns-repeated="2"/>
          <table:table-cell table:style-name="Default" office:value-type="float" office:value="1.67607644335782" calcext:value-type="float">
            <text:p>1.67607644335782</text:p>
          </table:table-cell>
          <table:table-cell table:style-name="Default" office:value-type="float" office:value="1.87241924904526" calcext:value-type="float">
            <text:p>1.87241924904526</text:p>
          </table:table-cell>
          <table:table-cell table:style-name="Default" office:value-type="float" office:value="1.39096988250619" calcext:value-type="float">
            <text:p>1.39096988250619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formula="of:=MAX(0;[.F23])" office:value-type="float" office:value="0.490310307241643" calcext:value-type="float">
            <text:p>0.490310307241643</text:p>
          </table:table-cell>
          <table:table-cell table:style-name="Default" table:formula="of:=MAX(0;[.G23])" office:value-type="float" office:value="0.514173853642994" calcext:value-type="float">
            <text:p>0.514173853642994</text:p>
          </table:table-cell>
          <table:table-cell table:style-name="Default" table:formula="of:=MAX(0;[.H23])" office:value-type="float" office:value="0.374293199948493" calcext:value-type="float">
            <text:p>0.374293199948493</text:p>
          </table:table-cell>
          <table:table-cell table:style-name="Default" table:number-columns-repeated="2"/>
          <table:table-cell table:style-name="Default" table:formula="of:=[.K29]+[.A$16]" office:value-type="float" office:value="0" calcext:value-type="float">
            <text:p>0</text:p>
          </table:table-cell>
          <table:table-cell table:style-name="Default" table:formula="of:=[.L29]+[.B$16]" office:value-type="float" office:value="0" calcext:value-type="float">
            <text:p>0</text:p>
          </table:table-cell>
          <table:table-cell table:style-name="Default" table:formula="of:=[.M29]+[.C$16]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formula="of:=MAX(0;[.F24])" office:value-type="float" office:value="0.474603308275672" calcext:value-type="float">
            <text:p>0.474603308275672</text:p>
          </table:table-cell>
          <table:table-cell table:style-name="Default" table:formula="of:=MAX(0;[.G24])" office:value-type="float" office:value="0.519318952263861" calcext:value-type="float">
            <text:p>0.519318952263861</text:p>
          </table:table-cell>
          <table:table-cell table:style-name="Default" table:formula="of:=MAX(0;[.H24])" office:value-type="float" office:value="0.312907039814698" calcext:value-type="float">
            <text:p>0.312907039814698</text:p>
          </table:table-cell>
          <table:table-cell table:style-name="Default" table:number-columns-repeated="2"/>
          <table:table-cell table:style-name="Default" table:formula="of:=[.K30]+[.A$16]" office:value-type="float" office:value="0.829679200015241" calcext:value-type="float">
            <text:p>0.829679200015241</text:p>
          </table:table-cell>
          <table:table-cell table:style-name="Default" table:formula="of:=[.L30]+[.B$16]" office:value-type="float" office:value="0.940048148662278" calcext:value-type="float">
            <text:p>0.940048148662278</text:p>
          </table:table-cell>
          <table:table-cell table:style-name="Default" table:formula="of:=[.M30]+[.C$16]" office:value-type="float" office:value="0.699533086244667" calcext:value-type="float">
            <text:p>0.699533086244667</text:p>
          </table:table-cell>
          <table:table-cell table:style-name="Default" table:number-columns-repeated="2"/>
          <table:table-cell table:style-name="Default" office:value-type="float" office:value="0.829679200015241" calcext:value-type="float">
            <text:p>0.829679200015241</text:p>
          </table:table-cell>
          <table:table-cell table:style-name="Default" office:value-type="float" office:value="0.940048148662278" calcext:value-type="float">
            <text:p>0.940048148662278</text:p>
          </table:table-cell>
          <table:table-cell table:style-name="Default" office:value-type="float" office:value="0.699533086244667" calcext:value-type="float">
            <text:p>0.699533086244667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number-columns-repeated="5"/>
          <table:table-cell table:style-name="Default" table:formula="of:=[.K31]+[.A$16]" office:value-type="float" office:value="0.804290868884704" calcext:value-type="float">
            <text:p>0.804290868884704</text:p>
          </table:table-cell>
          <table:table-cell table:style-name="Default" table:formula="of:=[.L31]+[.B$16]" office:value-type="float" office:value="0.866841846097382" calcext:value-type="float">
            <text:p>0.866841846097382</text:p>
          </table:table-cell>
          <table:table-cell table:style-name="Default" table:formula="of:=[.M31]+[.C$16]" office:value-type="float" office:value="0.641077728565922" calcext:value-type="float">
            <text:p>0.641077728565922</text:p>
          </table:table-cell>
          <table:table-cell table:style-name="Default" table:number-columns-repeated="2"/>
          <table:table-cell table:style-name="Default" office:value-type="float" office:value="0.804290868884704" calcext:value-type="float">
            <text:p>0.804290868884704</text:p>
          </table:table-cell>
          <table:table-cell table:style-name="Default" office:value-type="float" office:value="0.866841846097382" calcext:value-type="float">
            <text:p>0.866841846097382</text:p>
          </table:table-cell>
          <table:table-cell table:style-name="Default" office:value-type="float" office:value="0.641077728565922" calcext:value-type="float">
            <text:p>0.641077728565922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formula="of:=MAX(0;[.F26])" office:value-type="float" office:value="0.988696336472935" calcext:value-type="float">
            <text:p>0.988696336472935</text:p>
          </table:table-cell>
          <table:table-cell table:style-name="Default" table:formula="of:=MAX(0;[.G26])" office:value-type="float" office:value="1.19900237795012" calcext:value-type="float">
            <text:p>1.19900237795012</text:p>
          </table:table-cell>
          <table:table-cell table:style-name="Default" table:formula="of:=MAX(0;[.H26])" office:value-type="float" office:value="0.899287067759793" calcext:value-type="float">
            <text:p>0.899287067759793</text:p>
          </table:table-cell>
          <table:table-cell table:style-name="Default" office:value-type="string" calcext:value-type="string">
            <text:p>y3</text:p>
          </table:table-cell>
          <table:table-cell table:style-name="Default" table:number-columns-repeated="14"/>
          <table:table-cell table:number-columns-repeated="16366"/>
        </table:table-row>
        <table:table-row table:style-name="ro1">
          <table:table-cell table:style-name="Default" table:formula="of:=MAX(0;[.F27])" office:value-type="float" office:value="0.205676532000087" calcext:value-type="float">
            <text:p>0.205676532000087</text:p>
          </table:table-cell>
          <table:table-cell table:style-name="Default" table:formula="of:=MAX(0;[.G27])" office:value-type="float" office:value="0.185841491794498" calcext:value-type="float">
            <text:p>0.185841491794498</text:p>
          </table:table-cell>
          <table:table-cell table:style-name="Default" table:formula="of:=MAX(0;[.H27])" office:value-type="float" office:value="0.121825267080708" calcext:value-type="float">
            <text:p>0.121825267080708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MAX(0;[.F28])" office:value-type="float" office:value="1.67607644335782" calcext:value-type="float">
            <text:p>1.67607644335782</text:p>
          </table:table-cell>
          <table:table-cell table:style-name="Default" table:formula="of:=MAX(0;[.G28])" office:value-type="float" office:value="1.87241924904526" calcext:value-type="float">
            <text:p>1.87241924904526</text:p>
          </table:table-cell>
          <table:table-cell table:style-name="Default" table:formula="of:=MAX(0;[.H28])" office:value-type="float" office:value="1.39096988250619" calcext:value-type="float">
            <text:p>1.39096988250619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MAX(0;[.F29])" office:value-type="float" office:value="0" calcext:value-type="float">
            <text:p>0</text:p>
          </table:table-cell>
          <table:table-cell table:style-name="Default" table:formula="of:=MAX(0;[.G29])" office:value-type="float" office:value="0" calcext:value-type="float">
            <text:p>0</text:p>
          </table:table-cell>
          <table:table-cell table:style-name="Default" table:formula="of:=MAX(0;[.H29])" office:value-type="float" office:value="0" calcext:value-type="float">
            <text:p>0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MAX(0;[.F30])" office:value-type="float" office:value="0.829679200015241" calcext:value-type="float">
            <text:p>0.829679200015241</text:p>
          </table:table-cell>
          <table:table-cell table:style-name="Default" table:formula="of:=MAX(0;[.G30])" office:value-type="float" office:value="0.940048148662278" calcext:value-type="float">
            <text:p>0.940048148662278</text:p>
          </table:table-cell>
          <table:table-cell table:style-name="Default" table:formula="of:=MAX(0;[.H30])" office:value-type="float" office:value="0.699533086244667" calcext:value-type="float">
            <text:p>0.699533086244667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MAX(0;[.F31])" office:value-type="float" office:value="0.804290868884704" calcext:value-type="float">
            <text:p>0.804290868884704</text:p>
          </table:table-cell>
          <table:table-cell table:style-name="Default" table:formula="of:=MAX(0;[.G31])" office:value-type="float" office:value="0.866841846097382" calcext:value-type="float">
            <text:p>0.866841846097382</text:p>
          </table:table-cell>
          <table:table-cell table:style-name="Default" table:formula="of:=MAX(0;[.H31])" office:value-type="float" office:value="0.641077728565922" calcext:value-type="float">
            <text:p>0.641077728565922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Correct probs</text:p>
          </table:table-cell>
          <table:table-cell table:style-name="Default" table:formula="of:=INDEX([.A46:.C51];1;[.M1]+1)" office:value-type="float" office:value="0.43528048532194" calcext:value-type="float">
            <text:p>0.43528048532194</text:p>
          </table:table-cell>
          <table:table-cell table:style-name="Default"/>
          <table:table-cell table:style-name="Default" office:value-type="string" calcext:value-type="string">
            <text:p>correct logprob</text:p>
          </table:table-cell>
          <table:table-cell table:style-name="Default" table:formula="of:=-LOG([.G38])" office:value-type="float" office:value="0.3612308028793" calcext:value-type="float">
            <text:p>0.3612308028793</text:p>
          </table:table-cell>
          <table:table-cell table:style-name="Default"/>
          <table:table-cell table:style-name="Default" office:value-type="string" calcext:value-type="string">
            <text:p>Data Loss</text:p>
          </table:table-cell>
          <table:table-cell table:style-name="Default" table:formula="of:=AVERAGE([.J38:.J43])" office:value-type="float" office:value="0.459507280426393" calcext:value-type="float">
            <text:p>0.459507280426393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formula="of:=EXP([.A32])-MAX([.$A32:.$C32])" office:value-type="float" office:value="1.48872591610971" calcext:value-type="float">
            <text:p>1.48872591610971</text:p>
          </table:table-cell>
          <table:table-cell table:style-name="Default" table:formula="of:=EXP([.B32])-MAX([.$A32:.$C32])" office:value-type="float" office:value="2.11780397455962" calcext:value-type="float">
            <text:p>2.11780397455962</text:p>
          </table:table-cell>
          <table:table-cell table:style-name="Default" table:formula="of:=EXP([.C32])-MAX([.$A32:.$C32])" office:value-type="float" office:value="1.25884782777642" calcext:value-type="float">
            <text:p>1.25884782777642</text:p>
          </table:table-cell>
          <table:table-cell table:style-name="Default" office:value-type="string" calcext:value-type="string">
            <text:p>exp_scores</text:p>
          </table:table-cell>
          <table:table-cell table:style-name="Default" table:number-columns-repeated="2"/>
          <table:table-cell table:style-name="Default" table:formula="of:=INDEX([.A47:.C52];1;[.M2]+1)" office:value-type="float" office:value="0.347246039975893" calcext:value-type="float">
            <text:p>0.347246039975893</text:p>
          </table:table-cell>
          <table:table-cell table:style-name="Default" table:number-columns-repeated="2"/>
          <table:table-cell table:style-name="Default" table:formula="of:=-LOG([.G39])" office:value-type="float" office:value="0.459362698294233" calcext:value-type="float">
            <text:p>0.459362698294233</text:p>
          </table:table-cell>
          <table:table-cell table:style-name="Default"/>
          <table:table-cell table:style-name="Default" office:value-type="string" calcext:value-type="string">
            <text:p>reg loss</text:p>
          </table:table-cell>
          <table:table-cell table:style-name="Default" table:formula="of:=0.5*[.Q1]*SUM([.P12:.R13])+0.5*[.Q1]*SUM([.P16:.R18])+0.5*[.Q1]*SUM([.P21:.R23])" office:value-type="float" office:value="0.00493143825795766" calcext:value-type="float">
            <text:p>0.00493143825795766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formula="of:=EXP([.A33])-MAX([.$A33:.$C33])" office:value-type="float" office:value="1.02267927393019" calcext:value-type="float">
            <text:p>1.02267927393019</text:p>
          </table:table-cell>
          <table:table-cell table:style-name="Default" table:formula="of:=EXP([.B33])-MAX([.$A33:.$C33])" office:value-type="float" office:value="0.998554832696049" calcext:value-type="float">
            <text:p>0.998554832696049</text:p>
          </table:table-cell>
          <table:table-cell table:style-name="Default" table:formula="of:=EXP([.C33])-MAX([.$A33:.$C33])" office:value-type="float" office:value="0.923880181793538" calcext:value-type="float">
            <text:p>0.923880181793538</text:p>
          </table:table-cell>
          <table:table-cell table:style-name="Default" table:number-columns-repeated="3"/>
          <table:table-cell table:style-name="Default" table:formula="of:=INDEX([.A48:.C53];1;[.M3]+1)" office:value-type="float" office:value="0.338742487418017" calcext:value-type="float">
            <text:p>0.338742487418017</text:p>
          </table:table-cell>
          <table:table-cell table:style-name="Default" table:number-columns-repeated="2"/>
          <table:table-cell table:style-name="Default" table:formula="of:=-LOG([.G40])" office:value-type="float" office:value="0.470130327731056" calcext:value-type="float">
            <text:p>0.470130327731056</text:p>
          </table:table-cell>
          <table:table-cell table:style-name="Default" table:number-columns-repeated="8"/>
          <table:table-cell table:number-columns-repeated="16366"/>
        </table:table-row>
        <table:table-row table:style-name="ro1">
          <table:table-cell table:style-name="Default" table:formula="of:=EXP([.A34])-MAX([.$A34:.$C34])" office:value-type="float" office:value="3.47212590482688" calcext:value-type="float">
            <text:p>3.47212590482688</text:p>
          </table:table-cell>
          <table:table-cell table:style-name="Default" table:formula="of:=EXP([.B34])-MAX([.$A34:.$C34])" office:value-type="float" office:value="4.63159295767177" calcext:value-type="float">
            <text:p>4.63159295767177</text:p>
          </table:table-cell>
          <table:table-cell table:style-name="Default" table:formula="of:=EXP([.C34])-MAX([.$A34:.$C34])" office:value-type="float" office:value="2.14632662571963" calcext:value-type="float">
            <text:p>2.14632662571963</text:p>
          </table:table-cell>
          <table:table-cell table:style-name="Default" table:number-columns-repeated="3"/>
          <table:table-cell table:style-name="Default" table:formula="of:=INDEX([.A49:.C54];1;[.M4]+1)" office:value-type="float" office:value="0.333333333333333" calcext:value-type="float">
            <text:p>0.333333333333333</text:p>
          </table:table-cell>
          <table:table-cell table:style-name="Default" table:number-columns-repeated="2"/>
          <table:table-cell table:style-name="Default" table:formula="of:=-LOG([.G41])" office:value-type="float" office:value="0.477121254719662" calcext:value-type="float">
            <text:p>0.477121254719662</text:p>
          </table:table-cell>
          <table:table-cell table:style-name="Default"/>
          <table:table-cell table:style-name="Default" office:value-type="string" calcext:value-type="string">
            <text:p>Loss</text:p>
          </table:table-cell>
          <table:table-cell table:style-name="Default" table:formula="of:=[.M38]+[.M39]" office:value-type="float" office:value="0.464438718684351" calcext:value-type="float">
            <text:p>0.464438718684351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formula="of:=EXP([.A35])-MAX([.$A35:.$C35])" office:value-type="float" office:value="1" calcext:value-type="float">
            <text:p>1</text:p>
          </table:table-cell>
          <table:table-cell table:style-name="Default" table:formula="of:=EXP([.B35])-MAX([.$A35:.$C35])" office:value-type="float" office:value="1" calcext:value-type="float">
            <text:p>1</text:p>
          </table:table-cell>
          <table:table-cell table:style-name="Default" table:formula="of:=EXP([.C35])-MAX([.$A35:.$C35])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table:formula="of:=INDEX([.A50:.C55];1;[.M5]+1)" office:value-type="float" office:value="0.265184203719983" calcext:value-type="float">
            <text:p>0.265184203719983</text:p>
          </table:table-cell>
          <table:table-cell table:style-name="Default" table:number-columns-repeated="2"/>
          <table:table-cell table:style-name="Default" table:formula="of:=-LOG([.G42])" office:value-type="float" office:value="0.576452349202274" calcext:value-type="float">
            <text:p>0.576452349202274</text:p>
          </table:table-cell>
          <table:table-cell table:style-name="Default" table:number-columns-repeated="8"/>
          <table:table-cell table:number-columns-repeated="16366"/>
        </table:table-row>
        <table:table-row table:style-name="ro1">
          <table:table-cell table:style-name="Default" table:formula="of:=EXP([.A36])-MAX([.$A36:.$C36])" office:value-type="float" office:value="1.35253501297809" calcext:value-type="float">
            <text:p>1.35253501297809</text:p>
          </table:table-cell>
          <table:table-cell table:style-name="Default" table:formula="of:=EXP([.B36])-MAX([.$A36:.$C36])" office:value-type="float" office:value="1.62005653231519" calcext:value-type="float">
            <text:p>1.62005653231519</text:p>
          </table:table-cell>
          <table:table-cell table:style-name="Default" table:formula="of:=EXP([.C36])-MAX([.$A36:.$C36])" office:value-type="float" office:value="1.07276452944264" calcext:value-type="float">
            <text:p>1.07276452944264</text:p>
          </table:table-cell>
          <table:table-cell table:style-name="Default" table:number-columns-repeated="3"/>
          <table:table-cell table:style-name="Default" table:formula="of:=INDEX([.A51:.C56];1;[.M6]+1)" office:value-type="float" office:value="0.386592790126532" calcext:value-type="float">
            <text:p>0.386592790126532</text:p>
          </table:table-cell>
          <table:table-cell table:style-name="Default" table:number-columns-repeated="2"/>
          <table:table-cell table:style-name="Default" table:formula="of:=-LOG([.G43])" office:value-type="float" office:value="0.412746249731833" calcext:value-type="float">
            <text:p>0.412746249731833</text:p>
          </table:table-cell>
          <table:table-cell table:style-name="Default" table:number-columns-repeated="8"/>
          <table:table-cell table:number-columns-repeated="16366"/>
        </table:table-row>
        <table:table-row table:style-name="ro1">
          <table:table-cell table:style-name="Default" table:formula="of:=EXP([.A37])-MAX([.$A37:.$C37])" office:value-type="float" office:value="1.36826910388727" calcext:value-type="float">
            <text:p>1.36826910388727</text:p>
          </table:table-cell>
          <table:table-cell table:style-name="Default" table:formula="of:=EXP([.B37])-MAX([.$A37:.$C37])" office:value-type="float" office:value="1.51254266652668" calcext:value-type="float">
            <text:p>1.51254266652668</text:p>
          </table:table-cell>
          <table:table-cell table:style-name="Default" table:formula="of:=EXP([.C37])-MAX([.$A37:.$C37])" office:value-type="float" office:value="1.03168402660188" calcext:value-type="float">
            <text:p>1.03168402660188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Default" table:formula="of:=[.A39]/SUM([.$A39:.$C39])" office:value-type="float" office:value="0.305983625991794" calcext:value-type="float">
            <text:p>0.305983625991794</text:p>
          </table:table-cell>
          <table:table-cell table:style-name="Default" table:formula="of:=[.B39]/SUM([.$A39:.$C39])" office:value-type="float" office:value="0.43528048532194" calcext:value-type="float">
            <text:p>0.43528048532194</text:p>
          </table:table-cell>
          <table:table-cell table:style-name="Default" table:formula="of:=[.C39]/SUM([.$A39:.$C39])" office:value-type="float" office:value="0.258735888686266" calcext:value-type="float">
            <text:p>0.258735888686266</text:p>
          </table:table-cell>
          <table:table-cell table:style-name="Default" office:value-type="string" calcext:value-type="string">
            <text:p>probs</text:p>
          </table:table-cell>
          <table:table-cell table:style-name="Default" table:number-columns-repeated="14"/>
          <table:table-cell table:number-columns-repeated="16366"/>
        </table:table-row>
        <table:table-row table:style-name="ro1">
          <table:table-cell table:style-name="Default" table:formula="of:=[.A40]/SUM([.$A40:.$C40])" office:value-type="float" office:value="0.347246039975893" calcext:value-type="float">
            <text:p>0.347246039975893</text:p>
          </table:table-cell>
          <table:table-cell table:style-name="Default" table:formula="of:=[.B40]/SUM([.$A40:.$C40])" office:value-type="float" office:value="0.339054697001872" calcext:value-type="float">
            <text:p>0.339054697001872</text:p>
          </table:table-cell>
          <table:table-cell table:style-name="Default" table:formula="of:=[.C40]/SUM([.$A40:.$C40])" office:value-type="float" office:value="0.313699263022235" calcext:value-type="float">
            <text:p>0.313699263022235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[.A41]/SUM([.$A41:.$C41])" office:value-type="float" office:value="0.338742487418017" calcext:value-type="float">
            <text:p>0.338742487418017</text:p>
          </table:table-cell>
          <table:table-cell table:style-name="Default" table:formula="of:=[.B41]/SUM([.$A41:.$C41])" office:value-type="float" office:value="0.451860722276352" calcext:value-type="float">
            <text:p>0.451860722276352</text:p>
          </table:table-cell>
          <table:table-cell table:style-name="Default" table:formula="of:=[.C41]/SUM([.$A41:.$C41])" office:value-type="float" office:value="0.209396790305632" calcext:value-type="float">
            <text:p>0.209396790305632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[.A42]/SUM([.$A42:.$C42])" office:value-type="float" office:value="0.333333333333333" calcext:value-type="float">
            <text:p>0.333333333333333</text:p>
          </table:table-cell>
          <table:table-cell table:style-name="Default" table:formula="of:=[.B42]/SUM([.$A42:.$C42])" office:value-type="float" office:value="0.333333333333333" calcext:value-type="float">
            <text:p>0.333333333333333</text:p>
          </table:table-cell>
          <table:table-cell table:style-name="Default" table:formula="of:=[.C42]/SUM([.$A42:.$C42])" office:value-type="float" office:value="0.333333333333333" calcext:value-type="float">
            <text:p>0.333333333333333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[.A43]/SUM([.$A43:.$C43])" office:value-type="float" office:value="0.334342635849772" calcext:value-type="float">
            <text:p>0.334342635849772</text:p>
          </table:table-cell>
          <table:table-cell table:style-name="Default" table:formula="of:=[.B43]/SUM([.$A43:.$C43])" office:value-type="float" office:value="0.400473160430245" calcext:value-type="float">
            <text:p>0.400473160430245</text:p>
          </table:table-cell>
          <table:table-cell table:style-name="Default" table:formula="of:=[.C43]/SUM([.$A43:.$C43])" office:value-type="float" office:value="0.265184203719983" calcext:value-type="float">
            <text:p>0.265184203719983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[.A44]/SUM([.$A44:.$C44])" office:value-type="float" office:value="0.349717718529151" calcext:value-type="float">
            <text:p>0.349717718529151</text:p>
          </table:table-cell>
          <table:table-cell table:style-name="Default" table:formula="of:=[.B44]/SUM([.$A44:.$C44])" office:value-type="float" office:value="0.386592790126532" calcext:value-type="float">
            <text:p>0.386592790126532</text:p>
          </table:table-cell>
          <table:table-cell table:style-name="Default" table:formula="of:=[.C44]/SUM([.$A44:.$C44])" office:value-type="float" office:value="0.263689491344317" calcext:value-type="float">
            <text:p>0.263689491344317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Default" table:formula="of:=[.A46]-[.I1]" office:value-type="float" office:value="0.305983625991794" calcext:value-type="float">
            <text:p>0.305983625991794</text:p>
          </table:table-cell>
          <table:table-cell table:style-name="Default" table:formula="of:=[.B46]-[.J1]" office:value-type="float" office:value="-0.56471951467806" calcext:value-type="float">
            <text:p>-0.56471951467806</text:p>
          </table:table-cell>
          <table:table-cell table:style-name="Default" table:formula="of:=[.C46]-[.K1]" office:value-type="float" office:value="0.258735888686266" calcext:value-type="float">
            <text:p>0.258735888686266</text:p>
          </table:table-cell>
          <table:table-cell table:style-name="Default" office:value-type="string" calcext:value-type="string">
            <text:p>dscore</text:p>
          </table:table-cell>
          <table:table-cell table:style-name="Default" table:number-columns-repeated="14"/>
          <table:table-cell table:number-columns-repeated="16366"/>
        </table:table-row>
        <table:table-row table:style-name="ro1">
          <table:table-cell table:style-name="Default" table:formula="of:=[.A47]-[.I2]" office:value-type="float" office:value="-0.652753960024107" calcext:value-type="float">
            <text:p>-0.652753960024107</text:p>
          </table:table-cell>
          <table:table-cell table:style-name="Default" table:formula="of:=[.B47]-[.J2]" office:value-type="float" office:value="0.339054697001872" calcext:value-type="float">
            <text:p>0.339054697001872</text:p>
          </table:table-cell>
          <table:table-cell table:style-name="Default" table:formula="of:=[.C47]-[.K2]" office:value-type="float" office:value="0.313699263022235" calcext:value-type="float">
            <text:p>0.313699263022235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[.A48]-[.I3]" office:value-type="float" office:value="-0.661257512581983" calcext:value-type="float">
            <text:p>-0.661257512581983</text:p>
          </table:table-cell>
          <table:table-cell table:style-name="Default" table:formula="of:=[.B48]-[.J3]" office:value-type="float" office:value="0.451860722276352" calcext:value-type="float">
            <text:p>0.451860722276352</text:p>
          </table:table-cell>
          <table:table-cell table:style-name="Default" table:formula="of:=[.C48]-[.K3]" office:value-type="float" office:value="0.209396790305632" calcext:value-type="float">
            <text:p>0.209396790305632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[.A49]-[.I4]" office:value-type="float" office:value="0.333333333333333" calcext:value-type="float">
            <text:p>0.333333333333333</text:p>
          </table:table-cell>
          <table:table-cell table:style-name="Default" table:formula="of:=[.B49]-[.J4]" office:value-type="float" office:value="0.333333333333333" calcext:value-type="float">
            <text:p>0.333333333333333</text:p>
          </table:table-cell>
          <table:table-cell table:style-name="Default" table:formula="of:=[.C49]-[.K4]" office:value-type="float" office:value="-0.666666666666667" calcext:value-type="float">
            <text:p>-0.666666666666667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[.A50]-[.I5]" office:value-type="float" office:value="0.334342635849772" calcext:value-type="float">
            <text:p>0.334342635849772</text:p>
          </table:table-cell>
          <table:table-cell table:style-name="Default" table:formula="of:=[.B50]-[.J5]" office:value-type="float" office:value="0.400473160430245" calcext:value-type="float">
            <text:p>0.400473160430245</text:p>
          </table:table-cell>
          <table:table-cell table:style-name="Default" table:formula="of:=[.C50]-[.K5]" office:value-type="float" office:value="-0.734815796280017" calcext:value-type="float">
            <text:p>-0.734815796280017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[.A51]-[.I6]" office:value-type="float" office:value="0.349717718529151" calcext:value-type="float">
            <text:p>0.349717718529151</text:p>
          </table:table-cell>
          <table:table-cell table:style-name="Default" table:formula="of:=[.B51]-[.J6]" office:value-type="float" office:value="-0.613407209873468" calcext:value-type="float">
            <text:p>-0.613407209873468</text:p>
          </table:table-cell>
          <table:table-cell table:style-name="Default" table:formula="of:=[.C51]-[.K6]" office:value-type="float" office:value="0.263689491344317" calcext:value-type="float">
            <text:p>0.263689491344317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number-columns-repeated="18"/>
          <table:table-cell table:number-columns-repeated="16366"/>
        </table:table-row>
        <table:table-row table:style-name="ro1">
          <table:table-cell table:formula="of:=[.F60]+([.$Q$1]*[.A12])" office:value-type="float" office:value="-0.230529023267796" calcext:value-type="float">
            <text:p>-0.230529023267796</text:p>
          </table:table-cell>
          <table:table-cell table:formula="of:=[.G60]+([.$Q$1]*[.B12])" office:value-type="float" office:value="0.0673925411276792" calcext:value-type="float">
            <text:p>0.0673925411276792</text:p>
          </table:table-cell>
          <table:table-cell table:formula="of:=[.H60]+([.$Q$1]*[.C12])" office:value-type="float" office:value="0.164952255968211" calcext:value-type="float">
            <text:p>0.164952255968211</text:p>
          </table:table-cell>
          <table:table-cell office:value-type="string" calcext:value-type="string">
            <text:p>dW3</text:p>
          </table:table-cell>
          <table:table-cell table:style-name="Default"/>
          <table:table-cell table:style-name="Default" table:number-matrix-columns-spanned="3" table:number-matrix-rows-spanned="3" table:formula="of:=MMULT(TRANSPOSE([.A25:.C30]); [.A53:.C58])" office:value-type="float" office:value="-0.23134318941304" calcext:value-type="float">
            <text:p>-0.23134318941304</text:p>
          </table:table-cell>
          <table:table-cell table:style-name="Default" office:value-type="float" office:value="0.0664718646005927" calcext:value-type="float">
            <text:p>0.0664718646005927</text:p>
          </table:table-cell>
          <table:table-cell table:style-name="Default" office:value-type="float" office:value="0.164871324812448" calcext:value-type="float">
            <text:p>0.164871324812448</text:p>
          </table:table-cell>
          <table:table-cell table:style-name="Default" office:value-type="string" calcext:value-type="string">
            <text:p>dW3 before + reg*W</text:p>
          </table:table-cell>
          <table:table-cell/>
          <table:table-cell table:style-name="Default" table:number-columns-repeated="2"/>
          <table:table-cell table:style-name="Default" table:number-matrix-columns-spanned="3" table:number-matrix-rows-spanned="6" table:formula="of:=MMULT([.A53:.C58]; TRANSPOSE([.A12:.C14]))" office:value-type="float" office:value="-0.24986269776137" calcext:value-type="float">
            <text:p>-0.24986269776137</text:p>
          </table:table-cell>
          <table:table-cell table:style-name="Default" office:value-type="float" office:value="0.21091620420032" calcext:value-type="float">
            <text:p>0.21091620420032</text:p>
          </table:table-cell>
          <table:table-cell table:style-name="Default" office:value-type="float" office:value="-0.218914773055134" calcext:value-type="float">
            <text:p>-0.218914773055134</text:p>
          </table:table-cell>
          <table:table-cell table:style-name="Default" office:value-type="string" calcext:value-type="string">
            <text:p>dZ2 before ReLu</text:p>
          </table:table-cell>
          <table:table-cell table:style-name="Default" table:number-columns-repeated="2"/>
          <table:table-cell table:number-columns-repeated="16366"/>
        </table:table-row>
        <table:table-row table:style-name="ro1">
          <table:table-cell table:formula="of:=[.F61]+([.$Q$1]*[.A13])" office:value-type="float" office:value="-0.255782190500694" calcext:value-type="float">
            <text:p>-0.255782190500694</text:p>
          </table:table-cell>
          <table:table-cell table:formula="of:=[.G61]+([.$Q$1]*[.B13])" office:value-type="float" office:value="0.0847491969678999" calcext:value-type="float">
            <text:p>0.0847491969678999</text:p>
          </table:table-cell>
          <table:table-cell table:formula="of:=[.H61]+([.$Q$1]*[.C13])" office:value-type="float" office:value="0.172490758748621" calcext:value-type="float">
            <text:p>0.172490758748621</text:p>
          </table:table-cell>
          <table:table-cell/>
          <table:table-cell table:style-name="Default"/>
          <table:table-cell table:style-name="Default" office:value-type="float" office:value="-0.256430453951945" calcext:value-type="float">
            <text:p>-0.256430453951945</text:p>
          </table:table-cell>
          <table:table-cell table:style-name="Default" office:value-type="float" office:value="0.0845100960343732" calcext:value-type="float">
            <text:p>0.0845100960343732</text:p>
          </table:table-cell>
          <table:table-cell table:style-name="Default" office:value-type="float" office:value="0.171920357917572" calcext:value-type="float">
            <text:p>0.171920357917572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float" office:value="-0.193902430579068" calcext:value-type="float">
            <text:p>-0.193902430579068</text:p>
          </table:table-cell>
          <table:table-cell table:style-name="Default" office:value-type="float" office:value="-0.163153920045772" calcext:value-type="float">
            <text:p>-0.163153920045772</text:p>
          </table:table-cell>
          <table:table-cell table:style-name="Default" office:value-type="float" office:value="0.469033930111683" calcext:value-type="float">
            <text:p>0.469033930111683</text:p>
          </table:table-cell>
          <table:table-cell table:style-name="Default" table:number-columns-repeated="3"/>
          <table:table-cell table:number-columns-repeated="16366"/>
        </table:table-row>
        <table:table-row table:style-name="ro1">
          <table:table-cell table:formula="of:=[.F62]+([.$Q$1]*[.A14])" office:value-type="float" office:value="-0.102943977374792" calcext:value-type="float">
            <text:p>-0.102943977374792</text:p>
          </table:table-cell>
          <table:table-cell table:formula="of:=[.G62]+([.$Q$1]*[.B14])" office:value-type="float" office:value="-0.00381859948483138" calcext:value-type="float">
            <text:p>-0.00381859948483138</text:p>
          </table:table-cell>
          <table:table-cell table:formula="of:=[.H62]+([.$Q$1]*[.C14])" office:value-type="float" office:value="0.108978548330047" calcext:value-type="float">
            <text:p>0.108978548330047</text:p>
          </table:table-cell>
          <table:table-cell/>
          <table:table-cell table:style-name="Default"/>
          <table:table-cell table:style-name="Default" office:value-type="float" office:value="-0.103203573408871" calcext:value-type="float">
            <text:p>-0.103203573408871</text:p>
          </table:table-cell>
          <table:table-cell table:style-name="Default" office:value-type="float" office:value="-0.00479561832846929" calcext:value-type="float">
            <text:p>-0.00479561832846929</text:p>
          </table:table-cell>
          <table:table-cell table:style-name="Default" office:value-type="float" office:value="0.10799919173734" calcext:value-type="float">
            <text:p>0.10799919173734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float" office:value="-0.105409195267791" calcext:value-type="float">
            <text:p>-0.105409195267791</text:p>
          </table:table-cell>
          <table:table-cell table:style-name="Default" office:value-type="float" office:value="-0.201188653542301" calcext:value-type="float">
            <text:p>-0.201188653542301</text:p>
          </table:table-cell>
          <table:table-cell table:style-name="Default" office:value-type="float" office:value="0.474890739670446" calcext:value-type="float">
            <text:p>0.474890739670446</text:p>
          </table:table-cell>
          <table:table-cell table:style-name="Default" table:number-columns-repeated="3"/>
          <table:table-cell table:number-columns-repeated="16366"/>
        </table:table-row>
        <table:table-row table:style-name="ro1">
          <table:table-cell table:style-name="Default" table:number-columns-repeated="6"/>
          <table:table-cell table:number-columns-repeated="4"/>
          <table:table-cell table:style-name="Default" table:number-columns-repeated="2"/>
          <table:table-cell table:style-name="Default" office:value-type="float" office:value="0.524326786934585" calcext:value-type="float">
            <text:p>0.524326786934585</text:p>
          </table:table-cell>
          <table:table-cell table:style-name="Default" office:value-type="float" office:value="-0.084479092440229" calcext:value-type="float">
            <text:p>-0.084479092440229</text:p>
          </table:table-cell>
          <table:table-cell table:style-name="Default" office:value-type="float" office:value="-0.240699435899453" calcext:value-type="float">
            <text:p>-0.240699435899453</text:p>
          </table:table-cell>
          <table:table-cell table:style-name="Default" table:number-columns-repeated="3"/>
          <table:table-cell table:number-columns-repeated="16366"/>
        </table:table-row>
        <table:table-row table:style-name="ro1">
          <table:table-cell table:style-name="Default" table:formula="of:=SUM([.A53:.A58])" office:value-type="float" office:value="0.00936584109795968" calcext:value-type="float">
            <text:p>0.00936584109795968</text:p>
          </table:table-cell>
          <table:table-cell table:style-name="Default" table:formula="of:=SUM([.B53:.B58])" office:value-type="float" office:value="0.346595188490274" calcext:value-type="float">
            <text:p>0.346595188490274</text:p>
          </table:table-cell>
          <table:table-cell table:style-name="Default" table:formula="of:=SUM([.C53:.C58])" office:value-type="float" office:value="-0.355961029588234" calcext:value-type="float">
            <text:p>-0.355961029588234</text:p>
          </table:table-cell>
          <table:table-cell table:style-name="Default" office:value-type="string" calcext:value-type="string">
            <text:p>dB3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style-name="Default" office:value-type="float" office:value="0.581447201890673" calcext:value-type="float">
            <text:p>0.581447201890673</text:p>
          </table:table-cell>
          <table:table-cell table:style-name="Default" office:value-type="float" office:value="-0.106643923338604" calcext:value-type="float">
            <text:p>-0.106643923338604</text:p>
          </table:table-cell>
          <table:table-cell table:style-name="Default" office:value-type="float" office:value="-0.241582848110835" calcext:value-type="float">
            <text:p>-0.241582848110835</text:p>
          </table:table-cell>
          <table:table-cell table:style-name="Default" table:number-columns-repeated="3"/>
          <table:table-cell table:number-columns-repeated="16366"/>
        </table:table-row>
        <table:table-row table:style-name="ro1">
          <table:table-cell table:style-name="Default" table:number-columns-repeated="6"/>
          <table:table-cell table:number-columns-repeated="4"/>
          <table:table-cell table:style-name="Default" table:number-columns-repeated="2"/>
          <table:table-cell table:style-name="Default" office:value-type="float" office:value="-0.258680597560528" calcext:value-type="float">
            <text:p>-0.258680597560528</text:p>
          </table:table-cell>
          <table:table-cell table:style-name="Default" office:value-type="float" office:value="0.230451683666268" calcext:value-type="float">
            <text:p>0.230451683666268</text:p>
          </table:table-cell>
          <table:table-cell table:style-name="Default" office:value-type="float" office:value="-0.250279028316805" calcext:value-type="float">
            <text:p>-0.250279028316805</text:p>
          </table:table-cell>
          <table:table-cell table:style-name="Default" table:number-columns-repeated="3"/>
          <table:table-cell table:number-columns-repeated="16366"/>
        </table:table-row>
        <table:table-row table:style-name="ro1">
          <table:table-cell table:style-name="Default" table:formula="of:=MAX(0;[.M60])" office:value-type="float" office:value="0" calcext:value-type="float">
            <text:p>0</text:p>
          </table:table-cell>
          <table:table-cell table:style-name="Default" table:formula="of:=MAX(0;[.N60])" office:value-type="float" office:value="0.21091620420032" calcext:value-type="float">
            <text:p>0.21091620420032</text:p>
          </table:table-cell>
          <table:table-cell table:style-name="Default" table:formula="of:=MAX(0;[.O60])" office:value-type="float" office:value="0" calcext:value-type="float">
            <text:p>0</text:p>
          </table:table-cell>
          <table:table-cell table:style-name="Default" office:value-type="string" calcext:value-type="string">
            <text:p>dZ2</text:p>
          </table:table-cell>
          <table:table-cell table:style-name="Default" table:number-columns-repeated="14"/>
          <table:table-cell table:number-columns-repeated="16366"/>
        </table:table-row>
        <table:table-row table:style-name="ro1">
          <table:table-cell table:style-name="Default" table:formula="of:=MAX(0;[.M61])" office:value-type="float" office:value="0" calcext:value-type="float">
            <text:p>0</text:p>
          </table:table-cell>
          <table:table-cell table:style-name="Default" table:formula="of:=MAX(0;[.N61])" office:value-type="float" office:value="0" calcext:value-type="float">
            <text:p>0</text:p>
          </table:table-cell>
          <table:table-cell table:style-name="Default" table:formula="of:=MAX(0;[.O61])" office:value-type="float" office:value="0.469033930111683" calcext:value-type="float">
            <text:p>0.469033930111683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MAX(0;[.M62])" office:value-type="float" office:value="0" calcext:value-type="float">
            <text:p>0</text:p>
          </table:table-cell>
          <table:table-cell table:style-name="Default" table:formula="of:=MAX(0;[.N62])" office:value-type="float" office:value="0" calcext:value-type="float">
            <text:p>0</text:p>
          </table:table-cell>
          <table:table-cell table:style-name="Default" table:formula="of:=MAX(0;[.O62])" office:value-type="float" office:value="0.474890739670446" calcext:value-type="float">
            <text:p>0.474890739670446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MAX(0;[.M63])" office:value-type="float" office:value="0.524326786934585" calcext:value-type="float">
            <text:p>0.524326786934585</text:p>
          </table:table-cell>
          <table:table-cell table:style-name="Default" table:formula="of:=MAX(0;[.N63])" office:value-type="float" office:value="0" calcext:value-type="float">
            <text:p>0</text:p>
          </table:table-cell>
          <table:table-cell table:style-name="Default" table:formula="of:=MAX(0;[.O63])" office:value-type="float" office:value="0" calcext:value-type="float">
            <text:p>0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MAX(0;[.M64])" office:value-type="float" office:value="0.581447201890673" calcext:value-type="float">
            <text:p>0.581447201890673</text:p>
          </table:table-cell>
          <table:table-cell table:style-name="Default" table:formula="of:=MAX(0;[.N64])" office:value-type="float" office:value="0" calcext:value-type="float">
            <text:p>0</text:p>
          </table:table-cell>
          <table:table-cell table:style-name="Default" table:formula="of:=MAX(0;[.O64])" office:value-type="float" office:value="0" calcext:value-type="float">
            <text:p>0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MAX(0;[.M65])" office:value-type="float" office:value="0" calcext:value-type="float">
            <text:p>0</text:p>
          </table:table-cell>
          <table:table-cell table:style-name="Default" table:formula="of:=MAX(0;[.N65])" office:value-type="float" office:value="0.230451683666268" calcext:value-type="float">
            <text:p>0.230451683666268</text:p>
          </table:table-cell>
          <table:table-cell table:style-name="Default" table:formula="of:=MAX(0;[.O65])" office:value-type="float" office:value="0" calcext:value-type="float">
            <text:p>0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number-columns-repeated="18"/>
          <table:table-cell table:number-columns-repeated="16366"/>
        </table:table-row>
        <table:table-row table:style-name="ro1">
          <table:table-cell table:formula="of:=[.F73]+([.$Q$1]*[.A6])" office:value-type="float" office:value="0.110821561071571" calcext:value-type="float">
            <text:p>0.110821561071571</text:p>
          </table:table-cell>
          <table:table-cell table:formula="of:=[.G73]+([.$Q$1]*[.B6])" office:value-type="float" office:value="0.100700839636404" calcext:value-type="float">
            <text:p>0.100700839636404</text:p>
          </table:table-cell>
          <table:table-cell table:formula="of:=[.H73]+([.$Q$1]*[.C6])" office:value-type="float" office:value="0.162223253807895" calcext:value-type="float">
            <text:p>0.162223253807895</text:p>
          </table:table-cell>
          <table:table-cell office:value-type="string" calcext:value-type="string">
            <text:p>dW2</text:p>
          </table:table-cell>
          <table:table-cell table:style-name="Default"/>
          <table:table-cell table:style-name="Default" table:number-matrix-columns-spanned="3" table:number-matrix-rows-spanned="3" table:formula="of:=MMULT(TRANSPOSE([.A18:.C23]); [.A66:.C71])" office:value-type="float" office:value="0.110266643381411" calcext:value-type="float">
            <text:p>0.110266643381411</text:p>
          </table:table-cell>
          <table:table-cell table:style-name="Default" office:value-type="float" office:value="0.1004001813061" calcext:value-type="float">
            <text:p>0.1004001813061</text:p>
          </table:table-cell>
          <table:table-cell table:style-name="Default" office:value-type="float" office:value="0.161371839158849" calcext:value-type="float">
            <text:p>0.161371839158849</text:p>
          </table:table-cell>
          <table:table-cell table:style-name="Default" office:value-type="string" calcext:value-type="string">
            <text:p>dW2 before + reg*W</text:p>
          </table:table-cell>
          <table:table-cell table:style-name="Default" table:number-columns-repeated="9"/>
          <table:table-cell table:number-columns-repeated="16366"/>
        </table:table-row>
        <table:table-row table:style-name="ro1">
          <table:table-cell table:formula="of:=[.F74]+([.$Q$1]*[.A7])" office:value-type="float" office:value="0.239353286059802" calcext:value-type="float">
            <text:p>0.239353286059802</text:p>
          </table:table-cell>
          <table:table-cell table:formula="of:=[.G74]+([.$Q$1]*[.B7])" office:value-type="float" office:value="0.189090375166777" calcext:value-type="float">
            <text:p>0.189090375166777</text:p>
          </table:table-cell>
          <table:table-cell table:formula="of:=[.H74]+([.$Q$1]*[.C7])" office:value-type="float" office:value="0.478925829062939" calcext:value-type="float">
            <text:p>0.478925829062939</text:p>
          </table:table-cell>
          <table:table-cell/>
          <table:table-cell table:style-name="Default"/>
          <table:table-cell table:style-name="Default" office:value-type="float" office:value="0.238506886668481" calcext:value-type="float">
            <text:p>0.238506886668481</text:p>
          </table:table-cell>
          <table:table-cell table:style-name="Default" office:value-type="float" office:value="0.188200136759618" calcext:value-type="float">
            <text:p>0.188200136759618</text:p>
          </table:table-cell>
          <table:table-cell table:style-name="Default" office:value-type="float" office:value="0.478737301629338" calcext:value-type="float">
            <text:p>0.478737301629338</text:p>
          </table:table-cell>
          <table:table-cell table:style-name="Default" table:number-columns-repeated="10"/>
          <table:table-cell table:number-columns-repeated="16366"/>
        </table:table-row>
        <table:table-row table:style-name="ro1">
          <table:table-cell table:formula="of:=[.F75]+([.$Q$1]*[.A8])" office:value-type="float" office:value="0.131812608487533" calcext:value-type="float">
            <text:p>0.131812608487533</text:p>
          </table:table-cell>
          <table:table-cell table:formula="of:=[.G75]+([.$Q$1]*[.B8])" office:value-type="float" office:value="0.107167946109225" calcext:value-type="float">
            <text:p>0.107167946109225</text:p>
          </table:table-cell>
          <table:table-cell table:formula="of:=[.H75]+([.$Q$1]*[.C8])" office:value-type="float" office:value="0.221836658198761" calcext:value-type="float">
            <text:p>0.221836658198761</text:p>
          </table:table-cell>
          <table:table-cell/>
          <table:table-cell table:style-name="Default"/>
          <table:table-cell table:style-name="Default" office:value-type="float" office:value="0.131645275772207" calcext:value-type="float">
            <text:p>0.131645275772207</text:p>
          </table:table-cell>
          <table:table-cell table:style-name="Default" office:value-type="float" office:value="0.106761669678866" calcext:value-type="float">
            <text:p>0.106761669678866</text:p>
          </table:table-cell>
          <table:table-cell table:style-name="Default" office:value-type="float" office:value="0.221238201424532" calcext:value-type="float">
            <text:p>0.221238201424532</text:p>
          </table:table-cell>
          <table:table-cell table:style-name="Default" table:number-columns-repeated="10"/>
          <table:table-cell table:number-columns-repeated="16366"/>
        </table:table-row>
        <table:table-row table:style-name="ro1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Default" table:formula="of:=SUM([.A66:.A71])" office:value-type="float" office:value="1.10577398882526" calcext:value-type="float">
            <text:p>1.10577398882526</text:p>
          </table:table-cell>
          <table:table-cell table:style-name="Default" table:formula="of:=SUM([.B66:.B71])" office:value-type="float" office:value="0.441367887866588" calcext:value-type="float">
            <text:p>0.441367887866588</text:p>
          </table:table-cell>
          <table:table-cell table:style-name="Default" table:formula="of:=SUM([.C66:.C71])" office:value-type="float" office:value="0.943924669782129" calcext:value-type="float">
            <text:p>0.943924669782129</text:p>
          </table:table-cell>
          <table:table-cell table:style-name="Default" office:value-type="string" calcext:value-type="string">
            <text:p>dB2</text:p>
          </table:table-cell>
          <table:table-cell table:style-name="Default" table:number-columns-repeated="14"/>
          <table:table-cell table:number-columns-repeated="16366"/>
        </table:table-row>
        <table:table-row table:style-name="ro1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Default" table:formula="of:=MAX(0;[.G79])" office:value-type="float" office:value="0.0634137137891137" calcext:value-type="float">
            <text:p>0.0634137137891137</text:p>
          </table:table-cell>
          <table:table-cell table:style-name="Default" table:formula="of:=MAX(0;[.H79])" office:value-type="float" office:value="0.187765705671331" calcext:value-type="float">
            <text:p>0.187765705671331</text:p>
          </table:table-cell>
          <table:table-cell table:style-name="Default" table:formula="of:=MAX(0;[.I79])" office:value-type="float" office:value="0.0856902825475465" calcext:value-type="float">
            <text:p>0.0856902825475465</text:p>
          </table:table-cell>
          <table:table-cell table:style-name="Default" office:value-type="string" calcext:value-type="string">
            <text:p>dZ1</text:p>
          </table:table-cell>
          <table:table-cell table:style-name="Default" table:number-columns-repeated="2"/>
          <table:table-cell table:style-name="Default" table:number-matrix-columns-spanned="3" table:number-matrix-rows-spanned="6" table:formula="of:=MMULT([.A66:.C71];TRANSPOSE([.A6:.C8]))" office:value-type="float" office:value="0.0634137137891137" calcext:value-type="float">
            <text:p>0.0634137137891137</text:p>
          </table:table-cell>
          <table:table-cell table:style-name="Default" office:value-type="float" office:value="0.187765705671331" calcext:value-type="float">
            <text:p>0.187765705671331</text:p>
          </table:table-cell>
          <table:table-cell table:style-name="Default" office:value-type="float" office:value="0.0856902825475465" calcext:value-type="float">
            <text:p>0.0856902825475465</text:p>
          </table:table-cell>
          <table:table-cell table:style-name="Default" office:value-type="string" calcext:value-type="string">
            <text:p>dZ1 before ReLu</text:p>
          </table:table-cell>
          <table:table-cell table:style-name="Default" table:number-columns-repeated="8"/>
          <table:table-cell table:number-columns-repeated="16366"/>
        </table:table-row>
        <table:table-row table:style-name="ro1">
          <table:table-cell table:style-name="Default" table:formula="of:=MAX(0;[.G80])" office:value-type="float" office:value="0.399342358996412" calcext:value-type="float">
            <text:p>0.399342358996412</text:p>
          </table:table-cell>
          <table:table-cell table:style-name="Default" table:formula="of:=MAX(0;[.H80])" office:value-type="float" office:value="0.0884257631155682" calcext:value-type="float">
            <text:p>0.0884257631155682</text:p>
          </table:table-cell>
          <table:table-cell table:style-name="Default" table:formula="of:=MAX(0;[.I80])" office:value-type="float" office:value="0.280696532818435" calcext:value-type="float">
            <text:p>0.280696532818435</text:p>
          </table:table-cell>
          <table:table-cell table:style-name="Default" table:number-columns-repeated="3"/>
          <table:table-cell table:style-name="Default" office:value-type="float" office:value="0.399342358996412" calcext:value-type="float">
            <text:p>0.399342358996412</text:p>
          </table:table-cell>
          <table:table-cell table:style-name="Default" office:value-type="float" office:value="0.0884257631155682" calcext:value-type="float">
            <text:p>0.0884257631155682</text:p>
          </table:table-cell>
          <table:table-cell table:style-name="Default" office:value-type="float" office:value="0.280696532818435" calcext:value-type="float">
            <text:p>0.280696532818435</text:p>
          </table:table-cell>
          <table:table-cell table:style-name="Default" table:number-columns-repeated="9"/>
          <table:table-cell table:number-columns-repeated="16366"/>
        </table:table-row>
        <table:table-row table:style-name="ro1">
          <table:table-cell table:style-name="Default" table:formula="of:=MAX(0;[.G81])" office:value-type="float" office:value="0.404328932451411" calcext:value-type="float">
            <text:p>0.404328932451411</text:p>
          </table:table-cell>
          <table:table-cell table:style-name="Default" table:formula="of:=MAX(0;[.H81])" office:value-type="float" office:value="0.0895299323907692" calcext:value-type="float">
            <text:p>0.0895299323907692</text:p>
          </table:table-cell>
          <table:table-cell table:style-name="Default" table:formula="of:=MAX(0;[.I81])" office:value-type="float" office:value="0.284201580174244" calcext:value-type="float">
            <text:p>0.284201580174244</text:p>
          </table:table-cell>
          <table:table-cell table:style-name="Default" table:number-columns-repeated="3"/>
          <table:table-cell table:style-name="Default" office:value-type="float" office:value="0.404328932451411" calcext:value-type="float">
            <text:p>0.404328932451411</text:p>
          </table:table-cell>
          <table:table-cell table:style-name="Default" office:value-type="float" office:value="0.0895299323907692" calcext:value-type="float">
            <text:p>0.0895299323907692</text:p>
          </table:table-cell>
          <table:table-cell table:style-name="Default" office:value-type="float" office:value="0.284201580174244" calcext:value-type="float">
            <text:p>0.284201580174244</text:p>
          </table:table-cell>
          <table:table-cell table:style-name="Default" table:number-columns-repeated="9"/>
          <table:table-cell table:number-columns-repeated="16366"/>
        </table:table-row>
        <table:table-row table:style-name="ro1">
          <table:table-cell table:style-name="Default" table:formula="of:=MAX(0;[.G82])" office:value-type="float" office:value="0.290958209494869" calcext:value-type="float">
            <text:p>0.290958209494869</text:p>
          </table:table-cell>
          <table:table-cell table:style-name="Default" table:formula="of:=MAX(0;[.H82])" office:value-type="float" office:value="0.44378987331462" calcext:value-type="float">
            <text:p>0.44378987331462</text:p>
          </table:table-cell>
          <table:table-cell table:style-name="Default" table:formula="of:=MAX(0;[.I82])" office:value-type="float" office:value="0.0877370249761314" calcext:value-type="float">
            <text:p>0.0877370249761314</text:p>
          </table:table-cell>
          <table:table-cell table:style-name="Default" table:number-columns-repeated="3"/>
          <table:table-cell table:style-name="Default" office:value-type="float" office:value="0.290958209494869" calcext:value-type="float">
            <text:p>0.290958209494869</text:p>
          </table:table-cell>
          <table:table-cell table:style-name="Default" office:value-type="float" office:value="0.44378987331462" calcext:value-type="float">
            <text:p>0.44378987331462</text:p>
          </table:table-cell>
          <table:table-cell table:style-name="Default" office:value-type="float" office:value="0.0877370249761314" calcext:value-type="float">
            <text:p>0.0877370249761314</text:p>
          </table:table-cell>
          <table:table-cell table:style-name="Default" table:number-columns-repeated="9"/>
          <table:table-cell table:number-columns-repeated="16366"/>
        </table:table-row>
        <table:table-row table:style-name="ro1">
          <table:table-cell table:style-name="Default" table:formula="of:=MAX(0;[.G83])" office:value-type="float" office:value="0.322655338223294" calcext:value-type="float">
            <text:p>0.322655338223294</text:p>
          </table:table-cell>
          <table:table-cell table:style-name="Default" table:formula="of:=MAX(0;[.H83])" office:value-type="float" office:value="0.492136557765444" calcext:value-type="float">
            <text:p>0.492136557765444</text:p>
          </table:table-cell>
          <table:table-cell table:style-name="Default" table:formula="of:=MAX(0;[.I83])" office:value-type="float" office:value="0.0972951391113044" calcext:value-type="float">
            <text:p>0.0972951391113044</text:p>
          </table:table-cell>
          <table:table-cell table:style-name="Default" table:number-columns-repeated="3"/>
          <table:table-cell table:style-name="Default" office:value-type="float" office:value="0.322655338223294" calcext:value-type="float">
            <text:p>0.322655338223294</text:p>
          </table:table-cell>
          <table:table-cell table:style-name="Default" office:value-type="float" office:value="0.492136557765444" calcext:value-type="float">
            <text:p>0.492136557765444</text:p>
          </table:table-cell>
          <table:table-cell table:style-name="Default" office:value-type="float" office:value="0.0972951391113044" calcext:value-type="float">
            <text:p>0.0972951391113044</text:p>
          </table:table-cell>
          <table:table-cell table:style-name="Default" table:number-columns-repeated="9"/>
          <table:table-cell table:number-columns-repeated="16366"/>
        </table:table-row>
        <table:table-row table:style-name="ro1">
          <table:table-cell table:style-name="Default" table:formula="of:=MAX(0;[.G84])" office:value-type="float" office:value="0.0692872184270509" calcext:value-type="float">
            <text:p>0.0692872184270509</text:p>
          </table:table-cell>
          <table:table-cell table:style-name="Default" table:formula="of:=MAX(0;[.H84])" office:value-type="float" office:value="0.205156939794185" calcext:value-type="float">
            <text:p>0.205156939794185</text:p>
          </table:table-cell>
          <table:table-cell table:style-name="Default" table:formula="of:=MAX(0;[.I84])" office:value-type="float" office:value="0.0936270874103388" calcext:value-type="float">
            <text:p>0.0936270874103388</text:p>
          </table:table-cell>
          <table:table-cell table:style-name="Default" table:number-columns-repeated="3"/>
          <table:table-cell table:style-name="Default" office:value-type="float" office:value="0.0692872184270509" calcext:value-type="float">
            <text:p>0.0692872184270509</text:p>
          </table:table-cell>
          <table:table-cell table:style-name="Default" office:value-type="float" office:value="0.205156939794185" calcext:value-type="float">
            <text:p>0.205156939794185</text:p>
          </table:table-cell>
          <table:table-cell table:style-name="Default" office:value-type="float" office:value="0.0936270874103388" calcext:value-type="float">
            <text:p>0.0936270874103388</text:p>
          </table:table-cell>
          <table:table-cell table:style-name="Default" table:number-columns-repeated="9"/>
          <table:table-cell table:number-columns-repeated="16366"/>
        </table:table-row>
        <table:table-row table:style-name="ro1">
          <table:table-cell table:style-name="Default" table:number-columns-repeated="18"/>
          <table:table-cell table:number-columns-repeated="16366"/>
        </table:table-row>
        <table:table-row table:style-name="ro1">
          <table:table-cell table:formula="of:=[.F86]+([.$Q$1]*[.A1])" office:value-type="float" office:value="0.596831508107681" calcext:value-type="float">
            <text:p>0.596831508107681</text:p>
          </table:table-cell>
          <table:table-cell table:formula="of:=[.G86]+([.$Q$1]*[.B1])" office:value-type="float" office:value="0.173897261084452" calcext:value-type="float">
            <text:p>0.173897261084452</text:p>
          </table:table-cell>
          <table:table-cell table:formula="of:=[.H86]+([.$Q$1]*[.C1])" office:value-type="float" office:value="0.472462020712441" calcext:value-type="float">
            <text:p>0.472462020712441</text:p>
          </table:table-cell>
          <table:table-cell/>
          <table:table-cell table:style-name="Default"/>
          <table:table-cell table:style-name="Default" table:number-matrix-columns-spanned="3" table:number-matrix-rows-spanned="2" table:formula="of:=MMULT(TRANSPOSE([.F1:.G6]); [.A79:.C84])" office:value-type="float" office:value="0.596531919519149" calcext:value-type="float">
            <text:p>0.596531919519149</text:p>
          </table:table-cell>
          <table:table-cell table:style-name="Default" office:value-type="float" office:value="0.172975876535088" calcext:value-type="float">
            <text:p>0.172975876535088</text:p>
          </table:table-cell>
          <table:table-cell table:style-name="Default" office:value-type="float" office:value="0.471980671266686" calcext:value-type="float">
            <text:p>0.471980671266686</text:p>
          </table:table-cell>
          <table:table-cell table:style-name="Default" office:value-type="string" calcext:value-type="string">
            <text:p>dW1 before + reg*W</text:p>
          </table:table-cell>
          <table:table-cell table:style-name="Default" table:number-columns-repeated="9"/>
          <table:table-cell table:number-columns-repeated="16366"/>
        </table:table-row>
        <table:table-row table:style-name="ro1">
          <table:table-cell table:formula="of:=[.F87]+([.$Q$1]*[.A2])" office:value-type="float" office:value="-0.415718706186755" calcext:value-type="float">
            <text:p>-0.415718706186755</text:p>
          </table:table-cell>
          <table:table-cell table:formula="of:=[.G87]+([.$Q$1]*[.B2])" office:value-type="float" office:value="-0.296368800343014" calcext:value-type="float">
            <text:p>-0.296368800343014</text:p>
          </table:table-cell>
          <table:table-cell table:formula="of:=[.H87]+([.$Q$1]*[.C2])" office:value-type="float" office:value="-0.193320229790142" calcext:value-type="float">
            <text:p>-0.193320229790142</text:p>
          </table:table-cell>
          <table:table-cell/>
          <table:table-cell table:style-name="Default"/>
          <table:table-cell table:style-name="Default" office:value-type="float" office:value="-0.416428832861166" calcext:value-type="float">
            <text:p>-0.416428832861166</text:p>
          </table:table-cell>
          <table:table-cell table:style-name="Default" office:value-type="float" office:value="-0.297045336518665" calcext:value-type="float">
            <text:p>-0.297045336518665</text:p>
          </table:table-cell>
          <table:table-cell table:style-name="Default" office:value-type="float" office:value="-0.193779207306881" calcext:value-type="float">
            <text:p>-0.193779207306881</text:p>
          </table:table-cell>
          <table:table-cell table:style-name="Default" table:number-columns-repeated="10"/>
          <table:table-cell table:number-columns-repeated="16366"/>
        </table:table-row>
        <table:table-row table:style-name="ro1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Default" table:formula="of:=SUM([.A79:.A84])" office:value-type="float" office:value="1.54998577138215" calcext:value-type="float">
            <text:p>1.54998577138215</text:p>
          </table:table-cell>
          <table:table-cell table:style-name="Default" table:formula="of:=SUM([.B79:.B84])" office:value-type="float" office:value="1.50680477205192" calcext:value-type="float">
            <text:p>1.50680477205192</text:p>
          </table:table-cell>
          <table:table-cell table:style-name="Default" table:formula="of:=SUM([.C79:.C84])" office:value-type="float" office:value="0.929247647038" calcext:value-type="float">
            <text:p>0.929247647038</text:p>
          </table:table-cell>
          <table:table-cell table:style-name="Default" office:value-type="string" calcext:value-type="string">
            <text:p>dB1</text:p>
          </table:table-cell>
          <table:table-cell table:style-name="Default" table:number-columns-repeated="14"/>
          <table:table-cell table:number-columns-repeated="16366"/>
        </table:table-row>
        <table:table-row table:style-name="ro1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2" office:value-type="string" calcext:value-type="string">
            <text:p>EPOCH2</text:p>
          </table:table-cell>
          <table:table-cell table:style-name="Default" table:number-columns-repeated="17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formula="of:=[.A1]+([.$Q$2]*[.A86]*-1)" office:value-type="float" office:value="0.239905437721382" calcext:value-type="float">
            <text:p>0.239905437721382</text:p>
          </table:table-cell>
          <table:table-cell table:formula="of:=[.B1]+([.$Q$2]*[.B86]*-1)" office:value-type="float" office:value="0.903994823255234" calcext:value-type="float">
            <text:p>0.903994823255234</text:p>
          </table:table-cell>
          <table:table-cell table:formula="of:=[.C1]+([.$Q$2]*[.C86]*-1)" office:value-type="float" office:value="0.434103243683181" calcext:value-type="float">
            <text:p>0.434103243683181</text:p>
          </table:table-cell>
          <table:table-cell office:value-type="string" calcext:value-type="string">
            <text:p>w1</text:p>
          </table:table-cell>
          <table:table-cell/>
          <table:table-cell office:value-type="float" office:value="0.111109791978521" calcext:value-type="float">
            <text:p>0.111109791978521</text:p>
          </table:table-cell>
          <table:table-cell office:value-type="float" office:value="0.451813130126501" calcext:value-type="float">
            <text:p>0.4518131301265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g</text:p>
          </table:table-cell>
          <table:table-cell office:value-type="float" office:value="0.001" calcext:value-type="float">
            <text:p>0.001</text:p>
          </table:table-cell>
          <table:table-cell table:number-columns-repeated="16367"/>
        </table:table-row>
        <table:table-row table:style-name="ro1">
          <table:table-cell table:formula="of:=[.A2]+([.$Q$2]*[.A87]*-1)" office:value-type="float" office:value="0.751698545029863" calcext:value-type="float">
            <text:p>0.751698545029863</text:p>
          </table:table-cell>
          <table:table-cell table:formula="of:=[.B2]+([.$Q$2]*[.B87]*-1)" office:value-type="float" office:value="0.706173055685294" calcext:value-type="float">
            <text:p>0.706173055685294</text:p>
          </table:table-cell>
          <table:table-cell table:formula="of:=[.C2]+([.$Q$2]*[.C87]*-1)" office:value-type="float" office:value="0.478309539717969" calcext:value-type="float">
            <text:p>0.478309539717969</text:p>
          </table:table-cell>
          <table:table-cell table:number-columns-repeated="2"/>
          <table:table-cell office:value-type="float" office:value="0.688599100248087" calcext:value-type="float">
            <text:p>0.688599100248087</text:p>
          </table:table-cell>
          <table:table-cell office:value-type="float" office:value="-0.710104194945701" calcext:value-type="float">
            <text:p>-0.7101041949457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ep</text:p>
          </table:table-cell>
          <table:table-cell office:value-type="float" office:value="0.1" calcext:value-type="float">
            <text:p>0.1</text:p>
          </table:table-cell>
          <table:table-cell table:number-columns-repeated="16367"/>
        </table:table-row>
        <table:table-row table:style-name="ro1">
          <table:table-cell table:number-columns-repeated="5"/>
          <table:table-cell office:value-type="float" office:value="0.836854142318781" calcext:value-type="float">
            <text:p>0.836854142318781</text:p>
          </table:table-cell>
          <table:table-cell office:value-type="float" office:value="0.125465502028214" calcext:value-type="float">
            <text:p>0.1254655020282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4]+([.A89]*[.$Q$2]*-1)" office:value-type="float" office:value="-0.154998577138215" calcext:value-type="float">
            <text:p>-0.154998577138215</text:p>
          </table:table-cell>
          <table:table-cell table:formula="of:=[.B4]+([.B89]*[.$Q$2]*-1)" office:value-type="float" office:value="-0.150680477205192" calcext:value-type="float">
            <text:p>-0.150680477205192</text:p>
          </table:table-cell>
          <table:table-cell table:formula="of:=[.C4]+([.C89]*[.$Q$2]*-1)" office:value-type="float" office:value="-0.0929247647038" calcext:value-type="float">
            <text:p>-0.0929247647038</text:p>
          </table:table-cell>
          <table:table-cell office:value-type="string" calcext:value-type="string">
            <text:p>b1</text:p>
          </table:table-cell>
          <table:table-cell/>
          <table:table-cell office:value-type="float" office:value="-0.608405497636609" calcext:value-type="float">
            <text:p>-0.608405497636609</text:p>
          </table:table-cell>
          <table:table-cell office:value-type="float" office:value="-0.84091789389624" calcext:value-type="float">
            <text:p>-0.840917893896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number-columns-repeated="5"/>
          <table:table-cell office:value-type="float" office:value="0.360905446324185" calcext:value-type="float">
            <text:p>0.360905446324185</text:p>
          </table:table-cell>
          <table:table-cell office:value-type="float" office:value="0.114794391863328" calcext:value-type="float">
            <text:p>0.1147943918633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formula="of:=[.A6]+([.$Q$2]*[.A73]*-1)" office:value-type="float" office:value="0.543835534053061" calcext:value-type="float">
            <text:p>0.543835534053061</text:p>
          </table:table-cell>
          <table:table-cell table:formula="of:=[.B6]+([.$Q$2]*[.B73]*-1)" office:value-type="float" office:value="0.290588246341251" calcext:value-type="float">
            <text:p>0.290588246341251</text:p>
          </table:table-cell>
          <table:table-cell table:formula="of:=[.C6]+([.$Q$2]*[.C73]*-1)" office:value-type="float" office:value="0.835192323664587" calcext:value-type="float">
            <text:p>0.835192323664587</text:p>
          </table:table-cell>
          <table:table-cell office:value-type="string" calcext:value-type="string">
            <text:p>w2</text:p>
          </table:table-cell>
          <table:table-cell/>
          <table:table-cell office:value-type="float" office:value="0.529786158492623" calcext:value-type="float">
            <text:p>0.529786158492623</text:p>
          </table:table-cell>
          <table:table-cell office:value-type="float" office:value="-0.0664146754607276" calcext:value-type="float">
            <text:p>-0.06641467546072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formula="of:=[.A7]+([.$Q$2]*[.A74]*-1)" office:value-type="float" office:value="0.822464062714814" calcext:value-type="float">
            <text:p>0.822464062714814</text:p>
          </table:table-cell>
          <table:table-cell table:formula="of:=[.B7]+([.$Q$2]*[.B74]*-1)" office:value-type="float" office:value="0.871329369642396" calcext:value-type="float">
            <text:p>0.871329369642396</text:p>
          </table:table-cell>
          <table:table-cell table:formula="of:=[.C7]+([.$Q$2]*[.C74]*-1)" office:value-type="float" office:value="0.140634850694326" calcext:value-type="float">
            <text:p>0.140634850694326</text:p>
          </table:table-cell>
          <table:table-cell table:number-columns-repeated="16381"/>
        </table:table-row>
        <table:table-row table:style-name="ro1">
          <table:table-cell table:formula="of:=[.A8]+([.$Q$2]*[.A75]*-1)" office:value-type="float" office:value="0.154151454477648" calcext:value-type="float">
            <text:p>0.154151454477648</text:p>
          </table:table-cell>
          <table:table-cell table:formula="of:=[.B8]+([.$Q$2]*[.B75]*-1)" office:value-type="float" office:value="0.395559635748886" calcext:value-type="float">
            <text:p>0.395559635748886</text:p>
          </table:table-cell>
          <table:table-cell table:formula="of:=[.C8]+([.$Q$2]*[.C75]*-1)" office:value-type="float" office:value="0.576273108408798" calcext:value-type="float">
            <text:p>0.57627310840879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A10]+([.A77]*[.$Q$2]*-1)" office:value-type="float" office:value="-0.110577398882526" calcext:value-type="float">
            <text:p>-0.110577398882526</text:p>
          </table:table-cell>
          <table:table-cell table:formula="of:=[.B10]+([.B77]*[.$Q$2]*-1)" office:value-type="float" office:value="-0.0441367887866588" calcext:value-type="float">
            <text:p>-0.0441367887866588</text:p>
          </table:table-cell>
          <table:table-cell table:formula="of:=[.C10]+([.C77]*[.$Q$2]*-1)" office:value-type="float" office:value="-0.0943924669782129" calcext:value-type="float">
            <text:p>-0.0943924669782129</text:p>
          </table:table-cell>
          <table:table-cell office:value-type="string" calcext:value-type="string">
            <text:p>b2</text:p>
          </table:table-cell>
          <table:table-cell table:number-columns-repeated="16380"/>
        </table:table-row>
        <table:table-row table:style-name="ro1">
          <table:table-cell table:number-columns-repeated="5"/>
          <table:table-cell office:value-type="string" calcext:value-type="string">
            <text:p>W.X + b</text:p>
          </table:table-cell>
          <table:table-cell table:number-columns-repeated="4"/>
          <table:table-cell office:value-type="string" calcext:value-type="string">
            <text:p>W.X</text:p>
          </table:table-cell>
          <table:table-cell table:number-columns-repeated="4"/>
          <table:table-cell office:value-type="string" calcext:value-type="string">
            <text:p>W1 ^ 2</text:p>
          </table:table-cell>
          <table:table-cell table:number-columns-repeated="16368"/>
        </table:table-row>
        <table:table-row table:style-name="ro1">
          <table:table-cell table:formula="of:=[.A12]+([.$Q$2]*[.A60]*-1)" office:value-type="float" office:value="0.837219047570886" calcext:value-type="float">
            <text:p>0.837219047570886</text:p>
          </table:table-cell>
          <table:table-cell table:formula="of:=[.B12]+([.$Q$2]*[.B60]*-1)" office:value-type="float" office:value="0.913937272973755" calcext:value-type="float">
            <text:p>0.913937272973755</text:p>
          </table:table-cell>
          <table:table-cell table:formula="of:=[.C12]+([.$Q$2]*[.C60]*-1)" office:value-type="float" office:value="0.0644359301666158" calcext:value-type="float">
            <text:p>0.0644359301666158</text:p>
          </table:table-cell>
          <table:table-cell office:value-type="string" calcext:value-type="string">
            <text:p>w3</text:p>
          </table:table-cell>
          <table:table-cell/>
          <table:table-cell table:formula="of:=[.K104]+[.A$96]" office:value-type="float" office:value="0.211284538683002" calcext:value-type="float">
            <text:p>0.211284538683002</text:p>
          </table:table-cell>
          <table:table-cell table:formula="of:=[.L104]+[.B$96]" office:value-type="float" office:value="0.268820458256526" calcext:value-type="float">
            <text:p>0.268820458256526</text:p>
          </table:table-cell>
          <table:table-cell table:formula="of:=[.M104]+[.C$96]" office:value-type="float" office:value="0.171414886708381" calcext:value-type="float">
            <text:p>0.171414886708381</text:p>
          </table:table-cell>
          <table:table-cell table:number-columns-repeated="2"/>
          <table:table-cell table:number-matrix-columns-spanned="3" table:number-matrix-rows-spanned="6" table:formula="of:=MMULT([.F93:.G98];[.A93:.C94] )" office:value-type="float" office:value="0.366283115821218" calcext:value-type="float">
            <text:p>0.366283115821218</text:p>
          </table:table-cell>
          <table:table-cell office:value-type="float" office:value="0.419500935461718" calcext:value-type="float">
            <text:p>0.419500935461718</text:p>
          </table:table-cell>
          <table:table-cell office:value-type="float" office:value="0.264339651412181" calcext:value-type="float">
            <text:p>0.264339651412181</text:p>
          </table:table-cell>
          <table:table-cell table:number-columns-repeated="2"/>
          <table:table-cell table:formula="of:=POWER([.A93];2)" office:value-type="float" office:value="0.0575546190482878" calcext:value-type="float">
            <text:p>0.0575546190482878</text:p>
          </table:table-cell>
          <table:table-cell table:formula="of:=POWER([.B93];2)" office:value-type="float" office:value="0.817206640472261" calcext:value-type="float">
            <text:p>0.817206640472261</text:p>
          </table:table-cell>
          <table:table-cell table:formula="of:=POWER([.C93];2)" office:value-type="float" office:value="0.188445626176259" calcext:value-type="float">
            <text:p>0.188445626176259</text:p>
          </table:table-cell>
          <table:table-cell table:number-columns-repeated="16366"/>
        </table:table-row>
        <table:table-row table:style-name="ro1">
          <table:table-cell table:formula="of:=[.A13]+([.$Q$2]*[.A61]*-1)" office:value-type="float" office:value="0.673841670301059" calcext:value-type="float">
            <text:p>0.673841670301059</text:p>
          </table:table-cell>
          <table:table-cell table:formula="of:=[.B13]+([.$Q$2]*[.B61]*-1)" office:value-type="float" office:value="0.23062601383" calcext:value-type="float">
            <text:p>0.23062601383</text:p>
          </table:table-cell>
          <table:table-cell table:formula="of:=[.C13]+([.$Q$2]*[.C61]*-1)" office:value-type="float" office:value="0.553151755174371" calcext:value-type="float">
            <text:p>0.553151755174371</text:p>
          </table:table-cell>
          <table:table-cell table:number-columns-repeated="2"/>
          <table:table-cell table:formula="of:=[.K105]+[.A$96]" office:value-type="float" office:value="-0.523584198738933" calcext:value-type="float">
            <text:p>-0.523584198738933</text:p>
          </table:table-cell>
          <table:table-cell table:formula="of:=[.L105]+[.B$96]" office:value-type="float" office:value="-0.029646904482461" calcext:value-type="float">
            <text:p>-0.029646904482461</text:p>
          </table:table-cell>
          <table:table-cell table:formula="of:=[.M105]+[.C$96]" office:value-type="float" office:value="-0.133651272325063" calcext:value-type="float">
            <text:p>-0.133651272325063</text:p>
          </table:table-cell>
          <table:table-cell table:number-columns-repeated="2"/>
          <table:table-cell office:value-type="float" office:value="-0.368585621600718" calcext:value-type="float">
            <text:p>-0.368585621600718</text:p>
          </table:table-cell>
          <table:table-cell office:value-type="float" office:value="0.121033572722731" calcext:value-type="float">
            <text:p>0.121033572722731</text:p>
          </table:table-cell>
          <table:table-cell office:value-type="float" office:value="-0.0407265076212628" calcext:value-type="float">
            <text:p>-0.0407265076212628</text:p>
          </table:table-cell>
          <table:table-cell table:number-columns-repeated="2"/>
          <table:table-cell table:formula="of:=POWER([.A94];2)" office:value-type="float" office:value="0.565050702600012" calcext:value-type="float">
            <text:p>0.565050702600012</text:p>
          </table:table-cell>
          <table:table-cell table:formula="of:=POWER([.B94];2)" office:value-type="float" office:value="0.498680384575906" calcext:value-type="float">
            <text:p>0.498680384575906</text:p>
          </table:table-cell>
          <table:table-cell table:formula="of:=POWER([.C94];2)" office:value-type="float" office:value="0.228780015785216" calcext:value-type="float">
            <text:p>0.228780015785216</text:p>
          </table:table-cell>
          <table:table-cell table:number-columns-repeated="16366"/>
        </table:table-row>
        <table:table-row table:style-name="ro1">
          <table:table-cell table:formula="of:=[.A14]+([.$Q$2]*[.A62]*-1)" office:value-type="float" office:value="0.269890431816116" calcext:value-type="float">
            <text:p>0.269890431816116</text:p>
          </table:table-cell>
          <table:table-cell table:formula="of:=[.B14]+([.$Q$2]*[.B62]*-1)" office:value-type="float" office:value="0.977400703586394" calcext:value-type="float">
            <text:p>0.977400703586394</text:p>
          </table:table-cell>
          <table:table-cell table:formula="of:=[.C14]+([.$Q$2]*[.C62]*-1)" office:value-type="float" office:value="0.968458737874448" calcext:value-type="float">
            <text:p>0.968458737874448</text:p>
          </table:table-cell>
          <table:table-cell table:number-columns-repeated="2"/>
          <table:table-cell table:formula="of:=[.K106]+[.A$96]" office:value-type="float" office:value="0.140079517509773" calcext:value-type="float">
            <text:p>0.140079517509773</text:p>
          </table:table-cell>
          <table:table-cell table:formula="of:=[.L106]+[.B$96]" office:value-type="float" office:value="0.694431692221038" calcext:value-type="float">
            <text:p>0.694431692221038</text:p>
          </table:table-cell>
          <table:table-cell table:formula="of:=[.M106]+[.C$96]" office:value-type="float" office:value="0.330367679492088" calcext:value-type="float">
            <text:p>0.330367679492088</text:p>
          </table:table-cell>
          <table:table-cell table:number-columns-repeated="2"/>
          <table:table-cell office:value-type="float" office:value="0.295078094647988" calcext:value-type="float">
            <text:p>0.295078094647988</text:p>
          </table:table-cell>
          <table:table-cell office:value-type="float" office:value="0.84511216942623" calcext:value-type="float">
            <text:p>0.84511216942623</text:p>
          </table:table-cell>
          <table:table-cell office:value-type="float" office:value="0.423292444195888" calcext:value-type="float">
            <text:p>0.423292444195888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formula="of:=[.K107]+[.A$96]" office:value-type="float" office:value="-0.933075121692201" calcext:value-type="float">
            <text:p>-0.933075121692201</text:p>
          </table:table-cell>
          <table:table-cell table:formula="of:=[.L107]+[.B$96]" office:value-type="float" office:value="-1.29450945622186" calcext:value-type="float">
            <text:p>-1.29450945622186</text:p>
          </table:table-cell>
          <table:table-cell table:formula="of:=[.M107]+[.C$96]" office:value-type="float" office:value="-0.759254615472647" calcext:value-type="float">
            <text:p>-0.759254615472647</text:p>
          </table:table-cell>
          <table:table-cell table:number-columns-repeated="2"/>
          <table:table-cell office:value-type="float" office:value="-0.778076544553986" calcext:value-type="float">
            <text:p>-0.778076544553986</text:p>
          </table:table-cell>
          <table:table-cell office:value-type="float" office:value="-1.14382897901667" calcext:value-type="float">
            <text:p>-1.14382897901667</text:p>
          </table:table-cell>
          <table:table-cell office:value-type="float" office:value="-0.666329850768846" calcext:value-type="float">
            <text:p>-0.666329850768846</text:p>
          </table:table-cell>
          <table:table-cell table:number-columns-repeated="2"/>
          <table:table-cell office:value-type="string" calcext:value-type="string">
            <text:p>W2 ^ 2</text:p>
          </table:table-cell>
          <table:table-cell table:number-columns-repeated="16368"/>
        </table:table-row>
        <table:table-row table:style-name="ro1">
          <table:table-cell table:formula="of:=[.A16]+([.A64]*[.$Q$2]*-1)" office:value-type="float" office:value="-0.000936584109795968" calcext:value-type="float">
            <text:p>-0.000936584109795968</text:p>
          </table:table-cell>
          <table:table-cell table:formula="of:=[.B16]+([.B64]*[.$Q$2]*-1)" office:value-type="float" office:value="-0.0346595188490274" calcext:value-type="float">
            <text:p>-0.0346595188490274</text:p>
          </table:table-cell>
          <table:table-cell table:formula="of:=[.C16]+([.C64]*[.$Q$2]*-1)" office:value-type="float" office:value="0.0355961029588234" calcext:value-type="float">
            <text:p>0.0355961029588234</text:p>
          </table:table-cell>
          <table:table-cell office:value-type="string" calcext:value-type="string">
            <text:p>b3</text:p>
          </table:table-cell>
          <table:table-cell/>
          <table:table-cell table:formula="of:=[.K108]+[.A$96]" office:value-type="float" office:value="0.0178753792794707" calcext:value-type="float">
            <text:p>0.0178753792794707</text:p>
          </table:table-cell>
          <table:table-cell table:formula="of:=[.L108]+[.B$96]" office:value-type="float" office:value="0.256640884434153" calcext:value-type="float">
            <text:p>0.256640884434153</text:p>
          </table:table-cell>
          <table:table-cell table:formula="of:=[.M108]+[.C$96]" office:value-type="float" office:value="0.118652712942807" calcext:value-type="float">
            <text:p>0.118652712942807</text:p>
          </table:table-cell>
          <table:table-cell table:number-columns-repeated="2"/>
          <table:table-cell office:value-type="float" office:value="0.172873956417686" calcext:value-type="float">
            <text:p>0.172873956417686</text:p>
          </table:table-cell>
          <table:table-cell office:value-type="float" office:value="0.407321361639344" calcext:value-type="float">
            <text:p>0.407321361639344</text:p>
          </table:table-cell>
          <table:table-cell office:value-type="float" office:value="0.211577477646607" calcext:value-type="float">
            <text:p>0.211577477646607</text:p>
          </table:table-cell>
          <table:table-cell table:number-columns-repeated="2"/>
          <table:table-cell table:formula="of:=POWER([.A98];2)" office:value-type="float" office:value="0.295757088098778" calcext:value-type="float">
            <text:p>0.295757088098778</text:p>
          </table:table-cell>
          <table:table-cell table:formula="of:=POWER([.B98];2)" office:value-type="float" office:value="0.0844415289116833" calcext:value-type="float">
            <text:p>0.0844415289116833</text:p>
          </table:table-cell>
          <table:table-cell table:formula="of:=POWER([.C98];2)" office:value-type="float" office:value="0.697546217508251" calcext:value-type="float">
            <text:p>0.697546217508251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formula="of:=[.K109]+[.A$96]" office:value-type="float" office:value="-0.0778238117987725" calcext:value-type="float">
            <text:p>-0.0778238117987725</text:p>
          </table:table-cell>
          <table:table-cell table:formula="of:=[.L109]+[.B$96]" office:value-type="float" office:value="0.281343213191967" calcext:value-type="float">
            <text:p>0.281343213191967</text:p>
          </table:table-cell>
          <table:table-cell table:formula="of:=[.M109]+[.C$96]" office:value-type="float" office:value="0.10529035230616" calcext:value-type="float">
            <text:p>0.10529035230616</text:p>
          </table:table-cell>
          <table:table-cell table:number-columns-repeated="2"/>
          <table:table-cell office:value-type="float" office:value="0.0771747653394427" calcext:value-type="float">
            <text:p>0.0771747653394427</text:p>
          </table:table-cell>
          <table:table-cell office:value-type="float" office:value="0.432023690397159" calcext:value-type="float">
            <text:p>0.432023690397159</text:p>
          </table:table-cell>
          <table:table-cell office:value-type="float" office:value="0.198215117009961" calcext:value-type="float">
            <text:p>0.198215117009961</text:p>
          </table:table-cell>
          <table:table-cell table:number-columns-repeated="2"/>
          <table:table-cell table:formula="of:=POWER([.A99];2)" office:value-type="float" office:value="0.676447134457357" calcext:value-type="float">
            <text:p>0.676447134457357</text:p>
          </table:table-cell>
          <table:table-cell table:formula="of:=POWER([.B99];2)" office:value-type="float" office:value="0.759214870401416" calcext:value-type="float">
            <text:p>0.759214870401416</text:p>
          </table:table-cell>
          <table:table-cell table:formula="of:=POWER([.C99];2)" office:value-type="float" office:value="0.0197781612298154" calcext:value-type="float">
            <text:p>0.0197781612298154</text:p>
          </table:table-cell>
          <table:table-cell table:number-columns-repeated="16366"/>
        </table:table-row>
        <table:table-row table:style-name="ro1">
          <table:table-cell table:formula="of:=MAX(0; [.F104])" office:value-type="float" office:value="0.211284538683002" calcext:value-type="float">
            <text:p>0.211284538683002</text:p>
          </table:table-cell>
          <table:table-cell table:formula="of:=MAX(0; [.G104])" office:value-type="float" office:value="0.268820458256526" calcext:value-type="float">
            <text:p>0.268820458256526</text:p>
          </table:table-cell>
          <table:table-cell table:formula="of:=MAX(0; [.H104])" office:value-type="float" office:value="0.171414886708381" calcext:value-type="float">
            <text:p>0.171414886708381</text:p>
          </table:table-cell>
          <table:table-cell office:value-type="string" calcext:value-type="string">
            <text:p>y1</text:p>
          </table:table-cell>
          <table:table-cell table:number-columns-repeated="11"/>
          <table:table-cell table:formula="of:=POWER([.A100];2)" office:value-type="float" office:value="0.0237626709175743" calcext:value-type="float">
            <text:p>0.0237626709175743</text:p>
          </table:table-cell>
          <table:table-cell table:formula="of:=POWER([.B100];2)" office:value-type="float" office:value="0.156467425433791" calcext:value-type="float">
            <text:p>0.156467425433791</text:p>
          </table:table-cell>
          <table:table-cell table:formula="of:=POWER([.C100];2)" office:value-type="float" office:value="0.332090695475138" calcext:value-type="float">
            <text:p>0.332090695475138</text:p>
          </table:table-cell>
          <table:table-cell table:number-columns-repeated="16366"/>
        </table:table-row>
        <table:table-row table:style-name="ro1">
          <table:table-cell table:formula="of:=MAX(0; [.F105])" office:value-type="float" office:value="0" calcext:value-type="float">
            <text:p>0</text:p>
          </table:table-cell>
          <table:table-cell table:formula="of:=MAX(0; [.G105])" office:value-type="float" office:value="0" calcext:value-type="float">
            <text:p>0</text:p>
          </table:table-cell>
          <table:table-cell table:formula="of:=MAX(0; [.H105])" office:value-type="float" office:value="0" calcext:value-type="float">
            <text:p>0</text:p>
          </table:table-cell>
          <table:table-cell table:number-columns-repeated="2"/>
          <table:table-cell table:formula="of:=[.K111]+[.A$102]" office:value-type="float" office:value="0.251845661393038" calcext:value-type="float">
            <text:p>0.251845661393038</text:p>
          </table:table-cell>
          <table:table-cell table:formula="of:=[.L111]+[.B$102]" office:value-type="float" office:value="0.319295985376197" calcext:value-type="float">
            <text:p>0.319295985376197</text:p>
          </table:table-cell>
          <table:table-cell table:formula="of:=[.M111]+[.C$102]" office:value-type="float" office:value="0.218658072440312" calcext:value-type="float">
            <text:p>0.218658072440312</text:p>
          </table:table-cell>
          <table:table-cell table:number-columns-repeated="2"/>
          <table:table-cell table:number-matrix-columns-spanned="3" table:number-matrix-rows-spanned="6" table:formula="of:=MMULT([.A110:.C115];[.A98:.C100])" office:value-type="float" office:value="0.362423060275564" calcext:value-type="float">
            <text:p>0.362423060275564</text:p>
          </table:table-cell>
          <table:table-cell office:value-type="float" office:value="0.363432774162856" calcext:value-type="float">
            <text:p>0.363432774162856</text:p>
          </table:table-cell>
          <table:table-cell office:value-type="float" office:value="0.313050539418524" calcext:value-type="float">
            <text:p>0.313050539418524</text:p>
          </table:table-cell>
          <table:table-cell table:number-columns-repeated="16371"/>
        </table:table-row>
        <table:table-row table:style-name="ro1">
          <table:table-cell table:formula="of:=MAX(0; [.F106])" office:value-type="float" office:value="0.140079517509773" calcext:value-type="float">
            <text:p>0.140079517509773</text:p>
          </table:table-cell>
          <table:table-cell table:formula="of:=MAX(0; [.G106])" office:value-type="float" office:value="0.694431692221038" calcext:value-type="float">
            <text:p>0.694431692221038</text:p>
          </table:table-cell>
          <table:table-cell table:formula="of:=MAX(0; [.H106])" office:value-type="float" office:value="0.330367679492088" calcext:value-type="float">
            <text:p>0.330367679492088</text:p>
          </table:table-cell>
          <table:table-cell table:number-columns-repeated="2"/>
          <table:table-cell table:formula="of:=[.K112]+[.A$102]" office:value-type="float" office:value="-0.110577398882526" calcext:value-type="float">
            <text:p>-0.110577398882526</text:p>
          </table:table-cell>
          <table:table-cell table:formula="of:=[.L112]+[.B$102]" office:value-type="float" office:value="-0.0441367887866588" calcext:value-type="float">
            <text:p>-0.0441367887866588</text:p>
          </table:table-cell>
          <table:table-cell table:formula="of:=[.M112]+[.C$102]" office:value-type="float" office:value="-0.0943924669782129" calcext:value-type="float">
            <text:p>-0.09439246697821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3 ^ 2</text:p>
          </table:table-cell>
          <table:table-cell table:number-columns-repeated="16368"/>
        </table:table-row>
        <table:table-row table:style-name="ro1">
          <table:table-cell table:formula="of:=MAX(0; [.F107])" office:value-type="float" office:value="0" calcext:value-type="float">
            <text:p>0</text:p>
          </table:table-cell>
          <table:table-cell table:formula="of:=MAX(0; [.G107])" office:value-type="float" office:value="0" calcext:value-type="float">
            <text:p>0</text:p>
          </table:table-cell>
          <table:table-cell table:formula="of:=MAX(0; [.H107])" office:value-type="float" office:value="0" calcext:value-type="float">
            <text:p>0</text:p>
          </table:table-cell>
          <table:table-cell table:number-columns-repeated="2"/>
          <table:table-cell table:formula="of:=[.K113]+[.A$102]" office:value-type="float" office:value="0.587674589500446" calcext:value-type="float">
            <text:p>0.587674589500446</text:p>
          </table:table-cell>
          <table:table-cell table:formula="of:=[.L113]+[.B$102]" office:value-type="float" office:value="0.73232752016059" calcext:value-type="float">
            <text:p>0.73232752016059</text:p>
          </table:table-cell>
          <table:table-cell table:formula="of:=[.M113]+[.C$102]" office:value-type="float" office:value="0.31064417768021" calcext:value-type="float">
            <text:p>0.31064417768021</text:p>
          </table:table-cell>
          <table:table-cell table:number-columns-repeated="2"/>
          <table:table-cell office:value-type="float" office:value="0.698251988382972" calcext:value-type="float">
            <text:p>0.698251988382972</text:p>
          </table:table-cell>
          <table:table-cell office:value-type="float" office:value="0.776464308947248" calcext:value-type="float">
            <text:p>0.776464308947248</text:p>
          </table:table-cell>
          <table:table-cell office:value-type="float" office:value="0.405036644658423" calcext:value-type="float">
            <text:p>0.405036644658423</text:p>
          </table:table-cell>
          <table:table-cell table:number-columns-repeated="2"/>
          <table:table-cell table:formula="of:=POWER([.A104];2)" office:value-type="float" office:value="0.700935733615501" calcext:value-type="float">
            <text:p>0.700935733615501</text:p>
          </table:table-cell>
          <table:table-cell table:formula="of:=POWER([.B104];2)" office:value-type="float" office:value="0.835281338930704" calcext:value-type="float">
            <text:p>0.835281338930704</text:p>
          </table:table-cell>
          <table:table-cell table:formula="of:=POWER([.C104];2)" office:value-type="float" office:value="0.00415198909643698" calcext:value-type="float">
            <text:p>0.00415198909643698</text:p>
          </table:table-cell>
          <table:table-cell table:number-columns-repeated="16366"/>
        </table:table-row>
        <table:table-row table:style-name="ro1">
          <table:table-cell table:formula="of:=MAX(0; [.F108])" office:value-type="float" office:value="0.0178753792794707" calcext:value-type="float">
            <text:p>0.0178753792794707</text:p>
          </table:table-cell>
          <table:table-cell table:formula="of:=MAX(0; [.G108])" office:value-type="float" office:value="0.256640884434153" calcext:value-type="float">
            <text:p>0.256640884434153</text:p>
          </table:table-cell>
          <table:table-cell table:formula="of:=MAX(0; [.H108])" office:value-type="float" office:value="0.118652712942807" calcext:value-type="float">
            <text:p>0.118652712942807</text:p>
          </table:table-cell>
          <table:table-cell table:number-columns-repeated="2"/>
          <table:table-cell table:formula="of:=[.K114]+[.A$102]" office:value-type="float" office:value="-0.110577398882526" calcext:value-type="float">
            <text:p>-0.110577398882526</text:p>
          </table:table-cell>
          <table:table-cell table:formula="of:=[.L114]+[.B$102]" office:value-type="float" office:value="-0.0441367887866588" calcext:value-type="float">
            <text:p>-0.0441367887866588</text:p>
          </table:table-cell>
          <table:table-cell table:formula="of:=[.M114]+[.C$102]" office:value-type="float" office:value="-0.0943924669782129" calcext:value-type="float">
            <text:p>-0.09439246697821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POWER([.A105];2)" office:value-type="float" office:value="0.45406259663412" calcext:value-type="float">
            <text:p>0.45406259663412</text:p>
          </table:table-cell>
          <table:table-cell table:formula="of:=POWER([.B105];2)" office:value-type="float" office:value="0.0531883582551154" calcext:value-type="float">
            <text:p>0.0531883582551154</text:p>
          </table:table-cell>
          <table:table-cell table:formula="of:=POWER([.C105];2)" office:value-type="float" office:value="0.305976864252487" calcext:value-type="float">
            <text:p>0.305976864252487</text:p>
          </table:table-cell>
          <table:table-cell table:number-columns-repeated="16366"/>
        </table:table-row>
        <table:table-row table:style-name="ro1">
          <table:table-cell table:formula="of:=MAX(0; [.F109])" office:value-type="float" office:value="0" calcext:value-type="float">
            <text:p>0</text:p>
          </table:table-cell>
          <table:table-cell table:formula="of:=MAX(0; [.G109])" office:value-type="float" office:value="0.281343213191967" calcext:value-type="float">
            <text:p>0.281343213191967</text:p>
          </table:table-cell>
          <table:table-cell table:formula="of:=MAX(0; [.H109])" office:value-type="float" office:value="0.10529035230616" calcext:value-type="float">
            <text:p>0.10529035230616</text:p>
          </table:table-cell>
          <table:table-cell table:number-columns-repeated="2"/>
          <table:table-cell table:formula="of:=[.K115]+[.A$102]" office:value-type="float" office:value="0.128512260302615" calcext:value-type="float">
            <text:p>0.128512260302615</text:p>
          </table:table-cell>
          <table:table-cell table:formula="of:=[.L115]+[.B$102]" office:value-type="float" office:value="0.231610550301599" calcext:value-type="float">
            <text:p>0.231610550301599</text:p>
          </table:table-cell>
          <table:table-cell table:formula="of:=[.M115]+[.C$102]" office:value-type="float" office:value="0.0250059327517394" calcext:value-type="float">
            <text:p>0.0250059327517394</text:p>
          </table:table-cell>
          <table:table-cell table:number-columns-repeated="2"/>
          <table:table-cell office:value-type="float" office:value="0.239089659185141" calcext:value-type="float">
            <text:p>0.239089659185141</text:p>
          </table:table-cell>
          <table:table-cell office:value-type="float" office:value="0.275747339088257" calcext:value-type="float">
            <text:p>0.275747339088257</text:p>
          </table:table-cell>
          <table:table-cell office:value-type="float" office:value="0.119398399729952" calcext:value-type="float">
            <text:p>0.119398399729952</text:p>
          </table:table-cell>
          <table:table-cell table:number-columns-repeated="2"/>
          <table:table-cell table:formula="of:=POWER([.A106];2)" office:value-type="float" office:value="0.0728408451858897" calcext:value-type="float">
            <text:p>0.0728408451858897</text:p>
          </table:table-cell>
          <table:table-cell table:formula="of:=POWER([.B106];2)" office:value-type="float" office:value="0.955312135371178" calcext:value-type="float">
            <text:p>0.955312135371178</text:p>
          </table:table-cell>
          <table:table-cell table:formula="of:=POWER([.C106];2)" office:value-type="float" office:value="0.937912326965369" calcext:value-type="float">
            <text:p>0.937912326965369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formula="of:=[.K116]+[.A$102]" office:value-type="float" office:value="0.137047944207038" calcext:value-type="float">
            <text:p>0.137047944207038</text:p>
          </table:table-cell>
          <table:table-cell table:formula="of:=[.L116]+[.B$102]" office:value-type="float" office:value="0.242654429223161" calcext:value-type="float">
            <text:p>0.242654429223161</text:p>
          </table:table-cell>
          <table:table-cell table:formula="of:=[.M116]+[.C$102]" office:value-type="float" office:value="0.00585019241182992" calcext:value-type="float">
            <text:p>0.00585019241182992</text:p>
          </table:table-cell>
          <table:table-cell table:number-columns-repeated="2"/>
          <table:table-cell office:value-type="float" office:value="0.247625343089564" calcext:value-type="float">
            <text:p>0.247625343089564</text:p>
          </table:table-cell>
          <table:table-cell office:value-type="float" office:value="0.28679121800982" calcext:value-type="float">
            <text:p>0.28679121800982</text:p>
          </table:table-cell>
          <table:table-cell office:value-type="float" office:value="0.100242659390043" calcext:value-type="float">
            <text:p>0.100242659390043</text:p>
          </table:table-cell>
          <table:table-cell table:number-columns-repeated="16371"/>
        </table:table-row>
        <table:table-row table:style-name="ro1">
          <table:table-cell table:formula="of:=MAX(0;[.F111])" office:value-type="float" office:value="0.251845661393038" calcext:value-type="float">
            <text:p>0.251845661393038</text:p>
          </table:table-cell>
          <table:table-cell table:formula="of:=MAX(0;[.G111])" office:value-type="float" office:value="0.319295985376197" calcext:value-type="float">
            <text:p>0.319295985376197</text:p>
          </table:table-cell>
          <table:table-cell table:formula="of:=MAX(0;[.H111])" office:value-type="float" office:value="0.218658072440312" calcext:value-type="float">
            <text:p>0.218658072440312</text:p>
          </table:table-cell>
          <table:table-cell office:value-type="string" calcext:value-type="string">
            <text:p>y2</text:p>
          </table:table-cell>
          <table:table-cell table:number-columns-repeated="16380"/>
        </table:table-row>
        <table:table-row table:style-name="ro1">
          <table:table-cell table:formula="of:=MAX(0;[.F112])" office:value-type="float" office:value="0" calcext:value-type="float">
            <text:p>0</text:p>
          </table:table-cell>
          <table:table-cell table:formula="of:=MAX(0;[.G112])" office:value-type="float" office:value="0" calcext:value-type="float">
            <text:p>0</text:p>
          </table:table-cell>
          <table:table-cell table:formula="of:=MAX(0;[.H112])" office:value-type="float" office:value="0" calcext:value-type="float">
            <text:p>0</text:p>
          </table:table-cell>
          <table:table-cell table:number-columns-repeated="2"/>
          <table:table-cell table:formula="of:=[.K118]+[.A$108]" office:value-type="float" office:value="0.484082062353857" calcext:value-type="float">
            <text:p>0.484082062353857</text:p>
          </table:table-cell>
          <table:table-cell table:formula="of:=[.L118]+[.B$108]" office:value-type="float" office:value="0.482866132322037" calcext:value-type="float">
            <text:p>0.482866132322037</text:p>
          </table:table-cell>
          <table:table-cell table:formula="of:=[.M118]+[.C$108]" office:value-type="float" office:value="0.440204468001688" calcext:value-type="float">
            <text:p>0.440204468001688</text:p>
          </table:table-cell>
          <table:table-cell table:number-columns-repeated="2"/>
          <table:table-cell table:number-matrix-columns-spanned="3" table:number-matrix-rows-spanned="6" table:formula="of:=MMULT([.A117:.C122];[.A104:.C106])" office:value-type="float" office:value="0.485018646463653" calcext:value-type="float">
            <text:p>0.485018646463653</text:p>
          </table:table-cell>
          <table:table-cell office:value-type="float" office:value="0.517525651171064" calcext:value-type="float">
            <text:p>0.517525651171064</text:p>
          </table:table-cell>
          <table:table-cell office:value-type="float" office:value="0.404608365042865" calcext:value-type="float">
            <text:p>0.404608365042865</text:p>
          </table:table-cell>
          <table:table-cell table:number-columns-repeated="16371"/>
        </table:table-row>
        <table:table-row table:style-name="ro1">
          <table:table-cell table:formula="of:=MAX(0;[.F113])" office:value-type="float" office:value="0.587674589500446" calcext:value-type="float">
            <text:p>0.587674589500446</text:p>
          </table:table-cell>
          <table:table-cell table:formula="of:=MAX(0;[.G113])" office:value-type="float" office:value="0.73232752016059" calcext:value-type="float">
            <text:p>0.73232752016059</text:p>
          </table:table-cell>
          <table:table-cell table:formula="of:=MAX(0;[.H113])" office:value-type="float" office:value="0.31064417768021" calcext:value-type="float">
            <text:p>0.31064417768021</text:p>
          </table:table-cell>
          <table:table-cell table:number-columns-repeated="2"/>
          <table:table-cell table:formula="of:=[.K119]+[.A$108]" office:value-type="float" office:value="-0.000936584109795968" calcext:value-type="float">
            <text:p>-0.000936584109795968</text:p>
          </table:table-cell>
          <table:table-cell table:formula="of:=[.L119]+[.B$108]" office:value-type="float" office:value="-0.0346595188490274" calcext:value-type="float">
            <text:p>-0.0346595188490274</text:p>
          </table:table-cell>
          <table:table-cell table:formula="of:=[.M119]+[.C$108]" office:value-type="float" office:value="0.0355961029588234" calcext:value-type="float">
            <text:p>0.03559610295882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MAX(0;[.F114])" office:value-type="float" office:value="0" calcext:value-type="float">
            <text:p>0</text:p>
          </table:table-cell>
          <table:table-cell table:formula="of:=MAX(0;[.G114])" office:value-type="float" office:value="0" calcext:value-type="float">
            <text:p>0</text:p>
          </table:table-cell>
          <table:table-cell table:formula="of:=MAX(0;[.H114])" office:value-type="float" office:value="0" calcext:value-type="float">
            <text:p>0</text:p>
          </table:table-cell>
          <table:table-cell table:number-columns-repeated="2"/>
          <table:table-cell table:formula="of:=[.K120]+[.A$108]" office:value-type="float" office:value="1.0683884666411" calcext:value-type="float">
            <text:p>1.0683884666411</text:p>
          </table:table-cell>
          <table:table-cell table:formula="of:=[.L120]+[.B$108]" office:value-type="float" office:value="0.974955807497281" calcext:value-type="float">
            <text:p>0.974955807497281</text:p>
          </table:table-cell>
          <table:table-cell table:formula="of:=[.M120]+[.C$108]" office:value-type="float" office:value="0.779397783152115" calcext:value-type="float">
            <text:p>0.779397783152115</text:p>
          </table:table-cell>
          <table:table-cell table:number-columns-repeated="2"/>
          <table:table-cell office:value-type="float" office:value="1.06932505075089" calcext:value-type="float">
            <text:p>1.06932505075089</text:p>
          </table:table-cell>
          <table:table-cell office:value-type="float" office:value="1.00961532634631" calcext:value-type="float">
            <text:p>1.00961532634631</text:p>
          </table:table-cell>
          <table:table-cell office:value-type="float" office:value="0.743801680193292" calcext:value-type="float">
            <text:p>0.743801680193292</text:p>
          </table:table-cell>
          <table:table-cell table:number-columns-repeated="16371"/>
        </table:table-row>
        <table:table-row table:style-name="ro1">
          <table:table-cell table:formula="of:=MAX(0;[.F115])" office:value-type="float" office:value="0.128512260302615" calcext:value-type="float">
            <text:p>0.128512260302615</text:p>
          </table:table-cell>
          <table:table-cell table:formula="of:=MAX(0;[.G115])" office:value-type="float" office:value="0.231610550301599" calcext:value-type="float">
            <text:p>0.231610550301599</text:p>
          </table:table-cell>
          <table:table-cell table:formula="of:=MAX(0;[.H115])" office:value-type="float" office:value="0.0250059327517394" calcext:value-type="float">
            <text:p>0.0250059327517394</text:p>
          </table:table-cell>
          <table:table-cell table:number-columns-repeated="2"/>
          <table:table-cell table:formula="of:=[.K121]+[.A$108]" office:value-type="float" office:value="-0.000936584109795968" calcext:value-type="float">
            <text:p>-0.000936584109795968</text:p>
          </table:table-cell>
          <table:table-cell table:formula="of:=[.L121]+[.B$108]" office:value-type="float" office:value="-0.0346595188490274" calcext:value-type="float">
            <text:p>-0.0346595188490274</text:p>
          </table:table-cell>
          <table:table-cell table:formula="of:=[.M121]+[.C$108]" office:value-type="float" office:value="0.0355961029588234" calcext:value-type="float">
            <text:p>0.03559610295882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MAX(0;[.F116])" office:value-type="float" office:value="0.137047944207038" calcext:value-type="float">
            <text:p>0.137047944207038</text:p>
          </table:table-cell>
          <table:table-cell table:formula="of:=MAX(0;[.G116])" office:value-type="float" office:value="0.242654429223161" calcext:value-type="float">
            <text:p>0.242654429223161</text:p>
          </table:table-cell>
          <table:table-cell table:formula="of:=MAX(0;[.H116])" office:value-type="float" office:value="0.00585019241182992" calcext:value-type="float">
            <text:p>0.00585019241182992</text:p>
          </table:table-cell>
          <table:table-cell table:number-columns-repeated="2"/>
          <table:table-cell table:formula="of:=[.K122]+[.A$108]" office:value-type="float" office:value="0.269474030124849" calcext:value-type="float">
            <text:p>0.269474030124849</text:p>
          </table:table-cell>
          <table:table-cell table:formula="of:=[.L122]+[.B$108]" office:value-type="float" office:value="0.160648860118052" calcext:value-type="float">
            <text:p>0.160648860118052</text:p>
          </table:table-cell>
          <table:table-cell table:formula="of:=[.M122]+[.C$108]" office:value-type="float" office:value="0.196209906477591" calcext:value-type="float">
            <text:p>0.196209906477591</text:p>
          </table:table-cell>
          <table:table-cell table:number-columns-repeated="2"/>
          <table:table-cell office:value-type="float" office:value="0.270410614234645" calcext:value-type="float">
            <text:p>0.270410614234645</text:p>
          </table:table-cell>
          <table:table-cell office:value-type="float" office:value="0.19530837896708" calcext:value-type="float">
            <text:p>0.19530837896708</text:p>
          </table:table-cell>
          <table:table-cell office:value-type="float" office:value="0.160613803518767" calcext:value-type="float">
            <text:p>0.160613803518767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formula="of:=[.K123]+[.A$108]" office:value-type="float" office:value="0.278892142060689" calcext:value-type="float">
            <text:p>0.278892142060689</text:p>
          </table:table-cell>
          <table:table-cell table:formula="of:=[.L123]+[.B$108]" office:value-type="float" office:value="0.152274111475582" calcext:value-type="float">
            <text:p>0.152274111475582</text:p>
          </table:table-cell>
          <table:table-cell table:formula="of:=[.M123]+[.C$108]" office:value-type="float" office:value="0.184317308106336" calcext:value-type="float">
            <text:p>0.184317308106336</text:p>
          </table:table-cell>
          <table:table-cell table:number-columns-repeated="2"/>
          <table:table-cell office:value-type="float" office:value="0.279828726170485" calcext:value-type="float">
            <text:p>0.279828726170485</text:p>
          </table:table-cell>
          <table:table-cell office:value-type="float" office:value="0.186933630324609" calcext:value-type="float">
            <text:p>0.186933630324609</text:p>
          </table:table-cell>
          <table:table-cell office:value-type="float" office:value="0.148721205147513" calcext:value-type="float">
            <text:p>0.148721205147513</text:p>
          </table:table-cell>
          <table:table-cell table:number-columns-repeated="16371"/>
        </table:table-row>
        <table:table-row table:style-name="ro1">
          <table:table-cell table:formula="of:=MAX(0;[.F118])" office:value-type="float" office:value="0.484082062353857" calcext:value-type="float">
            <text:p>0.484082062353857</text:p>
          </table:table-cell>
          <table:table-cell table:formula="of:=MAX(0;[.G118])" office:value-type="float" office:value="0.482866132322037" calcext:value-type="float">
            <text:p>0.482866132322037</text:p>
          </table:table-cell>
          <table:table-cell table:formula="of:=MAX(0;[.H118])" office:value-type="float" office:value="0.440204468001688" calcext:value-type="float">
            <text:p>0.440204468001688</text:p>
          </table:table-cell>
          <table:table-cell office:value-type="string" calcext:value-type="string">
            <text:p>y3</text:p>
          </table:table-cell>
          <table:table-cell table:number-columns-repeated="16380"/>
        </table:table-row>
        <table:table-row table:style-name="ro1">
          <table:table-cell table:formula="of:=MAX(0;[.F119])" office:value-type="float" office:value="0" calcext:value-type="float">
            <text:p>0</text:p>
          </table:table-cell>
          <table:table-cell table:formula="of:=MAX(0;[.G119])" office:value-type="float" office:value="0" calcext:value-type="float">
            <text:p>0</text:p>
          </table:table-cell>
          <table:table-cell table:formula="of:=MAX(0;[.H119])" office:value-type="float" office:value="0.0355961029588234" calcext:value-type="float">
            <text:p>0.0355961029588234</text:p>
          </table:table-cell>
          <table:table-cell table:number-columns-repeated="16381"/>
        </table:table-row>
        <table:table-row table:style-name="ro1">
          <table:table-cell table:formula="of:=MAX(0;[.F120])" office:value-type="float" office:value="1.0683884666411" calcext:value-type="float">
            <text:p>1.0683884666411</text:p>
          </table:table-cell>
          <table:table-cell table:formula="of:=MAX(0;[.G120])" office:value-type="float" office:value="0.974955807497281" calcext:value-type="float">
            <text:p>0.974955807497281</text:p>
          </table:table-cell>
          <table:table-cell table:formula="of:=MAX(0;[.H120])" office:value-type="float" office:value="0.779397783152115" calcext:value-type="float">
            <text:p>0.779397783152115</text:p>
          </table:table-cell>
          <table:table-cell table:number-columns-repeated="16381"/>
        </table:table-row>
        <table:table-row table:style-name="ro1">
          <table:table-cell table:formula="of:=MAX(0;[.F121])" office:value-type="float" office:value="0" calcext:value-type="float">
            <text:p>0</text:p>
          </table:table-cell>
          <table:table-cell table:formula="of:=MAX(0;[.G121])" office:value-type="float" office:value="0" calcext:value-type="float">
            <text:p>0</text:p>
          </table:table-cell>
          <table:table-cell table:formula="of:=MAX(0;[.H121])" office:value-type="float" office:value="0.0355961029588234" calcext:value-type="float">
            <text:p>0.0355961029588234</text:p>
          </table:table-cell>
          <table:table-cell table:number-columns-repeated="16381"/>
        </table:table-row>
        <table:table-row table:style-name="ro1">
          <table:table-cell table:formula="of:=MAX(0;[.F122])" office:value-type="float" office:value="0.269474030124849" calcext:value-type="float">
            <text:p>0.269474030124849</text:p>
          </table:table-cell>
          <table:table-cell table:formula="of:=MAX(0;[.G122])" office:value-type="float" office:value="0.160648860118052" calcext:value-type="float">
            <text:p>0.160648860118052</text:p>
          </table:table-cell>
          <table:table-cell table:formula="of:=MAX(0;[.H122])" office:value-type="float" office:value="0.196209906477591" calcext:value-type="float">
            <text:p>0.196209906477591</text:p>
          </table:table-cell>
          <table:table-cell table:number-columns-repeated="16381"/>
        </table:table-row>
        <table:table-row table:style-name="ro1">
          <table:table-cell table:formula="of:=MAX(0;[.F123])" office:value-type="float" office:value="0.278892142060689" calcext:value-type="float">
            <text:p>0.278892142060689</text:p>
          </table:table-cell>
          <table:table-cell table:formula="of:=MAX(0;[.G123])" office:value-type="float" office:value="0.152274111475582" calcext:value-type="float">
            <text:p>0.152274111475582</text:p>
          </table:table-cell>
          <table:table-cell table:formula="of:=MAX(0;[.H123])" office:value-type="float" office:value="0.184317308106336" calcext:value-type="float">
            <text:p>0.184317308106336</text:p>
          </table:table-cell>
          <table:table-cell table:number-columns-repeated="16381"/>
        </table:table-row>
        <table:table-row table:style-name="ro1">
          <table:table-cell table:number-columns-repeated="5"/>
          <table:table-cell office:value-type="string" calcext:value-type="string">
            <text:p>Correct probs</text:p>
          </table:table-cell>
          <table:table-cell table:formula="of:=INDEX([.A138:.C143];1;[.M93]+1)" office:value-type="float" office:value="0.339883658636157" calcext:value-type="float">
            <text:p>0.339883658636157</text:p>
          </table:table-cell>
          <table:table-cell/>
          <table:table-cell office:value-type="string" calcext:value-type="string">
            <text:p>correct logprob</text:p>
          </table:table-cell>
          <table:table-cell table:formula="of:=-LOG([.G130])" office:value-type="float" office:value="0.46866971548387" calcext:value-type="float">
            <text:p>0.46866971548387</text:p>
          </table:table-cell>
          <table:table-cell/>
          <table:table-cell office:value-type="string" calcext:value-type="string">
            <text:p>Data Loss</text:p>
          </table:table-cell>
          <table:table-cell table:formula="of:=AVERAGE([.J130:.J135])" office:value-type="float" office:value="0.466946391611046" calcext:value-type="float">
            <text:p>0.466946391611046</text:p>
          </table:table-cell>
          <table:table-cell table:number-columns-repeated="16371"/>
        </table:table-row>
        <table:table-row table:style-name="ro1">
          <table:table-cell table:formula="of:=EXP([.A124])-MAX([.$A124:.$C124])" office:value-type="float" office:value="1.13860273916917" calcext:value-type="float">
            <text:p>1.13860273916917</text:p>
          </table:table-cell>
          <table:table-cell table:formula="of:=EXP([.B124])-MAX([.$A124:.$C124])" office:value-type="float" office:value="1.13663086705903" calcext:value-type="float">
            <text:p>1.13663086705903</text:p>
          </table:table-cell>
          <table:table-cell table:formula="of:=EXP([.C124])-MAX([.$A124:.$C124])" office:value-type="float" office:value="1.06894266755901" calcext:value-type="float">
            <text:p>1.06894266755901</text:p>
          </table:table-cell>
          <table:table-cell office:value-type="string" calcext:value-type="string">
            <text:p>exp_scores</text:p>
          </table:table-cell>
          <table:table-cell table:number-columns-repeated="2"/>
          <table:table-cell table:formula="of:=INDEX([.A139:.C144];1;[.M94]+1)" office:value-type="float" office:value="0.329210006182371" calcext:value-type="float">
            <text:p>0.329210006182371</text:p>
          </table:table-cell>
          <table:table-cell table:number-columns-repeated="2"/>
          <table:table-cell table:formula="of:=-LOG([.G131])" office:value-type="float" office:value="0.482526973083868" calcext:value-type="float">
            <text:p>0.482526973083868</text:p>
          </table:table-cell>
          <table:table-cell/>
          <table:table-cell office:value-type="string" calcext:value-type="string">
            <text:p>reg loss</text:p>
          </table:table-cell>
          <table:table-cell table:formula="of:=0.5*[.Q93]*SUM([.P104:.R105])+0.5*[.Q93]*SUM([.P108:.R110])+0.5*[.Q93]*SUM([.P113:.R115])" office:value-type="float" office:value="0.00486044298469928" calcext:value-type="float">
            <text:p>0.00486044298469928</text:p>
          </table:table-cell>
          <table:table-cell table:number-columns-repeated="16371"/>
        </table:table-row>
        <table:table-row table:style-name="ro1">
          <table:table-cell table:formula="of:=EXP([.A125])-MAX([.$A125:.$C125])" office:value-type="float" office:value="0.964403897041177" calcext:value-type="float">
            <text:p>0.964403897041177</text:p>
          </table:table-cell>
          <table:table-cell table:formula="of:=EXP([.B125])-MAX([.$A125:.$C125])" office:value-type="float" office:value="0.964403897041177" calcext:value-type="float">
            <text:p>0.964403897041177</text:p>
          </table:table-cell>
          <table:table-cell table:formula="of:=EXP([.C125])-MAX([.$A125:.$C125])" office:value-type="float" office:value="1.0006411258479" calcext:value-type="float">
            <text:p>1.0006411258479</text:p>
          </table:table-cell>
          <table:table-cell table:number-columns-repeated="3"/>
          <table:table-cell table:formula="of:=INDEX([.A140:.C145];1;[.M95]+1)" office:value-type="float" office:value="0.406084809003805" calcext:value-type="float">
            <text:p>0.406084809003805</text:p>
          </table:table-cell>
          <table:table-cell table:number-columns-repeated="2"/>
          <table:table-cell table:formula="of:=-LOG([.G132])" office:value-type="float" office:value="0.391383256481938" calcext:value-type="float">
            <text:p>0.391383256481938</text:p>
          </table:table-cell>
          <table:table-cell table:number-columns-repeated="16374"/>
        </table:table-row>
        <table:table-row table:style-name="ro1">
          <table:table-cell table:formula="of:=EXP([.A126])-MAX([.$A126:.$C126])" office:value-type="float" office:value="1.84229658566331" calcext:value-type="float">
            <text:p>1.84229658566331</text:p>
          </table:table-cell>
          <table:table-cell table:formula="of:=EXP([.B126])-MAX([.$A126:.$C126])" office:value-type="float" office:value="1.58266158521613" calcext:value-type="float">
            <text:p>1.58266158521613</text:p>
          </table:table-cell>
          <table:table-cell table:formula="of:=EXP([.C126])-MAX([.$A126:.$C126])" office:value-type="float" office:value="1.1117704749982" calcext:value-type="float">
            <text:p>1.1117704749982</text:p>
          </table:table-cell>
          <table:table-cell table:number-columns-repeated="3"/>
          <table:table-cell table:formula="of:=INDEX([.A141:.C146];1;[.M96]+1)" office:value-type="float" office:value="0.341579987635259" calcext:value-type="float">
            <text:p>0.341579987635259</text:p>
          </table:table-cell>
          <table:table-cell table:number-columns-repeated="2"/>
          <table:table-cell table:formula="of:=-LOG([.G133])" office:value-type="float" office:value="0.466507581525691" calcext:value-type="float">
            <text:p>0.466507581525691</text:p>
          </table:table-cell>
          <table:table-cell/>
          <table:table-cell office:value-type="string" calcext:value-type="string">
            <text:p>Loss</text:p>
          </table:table-cell>
          <table:table-cell table:formula="of:=[.M130]+[.M131]" office:value-type="float" office:value="0.471806834595745" calcext:value-type="float">
            <text:p>0.471806834595745</text:p>
          </table:table-cell>
          <table:table-cell table:number-columns-repeated="16371"/>
        </table:table-row>
        <table:table-row table:style-name="ro1">
          <table:table-cell table:formula="of:=EXP([.A127])-MAX([.$A127:.$C127])" office:value-type="float" office:value="0.964403897041177" calcext:value-type="float">
            <text:p>0.964403897041177</text:p>
          </table:table-cell>
          <table:table-cell table:formula="of:=EXP([.B127])-MAX([.$A127:.$C127])" office:value-type="float" office:value="0.964403897041177" calcext:value-type="float">
            <text:p>0.964403897041177</text:p>
          </table:table-cell>
          <table:table-cell table:formula="of:=EXP([.C127])-MAX([.$A127:.$C127])" office:value-type="float" office:value="1.0006411258479" calcext:value-type="float">
            <text:p>1.0006411258479</text:p>
          </table:table-cell>
          <table:table-cell table:number-columns-repeated="3"/>
          <table:table-cell table:formula="of:=INDEX([.A142:.C147];1;[.M97]+1)" office:value-type="float" office:value="0.327572014998039" calcext:value-type="float">
            <text:p>0.327572014998039</text:p>
          </table:table-cell>
          <table:table-cell table:number-columns-repeated="2"/>
          <table:table-cell table:formula="of:=-LOG([.G134])" office:value-type="float" office:value="0.48469320780011" calcext:value-type="float">
            <text:p>0.48469320780011</text:p>
          </table:table-cell>
          <table:table-cell table:number-columns-repeated="16374"/>
        </table:table-row>
        <table:table-row table:style-name="ro1">
          <table:table-cell table:formula="of:=EXP([.A128])-MAX([.$A128:.$C128])" office:value-type="float" office:value="1.03980159993514" calcext:value-type="float">
            <text:p>1.03980159993514</text:p>
          </table:table-cell>
          <table:table-cell table:formula="of:=EXP([.B128])-MAX([.$A128:.$C128])" office:value-type="float" office:value="0.90479853235814" calcext:value-type="float">
            <text:p>0.90479853235814</text:p>
          </table:table-cell>
          <table:table-cell table:formula="of:=EXP([.C128])-MAX([.$A128:.$C128])" office:value-type="float" office:value="0.947308258889467" calcext:value-type="float">
            <text:p>0.947308258889467</text:p>
          </table:table-cell>
          <table:table-cell table:number-columns-repeated="3"/>
          <table:table-cell table:formula="of:=INDEX([.A143:.C148];1;[.M98]+1)" office:value-type="float" office:value="0.310529157279412" calcext:value-type="float">
            <text:p>0.310529157279412</text:p>
          </table:table-cell>
          <table:table-cell table:number-columns-repeated="2"/>
          <table:table-cell table:formula="of:=-LOG([.G135])" office:value-type="float" office:value="0.507897615290798" calcext:value-type="float">
            <text:p>0.507897615290798</text:p>
          </table:table-cell>
          <table:table-cell table:number-columns-repeated="16374"/>
        </table:table-row>
        <table:table-row table:style-name="ro1">
          <table:table-cell table:formula="of:=EXP([.A129])-MAX([.$A129:.$C129])" office:value-type="float" office:value="1.04277264208081" calcext:value-type="float">
            <text:p>1.04277264208081</text:p>
          </table:table-cell>
          <table:table-cell table:formula="of:=EXP([.B129])-MAX([.$A129:.$C129])" office:value-type="float" office:value="0.885587247791455" calcext:value-type="float">
            <text:p>0.885587247791455</text:p>
          </table:table-cell>
          <table:table-cell table:formula="of:=EXP([.C129])-MAX([.$A129:.$C129])" office:value-type="float" office:value="0.923505150918768" calcext:value-type="float">
            <text:p>0.92350515091876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A131]/SUM([.$A131:.$C131])" office:value-type="float" office:value="0.340473302228093" calcext:value-type="float">
            <text:p>0.340473302228093</text:p>
          </table:table-cell>
          <table:table-cell table:formula="of:=[.B131]/SUM([.$A131:.$C131])" office:value-type="float" office:value="0.339883658636157" calcext:value-type="float">
            <text:p>0.339883658636157</text:p>
          </table:table-cell>
          <table:table-cell table:formula="of:=[.C131]/SUM([.$A131:.$C131])" office:value-type="float" office:value="0.31964303913575" calcext:value-type="float">
            <text:p>0.31964303913575</text:p>
          </table:table-cell>
          <table:table-cell office:value-type="string" calcext:value-type="string">
            <text:p>probs</text:p>
          </table:table-cell>
          <table:table-cell table:number-columns-repeated="16380"/>
        </table:table-row>
        <table:table-row table:style-name="ro1">
          <table:table-cell table:formula="of:=[.A132]/SUM([.$A132:.$C132])" office:value-type="float" office:value="0.329210006182371" calcext:value-type="float">
            <text:p>0.329210006182371</text:p>
          </table:table-cell>
          <table:table-cell table:formula="of:=[.B132]/SUM([.$A132:.$C132])" office:value-type="float" office:value="0.329210006182371" calcext:value-type="float">
            <text:p>0.329210006182371</text:p>
          </table:table-cell>
          <table:table-cell table:formula="of:=[.C132]/SUM([.$A132:.$C132])" office:value-type="float" office:value="0.341579987635259" calcext:value-type="float">
            <text:p>0.341579987635259</text:p>
          </table:table-cell>
          <table:table-cell table:number-columns-repeated="16381"/>
        </table:table-row>
        <table:table-row table:style-name="ro1">
          <table:table-cell table:formula="of:=[.A133]/SUM([.$A133:.$C133])" office:value-type="float" office:value="0.406084809003805" calcext:value-type="float">
            <text:p>0.406084809003805</text:p>
          </table:table-cell>
          <table:table-cell table:formula="of:=[.B133]/SUM([.$A133:.$C133])" office:value-type="float" office:value="0.348855245432022" calcext:value-type="float">
            <text:p>0.348855245432022</text:p>
          </table:table-cell>
          <table:table-cell table:formula="of:=[.C133]/SUM([.$A133:.$C133])" office:value-type="float" office:value="0.245059945564173" calcext:value-type="float">
            <text:p>0.245059945564173</text:p>
          </table:table-cell>
          <table:table-cell table:number-columns-repeated="16381"/>
        </table:table-row>
        <table:table-row table:style-name="ro1">
          <table:table-cell table:formula="of:=[.A134]/SUM([.$A134:.$C134])" office:value-type="float" office:value="0.329210006182371" calcext:value-type="float">
            <text:p>0.329210006182371</text:p>
          </table:table-cell>
          <table:table-cell table:formula="of:=[.B134]/SUM([.$A134:.$C134])" office:value-type="float" office:value="0.329210006182371" calcext:value-type="float">
            <text:p>0.329210006182371</text:p>
          </table:table-cell>
          <table:table-cell table:formula="of:=[.C134]/SUM([.$A134:.$C134])" office:value-type="float" office:value="0.341579987635259" calcext:value-type="float">
            <text:p>0.341579987635259</text:p>
          </table:table-cell>
          <table:table-cell table:number-columns-repeated="16381"/>
        </table:table-row>
        <table:table-row table:style-name="ro1">
          <table:table-cell table:formula="of:=[.A135]/SUM([.$A135:.$C135])" office:value-type="float" office:value="0.35955551119995" calcext:value-type="float">
            <text:p>0.35955551119995</text:p>
          </table:table-cell>
          <table:table-cell table:formula="of:=[.B135]/SUM([.$A135:.$C135])" office:value-type="float" office:value="0.312872473802012" calcext:value-type="float">
            <text:p>0.312872473802012</text:p>
          </table:table-cell>
          <table:table-cell table:formula="of:=[.C135]/SUM([.$A135:.$C135])" office:value-type="float" office:value="0.327572014998039" calcext:value-type="float">
            <text:p>0.327572014998039</text:p>
          </table:table-cell>
          <table:table-cell table:number-columns-repeated="16381"/>
        </table:table-row>
        <table:table-row table:style-name="ro1">
          <table:table-cell table:formula="of:=[.A136]/SUM([.$A136:.$C136])" office:value-type="float" office:value="0.365645858820715" calcext:value-type="float">
            <text:p>0.365645858820715</text:p>
          </table:table-cell>
          <table:table-cell table:formula="of:=[.B136]/SUM([.$A136:.$C136])" office:value-type="float" office:value="0.310529157279412" calcext:value-type="float">
            <text:p>0.310529157279412</text:p>
          </table:table-cell>
          <table:table-cell table:formula="of:=[.C136]/SUM([.$A136:.$C136])" office:value-type="float" office:value="0.323824983899873" calcext:value-type="float">
            <text:p>0.32382498389987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A138]-[.I93]" office:value-type="float" office:value="0.340473302228093" calcext:value-type="float">
            <text:p>0.340473302228093</text:p>
          </table:table-cell>
          <table:table-cell table:formula="of:=[.B138]-[.J93]" office:value-type="float" office:value="-0.660116341363843" calcext:value-type="float">
            <text:p>-0.660116341363843</text:p>
          </table:table-cell>
          <table:table-cell table:formula="of:=[.C138]-[.K93]" office:value-type="float" office:value="0.31964303913575" calcext:value-type="float">
            <text:p>0.31964303913575</text:p>
          </table:table-cell>
          <table:table-cell office:value-type="string" calcext:value-type="string">
            <text:p>dscore</text:p>
          </table:table-cell>
          <table:table-cell table:number-columns-repeated="16380"/>
        </table:table-row>
        <table:table-row table:style-name="ro1">
          <table:table-cell table:formula="of:=[.A139]-[.I94]" office:value-type="float" office:value="-0.670789993817629" calcext:value-type="float">
            <text:p>-0.670789993817629</text:p>
          </table:table-cell>
          <table:table-cell table:formula="of:=[.B139]-[.J94]" office:value-type="float" office:value="0.329210006182371" calcext:value-type="float">
            <text:p>0.329210006182371</text:p>
          </table:table-cell>
          <table:table-cell table:formula="of:=[.C139]-[.K94]" office:value-type="float" office:value="0.341579987635259" calcext:value-type="float">
            <text:p>0.341579987635259</text:p>
          </table:table-cell>
          <table:table-cell table:number-columns-repeated="16381"/>
        </table:table-row>
        <table:table-row table:style-name="ro1">
          <table:table-cell table:formula="of:=[.A140]-[.I95]" office:value-type="float" office:value="-0.593915190996195" calcext:value-type="float">
            <text:p>-0.593915190996195</text:p>
          </table:table-cell>
          <table:table-cell table:formula="of:=[.B140]-[.J95]" office:value-type="float" office:value="0.348855245432022" calcext:value-type="float">
            <text:p>0.348855245432022</text:p>
          </table:table-cell>
          <table:table-cell table:formula="of:=[.C140]-[.K95]" office:value-type="float" office:value="0.245059945564173" calcext:value-type="float">
            <text:p>0.245059945564173</text:p>
          </table:table-cell>
          <table:table-cell table:number-columns-repeated="16381"/>
        </table:table-row>
        <table:table-row table:style-name="ro1">
          <table:table-cell table:formula="of:=[.A141]-[.I96]" office:value-type="float" office:value="0.329210006182371" calcext:value-type="float">
            <text:p>0.329210006182371</text:p>
          </table:table-cell>
          <table:table-cell table:formula="of:=[.B141]-[.J96]" office:value-type="float" office:value="0.329210006182371" calcext:value-type="float">
            <text:p>0.329210006182371</text:p>
          </table:table-cell>
          <table:table-cell table:formula="of:=[.C141]-[.K96]" office:value-type="float" office:value="-0.658420012364741" calcext:value-type="float">
            <text:p>-0.658420012364741</text:p>
          </table:table-cell>
          <table:table-cell table:number-columns-repeated="16381"/>
        </table:table-row>
        <table:table-row table:style-name="ro1">
          <table:table-cell table:formula="of:=[.A142]-[.I97]" office:value-type="float" office:value="0.35955551119995" calcext:value-type="float">
            <text:p>0.35955551119995</text:p>
          </table:table-cell>
          <table:table-cell table:formula="of:=[.B142]-[.J97]" office:value-type="float" office:value="0.312872473802012" calcext:value-type="float">
            <text:p>0.312872473802012</text:p>
          </table:table-cell>
          <table:table-cell table:formula="of:=[.C142]-[.K97]" office:value-type="float" office:value="-0.672427985001961" calcext:value-type="float">
            <text:p>-0.672427985001961</text:p>
          </table:table-cell>
          <table:table-cell table:number-columns-repeated="16381"/>
        </table:table-row>
        <table:table-row table:style-name="ro1">
          <table:table-cell table:formula="of:=[.A143]-[.I98]" office:value-type="float" office:value="0.365645858820715" calcext:value-type="float">
            <text:p>0.365645858820715</text:p>
          </table:table-cell>
          <table:table-cell table:formula="of:=[.B143]-[.J98]" office:value-type="float" office:value="-0.689470842720589" calcext:value-type="float">
            <text:p>-0.689470842720589</text:p>
          </table:table-cell>
          <table:table-cell table:formula="of:=[.C143]-[.K98]" office:value-type="float" office:value="0.323824983899873" calcext:value-type="float">
            <text:p>0.32382498389987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matrix-columns-spanned="3" table:number-matrix-rows-spanned="3" table:formula="of:=MMULT(TRANSPOSE([.A117:.C122]); [.A145:.C150])" office:value-type="float" office:value="-0.166963837372699" calcext:value-type="float">
            <text:p>-0.166963837372699</text:p>
          </table:table-cell>
          <table:table-cell office:value-type="float" office:value="-0.015516686223572" calcext:value-type="float">
            <text:p>-0.015516686223572</text:p>
          </table:table-cell>
          <table:table-cell office:value-type="float" office:value="0.18248052359627" calcext:value-type="float">
            <text:p>0.18248052359627</text:p>
          </table:table-cell>
          <table:table-cell office:value-type="string" calcext:value-type="string">
            <text:p>dW3</text:p>
          </table:table-cell>
          <table:table-cell table:number-columns-repeated="2"/>
          <table:table-cell table:number-matrix-columns-spanned="3" table:number-matrix-rows-spanned="6" table:formula="of:=MMULT([.A145:.C150]; TRANSPOSE([.A104:.C106]))" office:value-type="float" office:value="-0.297657698508769" calcext:value-type="float">
            <text:p>-0.297657698508769</text:p>
          </table:table-cell>
          <table:table-cell office:value-type="float" office:value="0.253996206320719" calcext:value-type="float">
            <text:p>0.253996206320719</text:p>
          </table:table-cell>
          <table:table-cell office:value-type="float" office:value="-0.243746595685936" calcext:value-type="float">
            <text:p>-0.243746595685936</text:p>
          </table:table-cell>
          <table:table-cell office:value-type="string" calcext:value-type="string">
            <text:p>dZ2 before ReLu</text:p>
          </table:table-cell>
          <table:table-cell table:number-columns-repeated="16374"/>
        </table:table-row>
        <table:table-row table:style-name="ro1">
          <table:table-cell office:value-type="float" office:value="-0.154226243495794" calcext:value-type="float">
            <text:p>-0.154226243495794</text:p>
          </table:table-cell>
          <table:table-cell office:value-type="float" office:value="-0.0501347888713216" calcext:value-type="float">
            <text:p>-0.0501347888713216</text:p>
          </table:table-cell>
          <table:table-cell office:value-type="float" office:value="0.204361032367115" calcext:value-type="float">
            <text:p>0.204361032367115</text:p>
          </table:table-cell>
          <table:table-cell table:number-columns-repeated="3"/>
          <table:table-cell office:value-type="float" office:value="-0.238710840228508" calcext:value-type="float">
            <text:p>-0.238710840228508</text:p>
          </table:table-cell>
          <table:table-cell office:value-type="float" office:value="-0.187136288723635" calcext:value-type="float">
            <text:p>-0.187136288723635</text:p>
          </table:table-cell>
          <table:table-cell office:value-type="float" office:value="0.471536414289373" calcext:value-type="float">
            <text:p>0.471536414289373</text:p>
          </table:table-cell>
          <table:table-cell table:number-columns-repeated="16375"/>
        </table:table-row>
        <table:table-row table:style-name="ro1">
          <table:table-cell office:value-type="float" office:value="-0.0989189405739422" calcext:value-type="float">
            <text:p>-0.0989189405739422</text:p>
          </table:table-cell>
          <table:table-cell office:value-type="float" office:value="-0.0321797849948088" calcext:value-type="float">
            <text:p>-0.0321797849948088</text:p>
          </table:table-cell>
          <table:table-cell office:value-type="float" office:value="0.131098725568751" calcext:value-type="float">
            <text:p>0.131098725568751</text:p>
          </table:table-cell>
          <table:table-cell table:number-columns-repeated="3"/>
          <table:table-cell office:value-type="float" office:value="-0.162614633331975" calcext:value-type="float">
            <text:p>-0.162614633331975</text:p>
          </table:table-cell>
          <table:table-cell office:value-type="float" office:value="-0.184194370648617" calcext:value-type="float">
            <text:p>-0.184194370648617</text:p>
          </table:table-cell>
          <table:table-cell office:value-type="float" office:value="0.418009780559608" calcext:value-type="float">
            <text:p>0.418009780559608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0.534072277175762" calcext:value-type="float">
            <text:p>0.534072277175762</text:p>
          </table:table-cell>
          <table:table-cell office:value-type="float" office:value="-0.0664463735969474" calcext:value-type="float">
            <text:p>-0.0664463735969474</text:p>
          </table:table-cell>
          <table:table-cell office:value-type="float" office:value="-0.227031891768959" calcext:value-type="float">
            <text:p>-0.227031891768959</text:p>
          </table:table-cell>
          <table:table-cell table:number-columns-repeated="16375"/>
        </table:table-row>
        <table:table-row table:style-name="ro1">
          <table:table-cell table:formula="of:=SUM([.A145:.A150])" office:value-type="float" office:value="0.130179493617304" calcext:value-type="float">
            <text:p>0.130179493617304</text:p>
          </table:table-cell>
          <table:table-cell table:formula="of:=SUM([.B145:.B150])" office:value-type="float" office:value="-0.0294394524856565" calcext:value-type="float">
            <text:p>-0.0294394524856565</text:p>
          </table:table-cell>
          <table:table-cell table:formula="of:=SUM([.C145:.C150])" office:value-type="float" office:value="-0.100740041131648" calcext:value-type="float">
            <text:p>-0.100740041131648</text:p>
          </table:table-cell>
          <table:table-cell office:value-type="string" calcext:value-type="string">
            <text:p>dB3</text:p>
          </table:table-cell>
          <table:table-cell table:number-columns-repeated="2"/>
          <table:table-cell office:value-type="float" office:value="0.543644015447183" calcext:value-type="float">
            <text:p>0.543644015447183</text:p>
          </table:table-cell>
          <table:table-cell office:value-type="float" office:value="-0.0575147024291863" calcext:value-type="float">
            <text:p>-0.0575147024291863</text:p>
          </table:table-cell>
          <table:table-cell office:value-type="float" office:value="-0.248376389459937" calcext:value-type="float">
            <text:p>-0.248376389459937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-0.303141460072076" calcext:value-type="float">
            <text:p>-0.303141460072076</text:p>
          </table:table-cell>
          <table:table-cell office:value-type="float" office:value="0.266501862351283" calcext:value-type="float">
            <text:p>0.266501862351283</text:p>
          </table:table-cell>
          <table:table-cell office:value-type="float" office:value="-0.261593832848625" calcext:value-type="float">
            <text:p>-0.261593832848625</text:p>
          </table:table-cell>
          <table:table-cell table:number-columns-repeated="16375"/>
        </table:table-row>
        <table:table-row table:style-name="ro1">
          <table:table-cell table:formula="of:=MAX(0;[.G152])" office:value-type="float" office:value="0" calcext:value-type="float">
            <text:p>0</text:p>
          </table:table-cell>
          <table:table-cell table:formula="of:=MAX(0;[.H152])" office:value-type="float" office:value="0.253996206320719" calcext:value-type="float">
            <text:p>0.253996206320719</text:p>
          </table:table-cell>
          <table:table-cell table:formula="of:=MAX(0;[.I152])" office:value-type="float" office:value="0" calcext:value-type="float">
            <text:p>0</text:p>
          </table:table-cell>
          <table:table-cell office:value-type="string" calcext:value-type="string">
            <text:p>dZ2</text:p>
          </table:table-cell>
          <table:table-cell table:number-columns-repeated="16380"/>
        </table:table-row>
        <table:table-row table:style-name="ro1">
          <table:table-cell table:formula="of:=MAX(0;[.G153])" office:value-type="float" office:value="0" calcext:value-type="float">
            <text:p>0</text:p>
          </table:table-cell>
          <table:table-cell table:formula="of:=MAX(0;[.H153])" office:value-type="float" office:value="0" calcext:value-type="float">
            <text:p>0</text:p>
          </table:table-cell>
          <table:table-cell table:formula="of:=MAX(0;[.I153])" office:value-type="float" office:value="0.471536414289373" calcext:value-type="float">
            <text:p>0.471536414289373</text:p>
          </table:table-cell>
          <table:table-cell table:number-columns-repeated="16381"/>
        </table:table-row>
        <table:table-row table:style-name="ro1">
          <table:table-cell table:formula="of:=MAX(0;[.G154])" office:value-type="float" office:value="0" calcext:value-type="float">
            <text:p>0</text:p>
          </table:table-cell>
          <table:table-cell table:formula="of:=MAX(0;[.H154])" office:value-type="float" office:value="0" calcext:value-type="float">
            <text:p>0</text:p>
          </table:table-cell>
          <table:table-cell table:formula="of:=MAX(0;[.I154])" office:value-type="float" office:value="0.418009780559608" calcext:value-type="float">
            <text:p>0.418009780559608</text:p>
          </table:table-cell>
          <table:table-cell table:number-columns-repeated="16381"/>
        </table:table-row>
        <table:table-row table:style-name="ro1">
          <table:table-cell table:formula="of:=MAX(0;[.G155])" office:value-type="float" office:value="0.534072277175762" calcext:value-type="float">
            <text:p>0.534072277175762</text:p>
          </table:table-cell>
          <table:table-cell table:formula="of:=MAX(0;[.H155])" office:value-type="float" office:value="0" calcext:value-type="float">
            <text:p>0</text:p>
          </table:table-cell>
          <table:table-cell table:formula="of:=MAX(0;[.I155])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formula="of:=MAX(0;[.G156])" office:value-type="float" office:value="0.543644015447183" calcext:value-type="float">
            <text:p>0.543644015447183</text:p>
          </table:table-cell>
          <table:table-cell table:formula="of:=MAX(0;[.H156])" office:value-type="float" office:value="0" calcext:value-type="float">
            <text:p>0</text:p>
          </table:table-cell>
          <table:table-cell table:formula="of:=MAX(0;[.I156])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formula="of:=MAX(0;[.G157])" office:value-type="float" office:value="0" calcext:value-type="float">
            <text:p>0</text:p>
          </table:table-cell>
          <table:table-cell table:formula="of:=MAX(0;[.H157])" office:value-type="float" office:value="0.266501862351283" calcext:value-type="float">
            <text:p>0.266501862351283</text:p>
          </table:table-cell>
          <table:table-cell table:formula="of:=MAX(0;[.I157])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matrix-columns-spanned="3" table:number-matrix-rows-spanned="3" table:formula="of:=MMULT(TRANSPOSE([.A110:.C115]); [.A158:.C163])" office:value-type="float" office:value="0.00971784296913284" calcext:value-type="float">
            <text:p>0.00971784296913284</text:p>
          </table:table-cell>
          <table:table-cell office:value-type="float" office:value="0.0536654712797058" calcext:value-type="float">
            <text:p>0.0536654712797058</text:p>
          </table:table-cell>
          <table:table-cell office:value-type="float" office:value="0.0585546083751562" calcext:value-type="float">
            <text:p>0.0585546083751562</text:p>
          </table:table-cell>
          <table:table-cell office:value-type="string" calcext:value-type="string">
            <text:p>dW2</text:p>
          </table:table-cell>
          <table:table-cell table:number-columns-repeated="16380"/>
        </table:table-row>
        <table:table-row table:style-name="ro1">
          <table:table-cell office:value-type="float" office:value="0.139521280941699" calcext:value-type="float">
            <text:p>0.139521280941699</text:p>
          </table:table-cell>
          <table:table-cell office:value-type="float" office:value="0.143257866854108" calcext:value-type="float">
            <text:p>0.143257866854108</text:p>
          </table:table-cell>
          <table:table-cell office:value-type="float" office:value="0.290279239278954" calcext:value-type="float">
            <text:p>0.290279239278954</text:p>
          </table:table-cell>
          <table:table-cell table:number-columns-repeated="16381"/>
        </table:table-row>
        <table:table-row table:style-name="ro1">
          <table:table-cell office:value-type="float" office:value="0.0645048373079298" calcext:value-type="float">
            <text:p>0.0645048373079298</text:p>
          </table:table-cell>
          <table:table-cell office:value-type="float" office:value="0.071598805908039" calcext:value-type="float">
            <text:p>0.071598805908039</text:p>
          </table:table-cell>
          <table:table-cell office:value-type="float" office:value="0.138096921208475" calcext:value-type="float">
            <text:p>0.13809692120847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SUM([.A158:.A163])" office:value-type="float" office:value="1.07771629262295" calcext:value-type="float">
            <text:p>1.07771629262295</text:p>
          </table:table-cell>
          <table:table-cell table:formula="of:=SUM([.B158:.B163])" office:value-type="float" office:value="0.520498068672002" calcext:value-type="float">
            <text:p>0.520498068672002</text:p>
          </table:table-cell>
          <table:table-cell table:formula="of:=SUM([.C158:.C163])" office:value-type="float" office:value="0.889546194848981" calcext:value-type="float">
            <text:p>0.889546194848981</text:p>
          </table:table-cell>
          <table:table-cell office:value-type="string" calcext:value-type="string">
            <text:p>dB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formula="of:=MAX(0;[.G171])" office:value-type="float" office:value="0.0738083121720681" calcext:value-type="float">
            <text:p>0.0738083121720681</text:p>
          </table:table-cell>
          <table:table-cell table:formula="of:=MAX(0;[.H171])" office:value-type="float" office:value="0.221314354344992" calcext:value-type="float">
            <text:p>0.221314354344992</text:p>
          </table:table-cell>
          <table:table-cell table:formula="of:=MAX(0;[.I171])" office:value-type="float" office:value="0.100470646853822" calcext:value-type="float">
            <text:p>0.100470646853822</text:p>
          </table:table-cell>
          <table:table-cell office:value-type="string" calcext:value-type="string">
            <text:p>dZ1</text:p>
          </table:table-cell>
          <table:table-cell table:number-columns-repeated="2"/>
          <table:table-cell table:number-matrix-columns-spanned="3" table:number-matrix-rows-spanned="6" table:formula="of:=MMULT([.A158:.C163];TRANSPOSE([.A98:.C100]))" office:value-type="float" office:value="0.0738083121720681" calcext:value-type="float">
            <text:p>0.0738083121720681</text:p>
          </table:table-cell>
          <table:table-cell office:value-type="float" office:value="0.221314354344992" calcext:value-type="float">
            <text:p>0.221314354344992</text:p>
          </table:table-cell>
          <table:table-cell office:value-type="float" office:value="0.100470646853822" calcext:value-type="float">
            <text:p>0.100470646853822</text:p>
          </table:table-cell>
          <table:table-cell office:value-type="string" calcext:value-type="string">
            <text:p>dZ1 before ReLu</text:p>
          </table:table-cell>
          <table:table-cell table:number-columns-repeated="16374"/>
        </table:table-row>
        <table:table-row table:style-name="ro1">
          <table:table-cell table:formula="of:=MAX(0;[.G172])" office:value-type="float" office:value="0.393823593542808" calcext:value-type="float">
            <text:p>0.393823593542808</text:p>
          </table:table-cell>
          <table:table-cell table:formula="of:=MAX(0;[.H172])" office:value-type="float" office:value="0.0663144532205238" calcext:value-type="float">
            <text:p>0.0663144532205238</text:p>
          </table:table-cell>
          <table:table-cell table:formula="of:=MAX(0;[.I172])" office:value-type="float" office:value="0.271733755190476" calcext:value-type="float">
            <text:p>0.271733755190476</text:p>
          </table:table-cell>
          <table:table-cell table:number-columns-repeated="3"/>
          <table:table-cell office:value-type="float" office:value="0.393823593542808" calcext:value-type="float">
            <text:p>0.393823593542808</text:p>
          </table:table-cell>
          <table:table-cell office:value-type="float" office:value="0.0663144532205238" calcext:value-type="float">
            <text:p>0.0663144532205238</text:p>
          </table:table-cell>
          <table:table-cell office:value-type="float" office:value="0.271733755190476" calcext:value-type="float">
            <text:p>0.271733755190476</text:p>
          </table:table-cell>
          <table:table-cell table:number-columns-repeated="16375"/>
        </table:table-row>
        <table:table-row table:style-name="ro1">
          <table:table-cell table:formula="of:=MAX(0;[.G173])" office:value-type="float" office:value="0.349118559940103" calcext:value-type="float">
            <text:p>0.349118559940103</text:p>
          </table:table-cell>
          <table:table-cell table:formula="of:=MAX(0;[.H173])" office:value-type="float" office:value="0.0587867430777685" calcext:value-type="float">
            <text:p>0.0587867430777685</text:p>
          </table:table-cell>
          <table:table-cell table:formula="of:=MAX(0;[.I173])" office:value-type="float" office:value="0.240887795588365" calcext:value-type="float">
            <text:p>0.240887795588365</text:p>
          </table:table-cell>
          <table:table-cell table:number-columns-repeated="3"/>
          <table:table-cell office:value-type="float" office:value="0.349118559940103" calcext:value-type="float">
            <text:p>0.349118559940103</text:p>
          </table:table-cell>
          <table:table-cell office:value-type="float" office:value="0.0587867430777685" calcext:value-type="float">
            <text:p>0.0587867430777685</text:p>
          </table:table-cell>
          <table:table-cell office:value-type="float" office:value="0.240887795588365" calcext:value-type="float">
            <text:p>0.240887795588365</text:p>
          </table:table-cell>
          <table:table-cell table:number-columns-repeated="16375"/>
        </table:table-row>
        <table:table-row table:style-name="ro1">
          <table:table-cell table:formula="of:=MAX(0;[.G174])" office:value-type="float" office:value="0.290447482080815" calcext:value-type="float">
            <text:p>0.290447482080815</text:p>
          </table:table-cell>
          <table:table-cell table:formula="of:=MAX(0;[.H174])" office:value-type="float" office:value="0.439255254869329" calcext:value-type="float">
            <text:p>0.439255254869329</text:p>
          </table:table-cell>
          <table:table-cell table:formula="of:=MAX(0;[.I174])" office:value-type="float" office:value="0.0823280183228331" calcext:value-type="float">
            <text:p>0.0823280183228331</text:p>
          </table:table-cell>
          <table:table-cell table:number-columns-repeated="3"/>
          <table:table-cell office:value-type="float" office:value="0.290447482080815" calcext:value-type="float">
            <text:p>0.290447482080815</text:p>
          </table:table-cell>
          <table:table-cell office:value-type="float" office:value="0.439255254869329" calcext:value-type="float">
            <text:p>0.439255254869329</text:p>
          </table:table-cell>
          <table:table-cell office:value-type="float" office:value="0.0823280183228331" calcext:value-type="float">
            <text:p>0.0823280183228331</text:p>
          </table:table-cell>
          <table:table-cell table:number-columns-repeated="16375"/>
        </table:table-row>
        <table:table-row table:style-name="ro1">
          <table:table-cell table:formula="of:=MAX(0;[.G175])" office:value-type="float" office:value="0.295652933475469" calcext:value-type="float">
            <text:p>0.295652933475469</text:p>
          </table:table-cell>
          <table:table-cell table:formula="of:=MAX(0;[.H175])" office:value-type="float" office:value="0.447127665615285" calcext:value-type="float">
            <text:p>0.447127665615285</text:p>
          </table:table-cell>
          <table:table-cell table:formula="of:=MAX(0;[.I175])" office:value-type="float" office:value="0.0838035156992521" calcext:value-type="float">
            <text:p>0.0838035156992521</text:p>
          </table:table-cell>
          <table:table-cell table:number-columns-repeated="3"/>
          <table:table-cell office:value-type="float" office:value="0.295652933475469" calcext:value-type="float">
            <text:p>0.295652933475469</text:p>
          </table:table-cell>
          <table:table-cell office:value-type="float" office:value="0.447127665615285" calcext:value-type="float">
            <text:p>0.447127665615285</text:p>
          </table:table-cell>
          <table:table-cell office:value-type="float" office:value="0.0838035156992521" calcext:value-type="float">
            <text:p>0.0838035156992521</text:p>
          </table:table-cell>
          <table:table-cell table:number-columns-repeated="16375"/>
        </table:table-row>
        <table:table-row table:style-name="ro1">
          <table:table-cell table:formula="of:=MAX(0;[.G176])" office:value-type="float" office:value="0.0774423088273366" calcext:value-type="float">
            <text:p>0.0774423088273366</text:p>
          </table:table-cell>
          <table:table-cell table:formula="of:=MAX(0;[.H176])" office:value-type="float" office:value="0.232210899731068" calcext:value-type="float">
            <text:p>0.232210899731068</text:p>
          </table:table-cell>
          <table:table-cell table:formula="of:=MAX(0;[.I176])" office:value-type="float" office:value="0.105417379598073" calcext:value-type="float">
            <text:p>0.105417379598073</text:p>
          </table:table-cell>
          <table:table-cell table:number-columns-repeated="3"/>
          <table:table-cell office:value-type="float" office:value="0.0774423088273366" calcext:value-type="float">
            <text:p>0.0774423088273366</text:p>
          </table:table-cell>
          <table:table-cell office:value-type="float" office:value="0.232210899731068" calcext:value-type="float">
            <text:p>0.232210899731068</text:p>
          </table:table-cell>
          <table:table-cell office:value-type="float" office:value="0.105417379598073" calcext:value-type="float">
            <text:p>0.10541737959807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matrix-columns-spanned="3" table:number-matrix-rows-spanned="2" table:formula="of:=MMULT(TRANSPOSE([.F93:.G98]); [.A171:.C176])" office:value-type="float" office:value="0.542569483766788" calcext:value-type="float">
            <text:p>0.542569483766788</text:p>
          </table:table-cell>
          <table:table-cell office:value-type="float" office:value="0.136597812475434" calcext:value-type="float">
            <text:p>0.136597812475434</text:p>
          </table:table-cell>
          <table:table-cell office:value-type="float" office:value="0.435871836430691" calcext:value-type="float">
            <text:p>0.435871836430691</text:p>
          </table:table-cell>
          <table:table-cell office:value-type="string" calcext:value-type="string">
            <text:p>dW1</text:p>
          </table:table-cell>
          <table:table-cell table:number-columns-repeated="16380"/>
        </table:table-row>
        <table:table-row table:style-name="ro1">
          <table:table-cell office:value-type="float" office:value="-0.417952377926907" calcext:value-type="float">
            <text:p>-0.417952377926907</text:p>
          </table:table-cell>
          <table:table-cell office:value-type="float" office:value="-0.273193798898111" calcext:value-type="float">
            <text:p>-0.273193798898111</text:p>
          </table:table-cell>
          <table:table-cell office:value-type="float" office:value="-0.183954405032191" calcext:value-type="float">
            <text:p>-0.18395440503219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SUM([.A171:.A176])" office:value-type="float" office:value="1.4802931900386" calcext:value-type="float">
            <text:p>1.4802931900386</text:p>
          </table:table-cell>
          <table:table-cell table:formula="of:=SUM([.B171:.B176])" office:value-type="float" office:value="1.46500937085897" calcext:value-type="float">
            <text:p>1.46500937085897</text:p>
          </table:table-cell>
          <table:table-cell table:formula="of:=SUM([.C171:.C176])" office:value-type="float" office:value="0.884641111252821" calcext:value-type="float">
            <text:p>0.884641111252821</text:p>
          </table:table-cell>
          <table:table-cell office:value-type="string" calcext:value-type="string">
            <text:p>dB1</text:p>
          </table:table-cell>
          <table:table-cell table:number-columns-repeated="16380"/>
        </table:table-row>
        <table:table-row table:style-name="ro2" table:number-rows-repeated="104839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4_2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table:style-name="Default" office:value-type="float" office:value="0.29958858853215" calcext:value-type="float">
            <text:p>0.29958858853215</text:p>
          </table:table-cell>
          <table:table-cell table:style-name="Default" office:value-type="float" office:value="0.921384549363679" calcext:value-type="float">
            <text:p>0.921384549363679</text:p>
          </table:table-cell>
          <table:table-cell table:style-name="Default" office:value-type="float" office:value="0.481349445754425" calcext:value-type="float">
            <text:p>0.481349445754425</text:p>
          </table:table-cell>
          <table:table-cell table:style-name="Default" office:value-type="string" calcext:value-type="string">
            <text:p>w1</text:p>
          </table:table-cell>
          <table:table-cell table:style-name="Default"/>
          <table:table-cell table:style-name="Default" office:value-type="float" office:value="0.111109791978521" calcext:value-type="float">
            <text:p>0.111109791978521</text:p>
          </table:table-cell>
          <table:table-cell table:style-name="Default" office:value-type="float" office:value="0.451813130126501" calcext:value-type="float">
            <text:p>0.451813130126501</text:p>
          </table:table-cell>
          <table:table-cell table:style-name="Default"/>
          <table:table-cell table:number-columns-repeated="16376"/>
        </table:table-row>
        <table:table-row table:style-name="ro1">
          <table:table-cell table:style-name="Default" office:value-type="float" office:value="0.710126674411187" calcext:value-type="float">
            <text:p>0.710126674411187</text:p>
          </table:table-cell>
          <table:table-cell table:style-name="Default" office:value-type="float" office:value="0.676536175650993" calcext:value-type="float">
            <text:p>0.676536175650993</text:p>
          </table:table-cell>
          <table:table-cell table:style-name="Default" office:value-type="float" office:value="0.458977516738955" calcext:value-type="float">
            <text:p>0.458977516738955</text:p>
          </table:table-cell>
          <table:table-cell table:style-name="Default" table:number-columns-repeated="2"/>
          <table:table-cell table:style-name="Default" office:value-type="float" office:value="0.688599100248087" calcext:value-type="float">
            <text:p>0.688599100248087</text:p>
          </table:table-cell>
          <table:table-cell table:style-name="Default" office:value-type="float" office:value="-0.710104194945701" calcext:value-type="float">
            <text:p>-0.710104194945701</text:p>
          </table:table-cell>
          <table:table-cell table:style-name="Default"/>
          <table:table-cell table:number-columns-repeated="16376"/>
        </table:table-row>
        <table:table-row table:style-name="ro1">
          <table:table-cell table:style-name="Default" table:number-columns-repeated="5"/>
          <table:table-cell table:style-name="Default" office:value-type="float" office:value="0.836854142318781" calcext:value-type="float">
            <text:p>0.836854142318781</text:p>
          </table:table-cell>
          <table:table-cell table:style-name="Default" office:value-type="float" office:value="0.125465502028214" calcext:value-type="float">
            <text:p>0.125465502028214</text:p>
          </table:table-cell>
          <table:table-cell table:style-name="Default"/>
          <table:table-cell table:number-columns-repeated="16376"/>
        </table:table-row>
        <table:table-row table:style-name="ro1">
          <table:table-cell table:style-name="Default" office:value-type="float" office:value="0.554917690160218" calcext:value-type="float">
            <text:p>0.554917690160218</text:p>
          </table:table-cell>
          <table:table-cell table:style-name="Default" office:value-type="float" office:value="0.300658330304891" calcext:value-type="float">
            <text:p>0.300658330304891</text:p>
          </table:table-cell>
          <table:table-cell table:style-name="Default" office:value-type="float" office:value="0.851414649045376" calcext:value-type="float">
            <text:p>0.851414649045376</text:p>
          </table:table-cell>
          <table:table-cell table:style-name="Default" office:value-type="string" calcext:value-type="string">
            <text:p>w2</text:p>
          </table:table-cell>
          <table:table-cell table:style-name="Default"/>
          <table:table-cell table:style-name="Default" office:value-type="float" office:value="-0.608405497636609" calcext:value-type="float">
            <text:p>-0.608405497636609</text:p>
          </table:table-cell>
          <table:table-cell table:style-name="Default" office:value-type="float" office:value="-0.84091789389624" calcext:value-type="float">
            <text:p>-0.84091789389624</text:p>
          </table:table-cell>
          <table:table-cell table:style-name="Default"/>
          <table:table-cell table:number-columns-repeated="16376"/>
        </table:table-row>
        <table:table-row table:style-name="ro1">
          <table:table-cell table:style-name="Default" office:value-type="float" office:value="0.846399391320794" calcext:value-type="float">
            <text:p>0.846399391320794</text:p>
          </table:table-cell>
          <table:table-cell table:style-name="Default" office:value-type="float" office:value="0.890238407159074" calcext:value-type="float">
            <text:p>0.890238407159074</text:p>
          </table:table-cell>
          <table:table-cell table:style-name="Default" office:value-type="float" office:value="0.18852743360062" calcext:value-type="float">
            <text:p>0.18852743360062</text:p>
          </table:table-cell>
          <table:table-cell table:style-name="Default" table:number-columns-repeated="2"/>
          <table:table-cell table:style-name="Default" office:value-type="float" office:value="0.360905446324185" calcext:value-type="float">
            <text:p>0.360905446324185</text:p>
          </table:table-cell>
          <table:table-cell table:style-name="Default" office:value-type="float" office:value="0.114794391863328" calcext:value-type="float">
            <text:p>0.114794391863328</text:p>
          </table:table-cell>
          <table:table-cell table:style-name="Default"/>
          <table:table-cell table:number-columns-repeated="16376"/>
        </table:table-row>
        <table:table-row table:style-name="ro1">
          <table:table-cell table:style-name="Default" office:value-type="float" office:value="0.167332715326401" calcext:value-type="float">
            <text:p>0.167332715326401</text:p>
          </table:table-cell>
          <table:table-cell table:style-name="Default" office:value-type="float" office:value="0.406276430359808" calcext:value-type="float">
            <text:p>0.406276430359808</text:p>
          </table:table-cell>
          <table:table-cell table:style-name="Default" office:value-type="float" office:value="0.598456774228674" calcext:value-type="float">
            <text:p>0.598456774228674</text:p>
          </table:table-cell>
          <table:table-cell table:style-name="Default" table:number-columns-repeated="2"/>
          <table:table-cell table:style-name="Default" office:value-type="float" office:value="0.529786158492623" calcext:value-type="float">
            <text:p>0.529786158492623</text:p>
          </table:table-cell>
          <table:table-cell table:style-name="Default" office:value-type="float" office:value="-0.0664146754607276" calcext:value-type="float">
            <text:p>-0.0664146754607276</text:p>
          </table:table-cell>
          <table:table-cell table:style-name="Default"/>
          <table:table-cell table:number-columns-repeated="16376"/>
        </table:table-row>
        <table:table-row table:style-name="ro1">
          <table:table-cell table:style-name="Default" table:number-columns-repeated="8"/>
          <table:table-cell table:number-columns-repeated="16376"/>
        </table:table-row>
        <table:table-row table:style-name="ro1">
          <table:table-cell table:style-name="Default" office:value-type="float" office:value="0.814166145244106" calcext:value-type="float">
            <text:p>0.814166145244106</text:p>
          </table:table-cell>
          <table:table-cell table:style-name="Default" office:value-type="float" office:value="0.920676527086523" calcext:value-type="float">
            <text:p>0.920676527086523</text:p>
          </table:table-cell>
          <table:table-cell table:style-name="Default" office:value-type="float" office:value="0.0809311557634369" calcext:value-type="float">
            <text:p>0.0809311557634369</text:p>
          </table:table-cell>
          <table:table-cell table:style-name="Default" office:value-type="string" calcext:value-type="string">
            <text:p>w3</text:p>
          </table:table-cell>
          <table:table-cell table:style-name="Default" table:number-columns-repeated="4"/>
          <table:table-cell table:number-columns-repeated="16376"/>
        </table:table-row>
        <table:table-row table:style-name="ro1">
          <table:table-cell table:style-name="Default" office:value-type="float" office:value="0.648263451250989" calcext:value-type="float">
            <text:p>0.648263451250989</text:p>
          </table:table-cell>
          <table:table-cell table:style-name="Default" office:value-type="float" office:value="0.23910093352679" calcext:value-type="float">
            <text:p>0.23910093352679</text:p>
          </table:table-cell>
          <table:table-cell table:style-name="Default" office:value-type="float" office:value="0.570400831049233" calcext:value-type="float">
            <text:p>0.570400831049233</text:p>
          </table:table-cell>
          <table:table-cell table:style-name="Default" table:number-columns-repeated="5"/>
          <table:table-cell table:number-columns-repeated="16376"/>
        </table:table-row>
        <table:table-row table:style-name="ro1">
          <table:table-cell table:style-name="Default" office:value-type="float" office:value="0.259596034078637" calcext:value-type="float">
            <text:p>0.259596034078637</text:p>
          </table:table-cell>
          <table:table-cell table:style-name="Default" office:value-type="float" office:value="0.977018843637911" calcext:value-type="float">
            <text:p>0.977018843637911</text:p>
          </table:table-cell>
          <table:table-cell table:style-name="Default" office:value-type="float" office:value="0.979356592707453" calcext:value-type="float">
            <text:p>0.979356592707453</text:p>
          </table:table-cell>
          <table:table-cell table:style-name="Default" table:number-columns-repeated="5"/>
          <table:table-cell table:number-columns-repeated="16376"/>
        </table:table-row>
        <table:table-row table:style-name="ro1">
          <table:table-cell table:style-name="Default" table:number-columns-repeated="8"/>
          <table:table-cell table:number-columns-repeated="16376"/>
        </table:table-row>
        <table:table-row table:style-name="ro1">
          <table:table-cell table:style-name="Default" table:formula="of:=MAX(0; [.F12])" office:value-type="float" office:value="0.354131781302987" calcext:value-type="float">
            <text:p>0.354131781302987</text:p>
          </table:table-cell>
          <table:table-cell table:style-name="Default" table:formula="of:=MAX(0; [.G12])" office:value-type="float" office:value="0.408042772776709" calcext:value-type="float">
            <text:p>0.408042772776709</text:p>
          </table:table-cell>
          <table:table-cell table:style-name="Default" table:formula="of:=MAX(0; [.H12])" office:value-type="float" office:value="0.260854705282266" calcext:value-type="float">
            <text:p>0.260854705282266</text:p>
          </table:table-cell>
          <table:table-cell table:style-name="Default" office:value-type="string" calcext:value-type="string">
            <text:p>y1</text:p>
          </table:table-cell>
          <table:table-cell table:style-name="Default"/>
          <table:table-cell table:style-name="Default" table:number-matrix-columns-spanned="3" table:number-matrix-rows-spanned="6" table:formula="of:=MMULT([.F1:.G6];[.A1:.C2] )" office:value-type="float" office:value="0.354131781302987" calcext:value-type="float">
            <text:p>0.354131781302987</text:p>
          </table:table-cell>
          <table:table-cell table:style-name="Default" office:value-type="float" office:value="0.408042772776709" calcext:value-type="float">
            <text:p>0.408042772776709</text:p>
          </table:table-cell>
          <table:table-cell table:style-name="Default" office:value-type="float" office:value="0.260854705282266" calcext:value-type="float">
            <text:p>0.260854705282266</text:p>
          </table:table-cell>
          <table:table-cell table:number-columns-repeated="16376"/>
        </table:table-row>
        <table:table-row table:style-name="ro1">
          <table:table-cell table:style-name="Default" table:formula="of:=MAX(0; [.F13])" office:value-type="float" office:value="0" calcext:value-type="float">
            <text:p>0</text:p>
          </table:table-cell>
          <table:table-cell table:style-name="Default" table:formula="of:=MAX(0; [.G13])" office:value-type="float" office:value="0.154053395312027" calcext:value-type="float">
            <text:p>0.154053395312027</text:p>
          </table:table-cell>
          <table:table-cell table:style-name="Default" table:formula="of:=MAX(0; [.H13])" office:value-type="float" office:value="0.0055349352293198" calcext:value-type="float">
            <text:p>0.0055349352293198</text:p>
          </table:table-cell>
          <table:table-cell table:style-name="Default" table:number-columns-repeated="2"/>
          <table:table-cell table:style-name="Default" office:value-type="float" office:value="-0.297967497934391" calcext:value-type="float">
            <text:p>-0.297967497934391</text:p>
          </table:table-cell>
          <table:table-cell table:style-name="Default" office:value-type="float" office:value="0.154053395312027" calcext:value-type="float">
            <text:p>0.154053395312027</text:p>
          </table:table-cell>
          <table:table-cell table:style-name="Default" office:value-type="float" office:value="0.0055349352293198" calcext:value-type="float">
            <text:p>0.0055349352293198</text:p>
          </table:table-cell>
          <table:table-cell table:number-columns-repeated="16376"/>
        </table:table-row>
        <table:table-row table:style-name="ro1">
          <table:table-cell table:style-name="Default" table:formula="of:=MAX(0; [.F14])" office:value-type="float" office:value="0.339808351013192" calcext:value-type="float">
            <text:p>0.339808351013192</text:p>
          </table:table-cell>
          <table:table-cell table:style-name="Default" table:formula="of:=MAX(0; [.G14])" office:value-type="float" office:value="0.855946427721818" calcext:value-type="float">
            <text:p>0.855946427721818</text:p>
          </table:table-cell>
          <table:table-cell table:style-name="Default" table:formula="of:=MAX(0; [.H14])" office:value-type="float" office:value="0.460405122139756" calcext:value-type="float">
            <text:p>0.460405122139756</text:p>
          </table:table-cell>
          <table:table-cell table:style-name="Default" table:number-columns-repeated="2"/>
          <table:table-cell table:style-name="Default" office:value-type="float" office:value="0.339808351013192" calcext:value-type="float">
            <text:p>0.339808351013192</text:p>
          </table:table-cell>
          <table:table-cell table:style-name="Default" office:value-type="float" office:value="0.855946427721818" calcext:value-type="float">
            <text:p>0.855946427721818</text:p>
          </table:table-cell>
          <table:table-cell table:style-name="Default" office:value-type="float" office:value="0.460405122139756" calcext:value-type="float">
            <text:p>0.460405122139756</text:p>
          </table:table-cell>
          <table:table-cell table:number-columns-repeated="16376"/>
        </table:table-row>
        <table:table-row table:style-name="ro1">
          <table:table-cell table:style-name="Default" table:formula="of:=MAX(0; [.F15])" office:value-type="float" office:value="0" calcext:value-type="float">
            <text:p>0</text:p>
          </table:table-cell>
          <table:table-cell table:style-name="Default" table:formula="of:=MAX(0; [.G15])" office:value-type="float" office:value="0" calcext:value-type="float">
            <text:p>0</text:p>
          </table:table-cell>
          <table:table-cell table:style-name="Default" table:formula="of:=MAX(0; [.H15])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-0.779429571737548" calcext:value-type="float">
            <text:p>-0.779429571737548</text:p>
          </table:table-cell>
          <table:table-cell table:style-name="Default" office:value-type="float" office:value="-1.12948680124334" calcext:value-type="float">
            <text:p>-1.12948680124334</text:p>
          </table:table-cell>
          <table:table-cell table:style-name="Default" office:value-type="float" office:value="-0.678818055803175" calcext:value-type="float">
            <text:p>-0.678818055803175</text:p>
          </table:table-cell>
          <table:table-cell table:number-columns-repeated="16376"/>
        </table:table-row>
        <table:table-row table:style-name="ro1">
          <table:table-cell table:style-name="Default" table:formula="of:=MAX(0; [.F16])" office:value-type="float" office:value="0.189641712992788" calcext:value-type="float">
            <text:p>0.189641712992788</text:p>
          </table:table-cell>
          <table:table-cell table:style-name="Default" table:formula="of:=MAX(0; [.G16])" office:value-type="float" office:value="0.410195260881704" calcext:value-type="float">
            <text:p>0.410195260881704</text:p>
          </table:table-cell>
          <table:table-cell table:style-name="Default" table:formula="of:=MAX(0; [.H16])" office:value-type="float" office:value="0.226409681470889" calcext:value-type="float">
            <text:p>0.226409681470889</text:p>
          </table:table-cell>
          <table:table-cell table:style-name="Default" table:number-columns-repeated="2"/>
          <table:table-cell table:style-name="Default" office:value-type="float" office:value="0.189641712992788" calcext:value-type="float">
            <text:p>0.189641712992788</text:p>
          </table:table-cell>
          <table:table-cell table:style-name="Default" office:value-type="float" office:value="0.410195260881704" calcext:value-type="float">
            <text:p>0.410195260881704</text:p>
          </table:table-cell>
          <table:table-cell table:style-name="Default" office:value-type="float" office:value="0.226409681470889" calcext:value-type="float">
            <text:p>0.226409681470889</text:p>
          </table:table-cell>
          <table:table-cell table:number-columns-repeated="16376"/>
        </table:table-row>
        <table:table-row table:style-name="ro1">
          <table:table-cell table:style-name="Default" table:formula="of:=MAX(0; [.F17])" office:value-type="float" office:value="0.11155505482965" calcext:value-type="float">
            <text:p>0.11155505482965</text:p>
          </table:table-cell>
          <table:table-cell table:style-name="Default" table:formula="of:=MAX(0; [.G17])" office:value-type="float" office:value="0.443204850358538" calcext:value-type="float">
            <text:p>0.443204850358538</text:p>
          </table:table-cell>
          <table:table-cell table:style-name="Default" table:formula="of:=MAX(0; [.H17])" office:value-type="float" office:value="0.224529430940802" calcext:value-type="float">
            <text:p>0.224529430940802</text:p>
          </table:table-cell>
          <table:table-cell table:style-name="Default" table:number-columns-repeated="2"/>
          <table:table-cell table:style-name="Default" office:value-type="float" office:value="0.11155505482965" calcext:value-type="float">
            <text:p>0.11155505482965</text:p>
          </table:table-cell>
          <table:table-cell table:style-name="Default" office:value-type="float" office:value="0.443204850358538" calcext:value-type="float">
            <text:p>0.443204850358538</text:p>
          </table:table-cell>
          <table:table-cell table:style-name="Default" office:value-type="float" office:value="0.224529430940802" calcext:value-type="float">
            <text:p>0.224529430940802</text:p>
          </table:table-cell>
          <table:table-cell table:number-columns-repeated="16376"/>
        </table:table-row>
        <table:table-row table:style-name="ro1">
          <table:table-cell table:style-name="Default" table:number-columns-repeated="8"/>
          <table:table-cell table:number-columns-repeated="16376"/>
        </table:table-row>
        <table:table-row table:style-name="ro1">
          <table:table-cell table:style-name="Default" table:formula="of:=MAX(0;[.F19])" office:value-type="float" office:value="0.585530670744582" calcext:value-type="float">
            <text:p>0.585530670744582</text:p>
          </table:table-cell>
          <table:table-cell table:style-name="Default" table:formula="of:=MAX(0;[.G19])" office:value-type="float" office:value="0.575707136668601" calcext:value-type="float">
            <text:p>0.575707136668601</text:p>
          </table:table-cell>
          <table:table-cell table:style-name="Default" table:formula="of:=MAX(0;[.H19])" office:value-type="float" office:value="0.534550508510367" calcext:value-type="float">
            <text:p>0.534550508510367</text:p>
          </table:table-cell>
          <table:table-cell table:style-name="Default" office:value-type="string" calcext:value-type="string">
            <text:p>y2</text:p>
          </table:table-cell>
          <table:table-cell table:style-name="Default"/>
          <table:table-cell table:style-name="Default" table:number-matrix-columns-spanned="3" table:number-matrix-rows-spanned="6" table:formula="of:=MMULT([.A12:.C17];[.A4:.C6])" office:value-type="float" office:value="0.585530670744582" calcext:value-type="float">
            <text:p>0.585530670744582</text:p>
          </table:table-cell>
          <table:table-cell table:style-name="Default" office:value-type="float" office:value="0.575707136668601" calcext:value-type="float">
            <text:p>0.575707136668601</text:p>
          </table:table-cell>
          <table:table-cell table:style-name="Default" office:value-type="float" office:value="0.534550508510367" calcext:value-type="float">
            <text:p>0.534550508510367</text:p>
          </table:table-cell>
          <table:table-cell table:number-columns-repeated="16376"/>
        </table:table-row>
        <table:table-row table:style-name="ro1">
          <table:table-cell table:style-name="Default" table:formula="of:=MAX(0;[.F20])" office:value-type="float" office:value="0.131316875764079" calcext:value-type="float">
            <text:p>0.131316875764079</text:p>
          </table:table-cell>
          <table:table-cell table:style-name="Default" table:formula="of:=MAX(0;[.G20])" office:value-type="float" office:value="0.139392962987267" calcext:value-type="float">
            <text:p>0.139392962987267</text:p>
          </table:table-cell>
          <table:table-cell table:style-name="Default" table:formula="of:=MAX(0;[.H20])" office:value-type="float" office:value="0.0323557107385416" calcext:value-type="float">
            <text:p>0.0323557107385416</text:p>
          </table:table-cell>
          <table:table-cell table:style-name="Default" table:number-columns-repeated="2"/>
          <table:table-cell table:style-name="Default" office:value-type="float" office:value="0.131316875764079" calcext:value-type="float">
            <text:p>0.131316875764079</text:p>
          </table:table-cell>
          <table:table-cell table:style-name="Default" office:value-type="float" office:value="0.139392962987267" calcext:value-type="float">
            <text:p>0.139392962987267</text:p>
          </table:table-cell>
          <table:table-cell table:style-name="Default" office:value-type="float" office:value="0.0323557107385416" calcext:value-type="float">
            <text:p>0.0323557107385416</text:p>
          </table:table-cell>
          <table:table-cell table:number-columns-repeated="16376"/>
        </table:table-row>
        <table:table-row table:style-name="ro1">
          <table:table-cell table:style-name="Default" table:formula="of:=MAX(0;[.F21])" office:value-type="float" office:value="0.990079039906177" calcext:value-type="float">
            <text:p>0.990079039906177</text:p>
          </table:table-cell>
          <table:table-cell table:style-name="Default" table:formula="of:=MAX(0;[.G21])" office:value-type="float" office:value="1.05121434541017" calcext:value-type="float">
            <text:p>1.05121434541017</text:p>
          </table:table-cell>
          <table:table-cell table:style-name="Default" table:formula="of:=MAX(0;[.H21])" office:value-type="float" office:value="0.726219755472715" calcext:value-type="float">
            <text:p>0.726219755472715</text:p>
          </table:table-cell>
          <table:table-cell table:style-name="Default" table:number-columns-repeated="2"/>
          <table:table-cell table:style-name="Default" office:value-type="float" office:value="0.990079039906177" calcext:value-type="float">
            <text:p>0.990079039906177</text:p>
          </table:table-cell>
          <table:table-cell table:style-name="Default" office:value-type="float" office:value="1.05121434541017" calcext:value-type="float">
            <text:p>1.05121434541017</text:p>
          </table:table-cell>
          <table:table-cell table:style-name="Default" office:value-type="float" office:value="0.726219755472715" calcext:value-type="float">
            <text:p>0.726219755472715</text:p>
          </table:table-cell>
          <table:table-cell table:number-columns-repeated="16376"/>
        </table:table-row>
        <table:table-row table:style-name="ro1">
          <table:table-cell table:style-name="Default" table:formula="of:=MAX(0;[.F22])" office:value-type="float" office:value="0" calcext:value-type="float">
            <text:p>0</text:p>
          </table:table-cell>
          <table:table-cell table:style-name="Default" table:formula="of:=MAX(0;[.G22])" office:value-type="float" office:value="0" calcext:value-type="float">
            <text:p>0</text:p>
          </table:table-cell>
          <table:table-cell table:style-name="Default" table:formula="of:=MAX(0;[.H22])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Default" table:formula="of:=MAX(0;[.F23])" office:value-type="float" office:value="0.490310307241643" calcext:value-type="float">
            <text:p>0.490310307241643</text:p>
          </table:table-cell>
          <table:table-cell table:style-name="Default" table:formula="of:=MAX(0;[.G23])" office:value-type="float" office:value="0.514173853642994" calcext:value-type="float">
            <text:p>0.514173853642994</text:p>
          </table:table-cell>
          <table:table-cell table:style-name="Default" table:formula="of:=MAX(0;[.H23])" office:value-type="float" office:value="0.374293199948493" calcext:value-type="float">
            <text:p>0.374293199948493</text:p>
          </table:table-cell>
          <table:table-cell table:style-name="Default" table:number-columns-repeated="2"/>
          <table:table-cell table:style-name="Default" office:value-type="float" office:value="0.490310307241643" calcext:value-type="float">
            <text:p>0.490310307241643</text:p>
          </table:table-cell>
          <table:table-cell table:style-name="Default" office:value-type="float" office:value="0.514173853642994" calcext:value-type="float">
            <text:p>0.514173853642994</text:p>
          </table:table-cell>
          <table:table-cell table:style-name="Default" office:value-type="float" office:value="0.374293199948493" calcext:value-type="float">
            <text:p>0.374293199948493</text:p>
          </table:table-cell>
          <table:table-cell table:number-columns-repeated="16376"/>
        </table:table-row>
        <table:table-row table:style-name="ro1">
          <table:table-cell table:style-name="Default" table:formula="of:=MAX(0;[.F24])" office:value-type="float" office:value="0.474603308275672" calcext:value-type="float">
            <text:p>0.474603308275672</text:p>
          </table:table-cell>
          <table:table-cell table:style-name="Default" table:formula="of:=MAX(0;[.G24])" office:value-type="float" office:value="0.519318952263861" calcext:value-type="float">
            <text:p>0.519318952263861</text:p>
          </table:table-cell>
          <table:table-cell table:style-name="Default" table:formula="of:=MAX(0;[.H24])" office:value-type="float" office:value="0.312907039814698" calcext:value-type="float">
            <text:p>0.312907039814698</text:p>
          </table:table-cell>
          <table:table-cell table:style-name="Default" table:number-columns-repeated="2"/>
          <table:table-cell table:style-name="Default" office:value-type="float" office:value="0.474603308275672" calcext:value-type="float">
            <text:p>0.474603308275672</text:p>
          </table:table-cell>
          <table:table-cell table:style-name="Default" office:value-type="float" office:value="0.519318952263861" calcext:value-type="float">
            <text:p>0.519318952263861</text:p>
          </table:table-cell>
          <table:table-cell table:style-name="Default" office:value-type="float" office:value="0.312907039814698" calcext:value-type="float">
            <text:p>0.312907039814698</text:p>
          </table:table-cell>
          <table:table-cell table:number-columns-repeated="16376"/>
        </table:table-row>
        <table:table-row table:style-name="ro1">
          <table:table-cell table:style-name="Default" table:number-columns-repeated="8"/>
          <table:table-cell table:number-columns-repeated="16376"/>
        </table:table-row>
        <table:table-row table:style-name="ro1">
          <table:table-cell table:style-name="Default" table:formula="of:=MAX(0;[.F26])" office:value-type="float" office:value="0.988696336472935" calcext:value-type="float">
            <text:p>0.988696336472935</text:p>
          </table:table-cell>
          <table:table-cell table:style-name="Default" table:formula="of:=MAX(0;[.G26])" office:value-type="float" office:value="1.19900237795012" calcext:value-type="float">
            <text:p>1.19900237795012</text:p>
          </table:table-cell>
          <table:table-cell table:style-name="Default" table:formula="of:=MAX(0;[.H26])" office:value-type="float" office:value="0.899287067759793" calcext:value-type="float">
            <text:p>0.899287067759793</text:p>
          </table:table-cell>
          <table:table-cell table:style-name="Default" office:value-type="string" calcext:value-type="string">
            <text:p>y3</text:p>
          </table:table-cell>
          <table:table-cell table:style-name="Default"/>
          <table:table-cell table:style-name="Default" table:number-matrix-columns-spanned="3" table:number-matrix-rows-spanned="6" table:formula="of:=MMULT([.A19:.C24];[.A8:.C10])" office:value-type="float" office:value="0.988696336472935" calcext:value-type="float">
            <text:p>0.988696336472935</text:p>
          </table:table-cell>
          <table:table-cell table:style-name="Default" office:value-type="float" office:value="1.19900237795012" calcext:value-type="float">
            <text:p>1.19900237795012</text:p>
          </table:table-cell>
          <table:table-cell table:style-name="Default" office:value-type="float" office:value="0.899287067759793" calcext:value-type="float">
            <text:p>0.899287067759793</text:p>
          </table:table-cell>
          <table:table-cell table:number-columns-repeated="16376"/>
        </table:table-row>
        <table:table-row table:style-name="ro1">
          <table:table-cell table:style-name="Default" table:formula="of:=MAX(0;[.F27])" office:value-type="float" office:value="0.205676532000087" calcext:value-type="float">
            <text:p>0.205676532000087</text:p>
          </table:table-cell>
          <table:table-cell table:style-name="Default" table:formula="of:=MAX(0;[.G27])" office:value-type="float" office:value="0.185841491794498" calcext:value-type="float">
            <text:p>0.185841491794498</text:p>
          </table:table-cell>
          <table:table-cell table:style-name="Default" table:formula="of:=MAX(0;[.H27])" office:value-type="float" office:value="0.121825267080708" calcext:value-type="float">
            <text:p>0.121825267080708</text:p>
          </table:table-cell>
          <table:table-cell table:style-name="Default" table:number-columns-repeated="2"/>
          <table:table-cell table:style-name="Default" office:value-type="float" office:value="0.205676532000087" calcext:value-type="float">
            <text:p>0.205676532000087</text:p>
          </table:table-cell>
          <table:table-cell table:style-name="Default" office:value-type="float" office:value="0.185841491794498" calcext:value-type="float">
            <text:p>0.185841491794498</text:p>
          </table:table-cell>
          <table:table-cell table:style-name="Default" office:value-type="float" office:value="0.121825267080708" calcext:value-type="float">
            <text:p>0.121825267080708</text:p>
          </table:table-cell>
          <table:table-cell table:number-columns-repeated="16376"/>
        </table:table-row>
        <table:table-row table:style-name="ro1">
          <table:table-cell table:style-name="Default" table:formula="of:=MAX(0;[.F28])" office:value-type="float" office:value="1.67607644335782" calcext:value-type="float">
            <text:p>1.67607644335782</text:p>
          </table:table-cell>
          <table:table-cell table:style-name="Default" table:formula="of:=MAX(0;[.G28])" office:value-type="float" office:value="1.87241924904526" calcext:value-type="float">
            <text:p>1.87241924904526</text:p>
          </table:table-cell>
          <table:table-cell table:style-name="Default" table:formula="of:=MAX(0;[.H28])" office:value-type="float" office:value="1.39096988250619" calcext:value-type="float">
            <text:p>1.39096988250619</text:p>
          </table:table-cell>
          <table:table-cell table:style-name="Default" table:number-columns-repeated="2"/>
          <table:table-cell table:style-name="Default" office:value-type="float" office:value="1.67607644335782" calcext:value-type="float">
            <text:p>1.67607644335782</text:p>
          </table:table-cell>
          <table:table-cell table:style-name="Default" office:value-type="float" office:value="1.87241924904526" calcext:value-type="float">
            <text:p>1.87241924904526</text:p>
          </table:table-cell>
          <table:table-cell table:style-name="Default" office:value-type="float" office:value="1.39096988250619" calcext:value-type="float">
            <text:p>1.39096988250619</text:p>
          </table:table-cell>
          <table:table-cell table:number-columns-repeated="16376"/>
        </table:table-row>
        <table:table-row table:style-name="ro1">
          <table:table-cell table:style-name="Default" table:formula="of:=MAX(0;[.F29])" office:value-type="float" office:value="0" calcext:value-type="float">
            <text:p>0</text:p>
          </table:table-cell>
          <table:table-cell table:style-name="Default" table:formula="of:=MAX(0;[.G29])" office:value-type="float" office:value="0" calcext:value-type="float">
            <text:p>0</text:p>
          </table:table-cell>
          <table:table-cell table:style-name="Default" table:formula="of:=MAX(0;[.H29])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Default" table:formula="of:=MAX(0;[.F30])" office:value-type="float" office:value="0.829679200015241" calcext:value-type="float">
            <text:p>0.829679200015241</text:p>
          </table:table-cell>
          <table:table-cell table:style-name="Default" table:formula="of:=MAX(0;[.G30])" office:value-type="float" office:value="0.940048148662278" calcext:value-type="float">
            <text:p>0.940048148662278</text:p>
          </table:table-cell>
          <table:table-cell table:style-name="Default" table:formula="of:=MAX(0;[.H30])" office:value-type="float" office:value="0.699533086244667" calcext:value-type="float">
            <text:p>0.699533086244667</text:p>
          </table:table-cell>
          <table:table-cell table:style-name="Default" table:number-columns-repeated="2"/>
          <table:table-cell table:style-name="Default" office:value-type="float" office:value="0.829679200015241" calcext:value-type="float">
            <text:p>0.829679200015241</text:p>
          </table:table-cell>
          <table:table-cell table:style-name="Default" office:value-type="float" office:value="0.940048148662278" calcext:value-type="float">
            <text:p>0.940048148662278</text:p>
          </table:table-cell>
          <table:table-cell table:style-name="Default" office:value-type="float" office:value="0.699533086244667" calcext:value-type="float">
            <text:p>0.699533086244667</text:p>
          </table:table-cell>
          <table:table-cell table:number-columns-repeated="16376"/>
        </table:table-row>
        <table:table-row table:style-name="ro1">
          <table:table-cell table:style-name="Default" table:formula="of:=MAX(0;[.F31])" office:value-type="float" office:value="0.804290868884704" calcext:value-type="float">
            <text:p>0.804290868884704</text:p>
          </table:table-cell>
          <table:table-cell table:style-name="Default" table:formula="of:=MAX(0;[.G31])" office:value-type="float" office:value="0.866841846097382" calcext:value-type="float">
            <text:p>0.866841846097382</text:p>
          </table:table-cell>
          <table:table-cell table:style-name="Default" table:formula="of:=MAX(0;[.H31])" office:value-type="float" office:value="0.641077728565922" calcext:value-type="float">
            <text:p>0.641077728565922</text:p>
          </table:table-cell>
          <table:table-cell table:style-name="Default" table:number-columns-repeated="2"/>
          <table:table-cell table:style-name="Default" office:value-type="float" office:value="0.804290868884704" calcext:value-type="float">
            <text:p>0.804290868884704</text:p>
          </table:table-cell>
          <table:table-cell table:style-name="Default" office:value-type="float" office:value="0.866841846097382" calcext:value-type="float">
            <text:p>0.866841846097382</text:p>
          </table:table-cell>
          <table:table-cell table:style-name="Default" office:value-type="float" office:value="0.641077728565922" calcext:value-type="float">
            <text:p>0.641077728565922</text:p>
          </table:table-cell>
          <table:table-cell table:number-columns-repeated="16376"/>
        </table:table-row>
        <table:table-row table:style-name="ro1">
          <table:table-cell table:style-name="Default" table:number-columns-repeated="8"/>
          <table:table-cell table:number-columns-repeated="16376"/>
        </table:table-row>
        <table:table-row table:style-name="ro1">
          <table:table-cell table:style-name="Default" table:formula="of:=EXP([.A26])" office:value-type="float" office:value="2.68772829405983" calcext:value-type="float">
            <text:p>2.68772829405983</text:p>
          </table:table-cell>
          <table:table-cell table:style-name="Default" table:formula="of:=EXP([.B26])" office:value-type="float" office:value="3.31680635250974" calcext:value-type="float">
            <text:p>3.31680635250974</text:p>
          </table:table-cell>
          <table:table-cell table:style-name="Default" table:formula="of:=EXP([.C26])" office:value-type="float" office:value="2.45785020572654" calcext:value-type="float">
            <text:p>2.45785020572654</text:p>
          </table:table-cell>
          <table:table-cell table:style-name="Default" office:value-type="string" calcext:value-type="string">
            <text:p>exp_scores</text:p>
          </table:table-cell>
          <table:table-cell table:style-name="Default" table:number-columns-repeated="4"/>
          <table:table-cell table:number-columns-repeated="16376"/>
        </table:table-row>
        <table:table-row table:style-name="ro1">
          <table:table-cell table:style-name="Default" table:formula="of:=EXP([.A27])" office:value-type="float" office:value="1.22835580593027" calcext:value-type="float">
            <text:p>1.22835580593027</text:p>
          </table:table-cell>
          <table:table-cell table:style-name="Default" table:formula="of:=EXP([.B27])" office:value-type="float" office:value="1.20423136469614" calcext:value-type="float">
            <text:p>1.20423136469614</text:p>
          </table:table-cell>
          <table:table-cell table:style-name="Default" table:formula="of:=EXP([.C27])" office:value-type="float" office:value="1.12955671379362" calcext:value-type="float">
            <text:p>1.12955671379362</text:p>
          </table:table-cell>
          <table:table-cell table:style-name="Default" table:number-columns-repeated="5"/>
          <table:table-cell table:number-columns-repeated="16376"/>
        </table:table-row>
        <table:table-row table:style-name="ro1">
          <table:table-cell table:style-name="Default" table:formula="of:=EXP([.A28])" office:value-type="float" office:value="5.34454515387214" calcext:value-type="float">
            <text:p>5.34454515387214</text:p>
          </table:table-cell>
          <table:table-cell table:style-name="Default" table:formula="of:=EXP([.B28])" office:value-type="float" office:value="6.50401220671703" calcext:value-type="float">
            <text:p>6.50401220671703</text:p>
          </table:table-cell>
          <table:table-cell table:style-name="Default" table:formula="of:=EXP([.C28])" office:value-type="float" office:value="4.01874587476489" calcext:value-type="float">
            <text:p>4.01874587476489</text:p>
          </table:table-cell>
          <table:table-cell table:style-name="Default" table:number-columns-repeated="5"/>
          <table:table-cell table:number-columns-repeated="16376"/>
        </table:table-row>
        <table:table-row table:style-name="ro1">
          <table:table-cell table:style-name="Default" table:formula="of:=EXP([.A29])" office:value-type="float" office:value="1" calcext:value-type="float">
            <text:p>1</text:p>
          </table:table-cell>
          <table:table-cell table:style-name="Default" table:formula="of:=EXP([.B29])" office:value-type="float" office:value="1" calcext:value-type="float">
            <text:p>1</text:p>
          </table:table-cell>
          <table:table-cell table:style-name="Default" table:formula="of:=EXP([.C29])"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16376"/>
        </table:table-row>
        <table:table-row table:style-name="ro1">
          <table:table-cell table:style-name="Default" table:formula="of:=EXP([.A30])" office:value-type="float" office:value="2.29258316164037" calcext:value-type="float">
            <text:p>2.29258316164037</text:p>
          </table:table-cell>
          <table:table-cell table:style-name="Default" table:formula="of:=EXP([.B30])" office:value-type="float" office:value="2.56010468097746" calcext:value-type="float">
            <text:p>2.56010468097746</text:p>
          </table:table-cell>
          <table:table-cell table:style-name="Default" table:formula="of:=EXP([.C30])" office:value-type="float" office:value="2.01281267810492" calcext:value-type="float">
            <text:p>2.01281267810492</text:p>
          </table:table-cell>
          <table:table-cell table:style-name="Default" table:number-columns-repeated="5"/>
          <table:table-cell table:number-columns-repeated="16376"/>
        </table:table-row>
        <table:table-row table:style-name="ro1">
          <table:table-cell table:style-name="Default" table:formula="of:=EXP([.A31])" office:value-type="float" office:value="2.23511094998465" calcext:value-type="float">
            <text:p>2.23511094998465</text:p>
          </table:table-cell>
          <table:table-cell table:style-name="Default" table:formula="of:=EXP([.B31])" office:value-type="float" office:value="2.37938451262406" calcext:value-type="float">
            <text:p>2.37938451262406</text:p>
          </table:table-cell>
          <table:table-cell table:style-name="Default" table:formula="of:=EXP([.C31])" office:value-type="float" office:value="1.89852587269926" calcext:value-type="float">
            <text:p>1.89852587269926</text:p>
          </table:table-cell>
          <table:table-cell table:style-name="Default" table:number-columns-repeated="5"/>
          <table:table-cell table:number-columns-repeated="16376"/>
        </table:table-row>
        <table:table-row table:style-name="ro1">
          <table:table-cell table:style-name="Default" table:number-columns-repeated="8"/>
          <table:table-cell table:number-columns-repeated="16376"/>
        </table:table-row>
        <table:table-row table:style-name="ro1">
          <table:table-cell table:style-name="Default" table:formula="of:=[.A33]/SUM([.$A33:.$C33])" office:value-type="float" office:value="0.317608846793415" calcext:value-type="float">
            <text:p>0.317608846793415</text:p>
          </table:table-cell>
          <table:table-cell table:style-name="Default" table:formula="of:=[.B33]/SUM([.$A33:.$C33])" office:value-type="float" office:value="0.391946999622664" calcext:value-type="float">
            <text:p>0.391946999622664</text:p>
          </table:table-cell>
          <table:table-cell table:style-name="Default" table:formula="of:=[.C33]/SUM([.$A33:.$C33])" office:value-type="float" office:value="0.290444153583921" calcext:value-type="float">
            <text:p>0.290444153583921</text:p>
          </table:table-cell>
          <table:table-cell table:style-name="Default" office:value-type="string" calcext:value-type="string">
            <text:p>probs</text:p>
          </table:table-cell>
          <table:table-cell table:style-name="Default" table:number-columns-repeated="4"/>
          <table:table-cell table:number-columns-repeated="16376"/>
        </table:table-row>
        <table:table-row table:style-name="ro1">
          <table:table-cell table:style-name="Default" table:formula="of:=[.A34]/SUM([.$A34:.$C34])" office:value-type="float" office:value="0.344836100333512" calcext:value-type="float">
            <text:p>0.344836100333512</text:p>
          </table:table-cell>
          <table:table-cell table:style-name="Default" table:formula="of:=[.B34]/SUM([.$A34:.$C34])" office:value-type="float" office:value="0.33806365036605" calcext:value-type="float">
            <text:p>0.33806365036605</text:p>
          </table:table-cell>
          <table:table-cell table:style-name="Default" table:formula="of:=[.C34]/SUM([.$A34:.$C34])" office:value-type="float" office:value="0.317100249300438" calcext:value-type="float">
            <text:p>0.317100249300438</text:p>
          </table:table-cell>
          <table:table-cell table:style-name="Default" table:number-columns-repeated="5"/>
          <table:table-cell table:number-columns-repeated="16376"/>
        </table:table-row>
        <table:table-row table:style-name="ro1">
          <table:table-cell table:style-name="Default" table:formula="of:=[.A35]/SUM([.$A35:.$C35])" office:value-type="float" office:value="0.336827567646399" calcext:value-type="float">
            <text:p>0.336827567646399</text:p>
          </table:table-cell>
          <table:table-cell table:style-name="Default" table:formula="of:=[.B35]/SUM([.$A35:.$C35])" office:value-type="float" office:value="0.409900290568935" calcext:value-type="float">
            <text:p>0.409900290568935</text:p>
          </table:table-cell>
          <table:table-cell table:style-name="Default" table:formula="of:=[.C35]/SUM([.$A35:.$C35])" office:value-type="float" office:value="0.253272141784666" calcext:value-type="float">
            <text:p>0.253272141784666</text:p>
          </table:table-cell>
          <table:table-cell table:style-name="Default" table:number-columns-repeated="5"/>
          <table:table-cell table:number-columns-repeated="16376"/>
        </table:table-row>
        <table:table-row table:style-name="ro1">
          <table:table-cell table:style-name="Default" table:formula="of:=[.A36]/SUM([.$A36:.$C36])" office:value-type="float" office:value="0.333333333333333" calcext:value-type="float">
            <text:p>0.333333333333333</text:p>
          </table:table-cell>
          <table:table-cell table:style-name="Default" table:formula="of:=[.B36]/SUM([.$A36:.$C36])" office:value-type="float" office:value="0.333333333333333" calcext:value-type="float">
            <text:p>0.333333333333333</text:p>
          </table:table-cell>
          <table:table-cell table:style-name="Default" table:formula="of:=[.C36]/SUM([.$A36:.$C36])" office:value-type="float" office:value="0.333333333333333" calcext:value-type="float">
            <text:p>0.333333333333333</text:p>
          </table:table-cell>
          <table:table-cell table:style-name="Default" table:number-columns-repeated="5"/>
          <table:table-cell table:number-columns-repeated="16376"/>
        </table:table-row>
        <table:table-row table:style-name="ro1">
          <table:table-cell table:style-name="Default" table:formula="of:=[.A37]/SUM([.$A37:.$C37])" office:value-type="float" office:value="0.333928044243892" calcext:value-type="float">
            <text:p>0.333928044243892</text:p>
          </table:table-cell>
          <table:table-cell table:style-name="Default" table:formula="of:=[.B37]/SUM([.$A37:.$C37])" office:value-type="float" office:value="0.372894106300054" calcext:value-type="float">
            <text:p>0.372894106300054</text:p>
          </table:table-cell>
          <table:table-cell table:style-name="Default" table:formula="of:=[.C37]/SUM([.$A37:.$C37])" office:value-type="float" office:value="0.293177849456054" calcext:value-type="float">
            <text:p>0.293177849456054</text:p>
          </table:table-cell>
          <table:table-cell table:style-name="Default" table:number-columns-repeated="5"/>
          <table:table-cell table:number-columns-repeated="16376"/>
        </table:table-row>
        <table:table-row table:style-name="ro1">
          <table:table-cell table:style-name="Default" table:formula="of:=[.A38]/SUM([.$A38:.$C38])" office:value-type="float" office:value="0.343175745159594" calcext:value-type="float">
            <text:p>0.343175745159594</text:p>
          </table:table-cell>
          <table:table-cell table:style-name="Default" table:formula="of:=[.B38]/SUM([.$A38:.$C38])" office:value-type="float" office:value="0.365327302050293" calcext:value-type="float">
            <text:p>0.365327302050293</text:p>
          </table:table-cell>
          <table:table-cell table:style-name="Default" table:formula="of:=[.C38]/SUM([.$A38:.$C38])" office:value-type="float" office:value="0.291496952790113" calcext:value-type="float">
            <text:p>0.291496952790113</text:p>
          </table:table-cell>
          <table:table-cell table:style-name="Default" table:number-columns-repeated="5"/>
          <table:table-cell table:number-columns-repeated="16376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fo:font-size="10pt" style:font-name-asian="Noto Sans" style:font-family-asian="'Noto Sans'" style:font-size-asian="10pt" style:font-name-complex="Noto Sans" style:font-family-complex="'Noto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Noto Sans" fo:font-family="'Noto Sans'" fo:font-size="10pt" style:font-name-asian="Noto Sans" style:font-family-asian="'Noto Sans'" style:font-size-asian="10pt" style:font-name-complex="Noto Sans" style:font-family-complex="'Noto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6">00/00/0000</text:date>, <text:time style:data-style-name="N2" text:time-value="17:58:01.1344349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meta:creation-date>2024-04-20T17:00:46Z</meta:creation-date>
    <dc:date>2024-05-26T19:56:08.003987442</dc:date>
    <meta:editing-cycles>10</meta:editing-cycles>
    <meta:editing-duration>PT7H57M11S</meta:editing-duration>
    <meta:document-statistic meta:table-count="5" meta:cell-count="1253" meta:object-count="0"/>
  </office:meta>
</office:document-meta>
</file>